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Alta Langa Extra Brut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900" calcext:value-type="float">
            <text:p>1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czepn2ck86wb3j42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Alta Langa Extra Brut</text:p>
          </table:table-cell>
          <table:table-cell office:value-type="string" calcext:value-type="string">
            <text:p>Ettore Germano</text:p>
          </table:table-cell>
          <table:table-cell office:value-type="float" office:value="64.33064" calcext:value-type="float">
            <text:p>64.330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Hermannshöhle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233e12vjya19bk71pp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Hermannshöhle</text:p>
          </table:table-cell>
          <table:table-cell office:value-type="string" calcext:value-type="string">
            <text:p>Dönnhoff</text:p>
          </table:table-cell>
          <table:table-cell office:value-type="float" office:value="46.242836" calcext:value-type="float">
            <text:p>46.2428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Lafoa</text:p>
          </table:table-cell>
          <table:table-cell office:value-type="string" calcext:value-type="string">
            <text:p>Schreckbichl -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889" calcext:value-type="float">
            <text:p>18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4.765163" calcext:value-type="float">
            <text:p>54.7651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Maso delle Rose</text:p>
          </table:table-cell>
          <table:table-cell office:value-type="string" calcext:value-type="string">
            <text:p>Josef We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3gc1b7jxzy1yn9yr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so delle Rose Sauvignon</text:p>
          </table:table-cell>
          <table:table-cell office:value-type="string" calcext:value-type="string">
            <text:p>Josef Weger</text:p>
          </table:table-cell>
          <table:table-cell office:value-type="float" office:value="48.03556" calcext:value-type="float">
            <text:p>48.035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alici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sq492p04ytjttdfxnbtff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lici</text:p>
          </table:table-cell>
          <table:table-cell office:value-type="string" calcext:value-type="string">
            <text:p>Ronco del Gnemiz</text:p>
          </table:table-cell>
          <table:table-cell office:value-type="float" office:value="49.47124" calcext:value-type="float">
            <text:p>49.471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Retus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axw4zyvrh8d6fkf2n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tus Sauvignon</text:p>
          </table:table-cell>
          <table:table-cell office:value-type="string" calcext:value-type="string">
            <text:p>Falkenstein</text:p>
          </table:table-cell>
          <table:table-cell office:value-type="float" office:value="41.460815" calcext:value-type="float">
            <text:p>41.4608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200" calcext:value-type="float">
            <text:p>9200</text:p>
          </table:table-cell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2rpakfpdpc2j0y05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 office:value-type="float" office:value="49.262375" calcext:value-type="float">
            <text:p>49.2623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Peri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3340" calcext:value-type="float">
            <text:p>3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2peketz39gvn7hawx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eri</text:p>
          </table:table-cell>
          <table:table-cell office:value-type="string" calcext:value-type="string">
            <text:p>Ronco del Gnemiz</text:p>
          </table:table-cell>
          <table:table-cell office:value-type="float" office:value="49.984715" calcext:value-type="float">
            <text:p>49.9847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Alteni di Brassic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4500" calcext:value-type="float">
            <text:p>2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1wft0m7a4hmjh53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Alteni di Brassica</text:p>
          </table:table-cell>
          <table:table-cell office:value-type="string" calcext:value-type="string">
            <text:p>Gaja</text:p>
          </table:table-cell>
          <table:table-cell office:value-type="float" office:value="47.594467" calcext:value-type="float">
            <text:p>47.5944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è Cerasuolo d´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200" calcext:value-type="float">
            <text:p>8200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q9p4sapbk12cjp65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erasuolo d'Abruzzo Rosé</text:p>
          </table:table-cell>
          <table:table-cell office:value-type="string" calcext:value-type="string">
            <text:p>Emidio Pepe</text:p>
          </table:table-cell>
          <table:table-cell office:value-type="float" office:value="46.4417" calcext:value-type="float">
            <text:p>46.4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100" calcext:value-type="float">
            <text:p>11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smf95bvw0mp9sxwy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Girlan</text:p>
          </table:table-cell>
          <table:table-cell office:value-type="float" office:value="42.64517" calcext:value-type="float">
            <text:p>42.645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Trattmann Riserva 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700" calcext:value-type="float">
            <text:p>27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45.656876" calcext:value-type="float">
            <text:p>45.6568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Dona Noir</text:p>
          </table:table-cell>
          <table:table-cell office:value-type="string" calcext:value-type="string">
            <text:p>Hartmann D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800" calcext:value-type="float">
            <text:p>10800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5rk7a80zrkkerg6k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Donà Noir</text:p>
          </table:table-cell>
          <table:table-cell office:value-type="string" calcext:value-type="string">
            <text:p>Hartmann Donà</text:p>
          </table:table-cell>
          <table:table-cell office:value-type="float" office:value="49.119255" calcext:value-type="float">
            <text:p>49.119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550</text:p>
          </table:table-cell>
          <table:table-cell office:value-type="string" calcext:value-type="string">
            <text:p>Is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2cnq4mkbkekv7yvn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50 Merlot</text:p>
          </table:table-cell>
          <table:table-cell office:value-type="string" calcext:value-type="string">
            <text:p>Istine</text:p>
          </table:table-cell>
          <table:table-cell office:value-type="float" office:value="44.12558" calcext:value-type="float">
            <text:p>44.125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La Ricolma</text:p>
          </table:table-cell>
          <table:table-cell office:value-type="string" calcext:value-type="string">
            <text:p>San Giusto a Rentenn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8500" calcext:value-type="float">
            <text:p>28500</text:p>
          </table:table-cell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33t709aca1ac6zks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a Ricolma</text:p>
          </table:table-cell>
          <table:table-cell office:value-type="string" calcext:value-type="string">
            <text:p>San Giusto a Rentennano</text:p>
          </table:table-cell>
          <table:table-cell office:value-type="float" office:value="61.45339" calcext:value-type="float">
            <text:p>61.4533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osso della Cent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vsgbqwhw8465x3tf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osso della Centa</text:p>
          </table:table-cell>
          <table:table-cell office:value-type="string" calcext:value-type="string">
            <text:p>Borgo del Tiglio</text:p>
          </table:table-cell>
          <table:table-cell office:value-type="float" office:value="52.79493" calcext:value-type="float">
            <text:p>52.794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0" calcext:value-type="float">
            <text:p>4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e1rdvrbyv7h58ry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 office:value-type="float" office:value="55.143547" calcext:value-type="float">
            <text:p>55.1435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ase Via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nwc7smzmc8ksh9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se Via</text:p>
          </table:table-cell>
          <table:table-cell office:value-type="string" calcext:value-type="string">
            <text:p>Fontodi</text:p>
          </table:table-cell>
          <table:table-cell office:value-type="float" office:value="47.25283" calcext:value-type="float">
            <text:p>47.252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Tre Tine</text:p>
          </table:table-cell>
          <table:table-cell office:value-type="string" calcext:value-type="string">
            <text:p>Giuseppe Rin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54800" calcext:value-type="float">
            <text:p>54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fx00y8jhtcs3gw1v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Tre Tine</text:p>
          </table:table-cell>
          <table:table-cell office:value-type="string" calcext:value-type="string">
            <text:p>Giuseppe Rinaldi</text:p>
          </table:table-cell>
          <table:table-cell office:value-type="float" office:value="52.40551" calcext:value-type="float">
            <text:p>52.405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Gess Grumello Superiore</text:p>
          </table:table-cell>
          <table:table-cell office:value-type="string" calcext:value-type="string">
            <text:p>Diru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dfjqd97zwg55ss5p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ss Grumello Valtellina Superiore</text:p>
          </table:table-cell>
          <table:table-cell office:value-type="string" calcext:value-type="string">
            <text:p>Dirupi</text:p>
          </table:table-cell>
          <table:table-cell office:value-type="float" office:value="58.26571" calcext:value-type="float">
            <text:p>58.265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500" calcext:value-type="float">
            <text:p>29500</text:p>
          </table:table-cell>
          <table:table-cell office:value-type="float" office:value="9500" calcext:value-type="float">
            <text:p>95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9500" calcext:value-type="float">
            <text:p>2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Ind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69" calcext:value-type="float">
            <text:p>96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22e7vn28fr3hqk00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dra Sauvignon</text:p>
          </table:table-cell>
          <table:table-cell office:value-type="string" calcext:value-type="string">
            <text:p>Girlan</text:p>
          </table:table-cell>
          <table:table-cell office:value-type="float" office:value="41.32205" calcext:value-type="float">
            <text:p>41.322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Hermannshöhle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233e12vjya19bk71pp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Hermannshöhle</text:p>
          </table:table-cell>
          <table:table-cell office:value-type="string" calcext:value-type="string">
            <text:p>Dönnhoff</text:p>
          </table:table-cell>
          <table:table-cell office:value-type="float" office:value="46.242836" calcext:value-type="float">
            <text:p>46.2428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Hausmannhof Riserva Brut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800" calcext:value-type="float">
            <text:p>8800</text:p>
          </table:table-cell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s3cab52wdy0m1xqk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Hausmannhof Brut</text:p>
          </table:table-cell>
          <table:table-cell office:value-type="string" calcext:value-type="string">
            <text:p>Haderburg</text:p>
          </table:table-cell>
          <table:table-cell office:value-type="float" office:value="51.867226" calcext:value-type="float">
            <text:p>51.8672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Dellchen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46.209076" calcext:value-type="float">
            <text:p>46.2090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Perlé Ner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800" calcext:value-type="float">
            <text:p>10800</text:p>
          </table:table-cell>
          <table:table-cell office:value-type="float" office:value="6500" calcext:value-type="float">
            <text:p>6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2q9h2vh9dzr6ja8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Nero Perlé</text:p>
          </table:table-cell>
          <table:table-cell office:value-type="string" calcext:value-type="string">
            <text:p>Ferrari</text:p>
          </table:table-cell>
          <table:table-cell office:value-type="float" office:value="44.26941" calcext:value-type="float">
            <text:p>44.2694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rut Tradition</text:p>
          </table:table-cell>
          <table:table-cell office:value-type="string" calcext:value-type="string">
            <text:p>Michel Laval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gfvrbjfnjsh52ph6t1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Tradition Brut</text:p>
          </table:table-cell>
          <table:table-cell office:value-type="string" calcext:value-type="string">
            <text:p>Michel Laval</text:p>
          </table:table-cell>
          <table:table-cell office:value-type="float" office:value="44.411217" calcext:value-type="float">
            <text:p>44.4112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RUT RESERVE </text:p>
          </table:table-cell>
          <table:table-cell office:value-type="string" calcext:value-type="string">
            <text:p>CHARLES HEIDSI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ys8kwr426s2yeks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Charles Heidsieck</text:p>
          </table:table-cell>
          <table:table-cell office:value-type="float" office:value="42.575558" calcext:value-type="float">
            <text:p>42.5755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rut Intuition</text:p>
          </table:table-cell>
          <table:table-cell office:value-type="string" calcext:value-type="string">
            <text:p>Legras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200" calcext:value-type="float">
            <text:p>32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mz0cfn438m5mf9zse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Intuition</text:p>
          </table:table-cell>
          <table:table-cell office:value-type="string" calcext:value-type="string">
            <text:p>Legras &amp; Haas</text:p>
          </table:table-cell>
          <table:table-cell office:value-type="float" office:value="51.657166" calcext:value-type="float">
            <text:p>51.6571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Extra Brut Grand Cru</text:p>
          </table:table-cell>
          <table:table-cell office:value-type="string" calcext:value-type="string">
            <text:p>Egly Ouri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f782ryqv710jecfqq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Egly-Ouriet</text:p>
          </table:table-cell>
          <table:table-cell office:value-type="float" office:value="57.471535" calcext:value-type="float">
            <text:p>57.4715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ISERVA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700" calcext:value-type="float">
            <text:p>4700</text:p>
          </table:table-cell>
          <table:table-cell office:value-type="float" office:value="1440" calcext:value-type="float">
            <text:p>14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kxpyzbramkctwkn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 Pinot Bianco Riserva</text:p>
          </table:table-cell>
          <table:table-cell office:value-type="string" calcext:value-type="string">
            <text:p>Girlan</text:p>
          </table:table-cell>
          <table:table-cell office:value-type="float" office:value="42.183365" calcext:value-type="float">
            <text:p>42.1833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1700" calcext:value-type="float">
            <text:p>17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9.448166" calcext:value-type="float">
            <text:p>59.4481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0" calcext:value-type="float">
            <text:p>18500</text:p>
          </table:table-cell>
          <table:table-cell office:value-type="float" office:value="7800" calcext:value-type="float">
            <text:p>7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53.112312" calcext:value-type="float">
            <text:p>53.1123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orrado di Manzano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900" calcext:value-type="float">
            <text:p>2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4v2nss5kn0tsdc8w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orrado di Manzano</text:p>
          </table:table-cell>
          <table:table-cell office:value-type="string" calcext:value-type="string">
            <text:p>Ronco del Gnemiz</text:p>
          </table:table-cell>
          <table:table-cell office:value-type="float" office:value="58.914673" calcext:value-type="float">
            <text:p>58.9146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Ronco Basso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sq492nnjmb1axqmemska9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nco Basso</text:p>
          </table:table-cell>
          <table:table-cell office:value-type="string" calcext:value-type="string">
            <text:p>Ronco del Gnemiz</text:p>
          </table:table-cell>
          <table:table-cell office:value-type="float" office:value="57.954216" calcext:value-type="float">
            <text:p>57.9542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sq492mjaaj8b2trztae5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l</text:p>
          </table:table-cell>
          <table:table-cell office:value-type="string" calcext:value-type="string">
            <text:p>Ronco del Gnemiz</text:p>
          </table:table-cell>
          <table:table-cell office:value-type="float" office:value="49.749126" calcext:value-type="float">
            <text:p>49.7491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Rossj Bas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ssj-Bass</text:p>
          </table:table-cell>
          <table:table-cell office:value-type="string" calcext:value-type="string">
            <text:p>Gaja</text:p>
          </table:table-cell>
          <table:table-cell office:value-type="float" office:value="39.537617" calcext:value-type="float">
            <text:p>39.5376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U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110" calcext:value-type="float">
            <text:p>21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43.7816" calcext:value-type="float">
            <text:p>43.78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Gris</text:p>
          </table:table-cell>
          <table:table-cell office:value-type="string" calcext:value-type="string">
            <text:p>Lis Ner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050" calcext:value-type="float">
            <text:p>20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1t5h2ryxmg6myf3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Gris</text:p>
          </table:table-cell>
          <table:table-cell office:value-type="string" calcext:value-type="string">
            <text:p>Lis Neris</text:p>
          </table:table-cell>
          <table:table-cell office:value-type="float" office:value="40.663055" calcext:value-type="float">
            <text:p>40.6630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92285" calcext:value-type="float">
            <text:p>52.0922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92285" calcext:value-type="float">
            <text:p>52.0922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Riserva Ramato</text:p>
          </table:table-cell>
          <table:table-cell office:value-type="string" calcext:value-type="string">
            <text:p>Speco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b8st6353qhmcaczn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Ramato</text:p>
          </table:table-cell>
          <table:table-cell office:value-type="string" calcext:value-type="string">
            <text:p>Specogna</text:p>
          </table:table-cell>
          <table:table-cell office:value-type="float" office:value="46.746246" calcext:value-type="float">
            <text:p>46.7462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Hölle Spätlese</text:p>
          </table:table-cell>
          <table:table-cell office:value-type="string" calcext:value-type="string">
            <text:p>Künst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sb26gpvtabs19epev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Hölle Spätlese</text:p>
          </table:table-cell>
          <table:table-cell office:value-type="string" calcext:value-type="string">
            <text:p>Künstler</text:p>
          </table:table-cell>
          <table:table-cell office:value-type="float" office:value="38.953773" calcext:value-type="float">
            <text:p>38.9537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Anaduron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ax45vx7esvkqhczts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nadûron</text:p>
          </table:table-cell>
          <table:table-cell office:value-type="string" calcext:value-type="string">
            <text:p>Falkenstein</text:p>
          </table:table-cell>
          <table:table-cell office:value-type="float" office:value="44.96103" calcext:value-type="float">
            <text:p>44.961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Aulerde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z86n62h4rcrgkc4t9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lerde Riesling GG</text:p>
          </table:table-cell>
          <table:table-cell office:value-type="string" calcext:value-type="string">
            <text:p>Wittmann</text:p>
          </table:table-cell>
          <table:table-cell office:value-type="float" office:value="42.71414" calcext:value-type="float">
            <text:p>42.714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Höllenpfad im Mühl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700" calcext:value-type="float">
            <text:p>9700</text:p>
          </table:table-cell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m0nd6kadd6f534v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öllenpfad im Mühlenberg Riesling GG</text:p>
          </table:table-cell>
          <table:table-cell office:value-type="string" calcext:value-type="string">
            <text:p>Dönnhoff</text:p>
          </table:table-cell>
          <table:table-cell office:value-type="float" office:value="55.844147" calcext:value-type="float">
            <text:p>55.8441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Scharzhofberger GG</text:p>
          </table:table-cell>
          <table:table-cell office:value-type="string" calcext:value-type="string">
            <text:p>Van Volxe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800" calcext:value-type="float">
            <text:p>10800</text:p>
          </table:table-cell>
          <table:table-cell office:value-type="float" office:value="4700" calcext:value-type="float">
            <text:p>4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c708qz82zjjezdf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Scharzhofberger</text:p>
          </table:table-cell>
          <table:table-cell office:value-type="string" calcext:value-type="string">
            <text:p>Van Volxem</text:p>
          </table:table-cell>
          <table:table-cell office:value-type="float" office:value="51.020996" calcext:value-type="float">
            <text:p>51.0209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RR</text:p>
          </table:table-cell>
          <table:table-cell office:value-type="string" calcext:value-type="string">
            <text:p>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44nanpj8njtess3xp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RR</text:p>
          </table:table-cell>
          <table:table-cell office:value-type="string" calcext:value-type="string">
            <text:p>Keller</text:p>
          </table:table-cell>
          <table:table-cell office:value-type="float" office:value="34.416046" calcext:value-type="float">
            <text:p>34.4160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aston Hochar</text:p>
          </table:table-cell>
          <table:table-cell office:value-type="string" calcext:value-type="string">
            <text:p>Chateau Mus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800" calcext:value-type="float">
            <text:p>880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py1zgny0wghhg75694mwj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ston Hochar Red</text:p>
          </table:table-cell>
          <table:table-cell office:value-type="string" calcext:value-type="string">
            <text:p>Château Musar</text:p>
          </table:table-cell>
          <table:table-cell office:value-type="float" office:value="51.625042" calcext:value-type="float">
            <text:p>51.6250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harmat Ruio Brut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85" calcext:value-type="float">
            <text:p>58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rkwmyc3fy1nvj2ek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o Valdobbiadene Brut</text:p>
          </table:table-cell>
          <table:table-cell office:value-type="string" calcext:value-type="string">
            <text:p>Malibràn</text:p>
          </table:table-cell>
          <table:table-cell office:value-type="float" office:value="39.76841" calcext:value-type="float">
            <text:p>39.7684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harmat Rose Brut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j64ajd4bq9cdj1zkz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Malibràn</text:p>
          </table:table-cell>
          <table:table-cell office:value-type="float" office:value="35.533016" calcext:value-type="float">
            <text:p>35.5330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harmat Col Fondo Sottoriva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d6k5aqqzwcveghpmk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ttoriva Col Fondo Prosecco</text:p>
          </table:table-cell>
          <table:table-cell office:value-type="string" calcext:value-type="string">
            <text:p>Malibràn</text:p>
          </table:table-cell>
          <table:table-cell office:value-type="float" office:value="55.96145" calcext:value-type="float">
            <text:p>55.961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harmat Credamora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penwyb0prtstwm9c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edamora Col Fondo Valdobbiadene Prosecco</text:p>
          </table:table-cell>
          <table:table-cell office:value-type="string" calcext:value-type="string">
            <text:p>Malibràn</text:p>
          </table:table-cell>
          <table:table-cell office:value-type="float" office:value="39.34416" calcext:value-type="float">
            <text:p>39.34416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Metodo Charmat Col Fondo vintage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td6k5aqqzwcveghpmk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ttoriva Col Fondo Prosecco</text:p>
          </table:table-cell>
          <table:table-cell office:value-type="string" calcext:value-type="string">
            <text:p>Malibràn</text:p>
          </table:table-cell>
          <table:table-cell office:value-type="float" office:value="43.72187" calcext:value-type="float">
            <text:p>43.72187</text:p>
          </table:table-cell>
        </table:table-row>
        <table:table-row table:style-name="ro4">
          <table:table-cell table:style-name="ce2"/>
          <table:table-cell/>
          <table:table-cell table:style-name="ce2"/>
          <table:table-cell office:value-type="string" calcext:value-type="string">
            <text:p>Metodo Classico BRUT ANCESTRALE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250" calcext:value-type="float">
            <text:p>3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p1zj0n5n64v4e07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rut Bio</text:p>
          </table:table-cell>
          <table:table-cell office:value-type="string" calcext:value-type="string">
            <text:p>Lieselehof</text:p>
          </table:table-cell>
          <table:table-cell office:value-type="float" office:value="43.064476" calcext:value-type="float">
            <text:p>43.0644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BRUT SPUMANTE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89" calcext:value-type="float">
            <text:p>16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pd6k2rr2atn11m7p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Weingut H.Lentsch</text:p>
          </table:table-cell>
          <table:table-cell office:value-type="float" office:value="28.284534" calcext:value-type="float">
            <text:p>28.2845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Zero Infinito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hy4wftxc3709gvxs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Zero Infinito Bio</text:p>
          </table:table-cell>
          <table:table-cell office:value-type="string" calcext:value-type="string">
            <text:p>Pojer e Sandri</text:p>
          </table:table-cell>
          <table:table-cell office:value-type="float" office:value="55.837196" calcext:value-type="float">
            <text:p>55.837196</text:p>
          </table:table-cell>
        </table:table-row>
        <table:table-row table:style-name="ro4">
          <table:table-cell table:style-name="ce2"/>
          <table:table-cell/>
          <table:table-cell table:style-name="ce2"/>
          <table:table-cell office:value-type="string" calcext:value-type="string">
            <text:p>Metodo Classico BLANC DE NOIRS PAS DOSE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" calcext:value-type="float">
            <text:p>6000</text:p>
          </table:table-cell>
          <table:table-cell office:value-type="float" office:value="2360" calcext:value-type="float">
            <text:p>23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v44hbs010hfgqa7r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é Schweizer</text:p>
          </table:table-cell>
          <table:table-cell office:value-type="string" calcext:value-type="string">
            <text:p>Franz Haas</text:p>
          </table:table-cell>
          <table:table-cell office:value-type="float" office:value="39.42908" calcext:value-type="float">
            <text:p>39.429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Spumante Extra Brut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t2pka9jd2v7q1zxep1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pumante Extra Brut</text:p>
          </table:table-cell>
          <table:table-cell office:value-type="string" calcext:value-type="string">
            <text:p>Bruno Giacosa</text:p>
          </table:table-cell>
          <table:table-cell office:value-type="float" office:value="47.401077" calcext:value-type="float">
            <text:p>47.401077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Metodo Classico Alta Langa Pas Dosé</text:p>
          </table:table-cell>
          <table:table-cell office:value-type="string" calcext:value-type="string">
            <text:p>Contra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99c96zqdzc7gepdfj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For England Pas Dosé</text:p>
          </table:table-cell>
          <table:table-cell office:value-type="string" calcext:value-type="string">
            <text:p>Contratto</text:p>
          </table:table-cell>
          <table:table-cell office:value-type="float" office:value="41.812195" calcext:value-type="float">
            <text:p>41.8121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Brut</text:p>
          </table:table-cell>
          <table:table-cell office:value-type="string" calcext:value-type="string">
            <text:p>Facch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8rna0m8r0g639wc6d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Facchetti</text:p>
          </table:table-cell>
          <table:table-cell office:value-type="float" office:value="32.907944" calcext:value-type="float">
            <text:p>32.907944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office:value-type="string" calcext:value-type="string">
            <text:p>Metodo Classico Perle´Bianc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000" calcext:value-type="float">
            <text:p>8000</text:p>
          </table:table-cell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2q9h2vh9dzr6ja8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Nero Perlé</text:p>
          </table:table-cell>
          <table:table-cell office:value-type="string" calcext:value-type="string">
            <text:p>Ferrari</text:p>
          </table:table-cell>
          <table:table-cell office:value-type="float" office:value="39.511944" calcext:value-type="float">
            <text:p>39.511944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office:value-type="string" calcext:value-type="string">
            <text:p>Metodo Classico Perle Ros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500" calcext:value-type="float">
            <text:p>8500</text:p>
          </table:table-cell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2q9h2vh9dzr6ja8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Nero Perlé</text:p>
          </table:table-cell>
          <table:table-cell office:value-type="string" calcext:value-type="string">
            <text:p>Ferrari</text:p>
          </table:table-cell>
          <table:table-cell office:value-type="float" office:value="39.511944" calcext:value-type="float">
            <text:p>39.5119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Giulio Ferrari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5000" calcext:value-type="float">
            <text:p>25000</text:p>
          </table:table-cell>
          <table:table-cell office:value-type="float" office:value="12500" calcext:value-type="float">
            <text:p>12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2.641838" calcext:value-type="float">
            <text:p>42.6418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todo Classico Giulio Ferrari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4300" calcext:value-type="float">
            <text:p>14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2.641838" calcext:value-type="float">
            <text:p>42.641838</text:p>
          </table:table-cell>
        </table:table-row>
        <table:table-row table:style-name="ro4">
          <table:table-cell table:style-name="ce2"/>
          <table:table-cell/>
          <table:table-cell table:style-name="ce2"/>
          <table:table-cell office:value-type="string" calcext:value-type="string">
            <text:p>Metodo Classico Giulio Ferrari ROS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0000" calcext:value-type="float">
            <text:p>40000</text:p>
          </table:table-cell>
          <table:table-cell office:value-type="float" office:value="19500" calcext:value-type="float">
            <text:p>19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2.641838" calcext:value-type="float">
            <text:p>42.6418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eserve Perpetuelle</text:p>
          </table:table-cell>
          <table:table-cell office:value-type="string" calcext:value-type="string">
            <text:p>Maurice Groum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p8q059makrpj2443a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rpétuelle Brut Champagne</text:p>
          </table:table-cell>
          <table:table-cell office:value-type="string" calcext:value-type="string">
            <text:p>Maurice Grumier</text:p>
          </table:table-cell>
          <table:table-cell office:value-type="float" office:value="46.0279" calcext:value-type="float">
            <text:p>46.02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Grand Cru Brut Nature</text:p>
          </table:table-cell>
          <table:table-cell office:value-type="string" calcext:value-type="string">
            <text:p>Sauti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970" calcext:value-type="float">
            <text:p>49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j2cnbb89khm953ne2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Nature Champagne Grand Cru 'Ambonnay'</text:p>
          </table:table-cell>
          <table:table-cell office:value-type="string" calcext:value-type="string">
            <text:p>Soutiran</text:p>
          </table:table-cell>
          <table:table-cell office:value-type="float" office:value="38.54959" calcext:value-type="float">
            <text:p>38.5495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SPECIAL CUVE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pecial Aÿ Brut</text:p>
          </table:table-cell>
          <table:table-cell office:value-type="string" calcext:value-type="string">
            <text:p>Bollinger</text:p>
          </table:table-cell>
          <table:table-cell office:value-type="float" office:value="37.57577" calcext:value-type="float">
            <text:p>37.575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Cuvèe 745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AGAZZIN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ine_01h4pmmfcvbrfk9sa5g54hvhx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745 Extra Brut</text:p>
          </table:table-cell>
          <table:table-cell office:value-type="string" calcext:value-type="string">
            <text:p>Jacquesson</text:p>
          </table:table-cell>
          <table:table-cell office:value-type="float" office:value="38.10633" calcext:value-type="float">
            <text:p>38.106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Cuvee 746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800" calcext:value-type="float">
            <text:p>14800</text:p>
          </table:table-cell>
          <table:table-cell office:value-type="float" office:value="7300" calcext:value-type="float">
            <text:p>7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g7tddsmbdd3hscyf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746 Extra Brut</text:p>
          </table:table-cell>
          <table:table-cell office:value-type="string" calcext:value-type="string">
            <text:p>Jacquesson</text:p>
          </table:table-cell>
          <table:table-cell office:value-type="float" office:value="38.47208" calcext:value-type="float">
            <text:p>38.472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Cuvee 747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800" calcext:value-type="float">
            <text:p>14800</text:p>
          </table:table-cell>
          <table:table-cell office:value-type="float" office:value="5760" calcext:value-type="float">
            <text:p>57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989v4emh1ebxk89jb1yfb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N.747 Extra Brut</text:p>
          </table:table-cell>
          <table:table-cell office:value-type="string" calcext:value-type="string">
            <text:p>Jacquesson</text:p>
          </table:table-cell>
          <table:table-cell office:value-type="float" office:value="36.91489" calcext:value-type="float">
            <text:p>36.9148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RUT NATURE 1er CRU Cumieres</text:p>
          </table:table-cell>
          <table:table-cell office:value-type="string" calcext:value-type="string">
            <text:p>GEORGES LA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g5x3xh4ee8x4m2w9k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Cumières Brut Nature</text:p>
          </table:table-cell>
          <table:table-cell office:value-type="string" calcext:value-type="string">
            <text:p>Georges Laval</text:p>
          </table:table-cell>
          <table:table-cell office:value-type="float" office:value="52.42148" calcext:value-type="float">
            <text:p>52.421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ELLE EPOQUE</text:p>
          </table:table-cell>
          <table:table-cell office:value-type="string" calcext:value-type="string">
            <text:p>PERRIER JOU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3500" calcext:value-type="float">
            <text:p>33500</text:p>
          </table:table-cell>
          <table:table-cell office:value-type="float" office:value="18900" calcext:value-type="float">
            <text:p>18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6.59413" calcext:value-type="float">
            <text:p>56.59413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office:value-type="string" calcext:value-type="string">
            <text:p>CHAMPAGNE Extra Brut</text:p>
          </table:table-cell>
          <table:table-cell office:value-type="string" calcext:value-type="string">
            <text:p>Perseval Far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4400" calcext:value-type="float">
            <text:p>4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r34fsepkmaxz1ws821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Champagne</text:p>
          </table:table-cell>
          <table:table-cell office:value-type="string" calcext:value-type="string">
            <text:p>Perseval Farge</text:p>
          </table:table-cell>
          <table:table-cell office:value-type="float" office:value="44.84494" calcext:value-type="float">
            <text:p>44.844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lanc de Noirs</text:p>
          </table:table-cell>
          <table:table-cell office:value-type="string" calcext:value-type="string">
            <text:p>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800" calcext:value-type="float">
            <text:p>138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rg88kgaq18996faq8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 Champagne</text:p>
          </table:table-cell>
          <table:table-cell office:value-type="string" calcext:value-type="string">
            <text:p>Palmer &amp; Co.</text:p>
          </table:table-cell>
          <table:table-cell office:value-type="float" office:value="29.352444" calcext:value-type="float">
            <text:p>29.3524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Dans un Premier Temps</text:p>
          </table:table-cell>
          <table:table-cell office:value-type="string" calcext:value-type="string">
            <text:p>Dhondt Grel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trcd2z95arwybx7z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ans un Premier Temps Extra Brut</text:p>
          </table:table-cell>
          <table:table-cell office:value-type="string" calcext:value-type="string">
            <text:p>Dhondt-Grellet</text:p>
          </table:table-cell>
          <table:table-cell office:value-type="float" office:value="64.76252" calcext:value-type="float">
            <text:p>64.76252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CHAMPAGNE Blanc de NOIRS Nature</text:p>
          </table:table-cell>
          <table:table-cell office:value-type="string" calcext:value-type="string">
            <text:p>Laherte Fre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5800" calcext:value-type="float">
            <text:p>5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rcanhpm4prr1pphz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 Nature</text:p>
          </table:table-cell>
          <table:table-cell office:value-type="string" calcext:value-type="string">
            <text:p>Laherte Freres</text:p>
          </table:table-cell>
          <table:table-cell office:value-type="float" office:value="46.682587" calcext:value-type="float">
            <text:p>46.6825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Classic Cuvée</text:p>
          </table:table-cell>
          <table:table-cell office:value-type="string" calcext:value-type="string">
            <text:p>Nyetim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5885" calcext:value-type="float">
            <text:p>58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nv34nagk99anr6r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lassic Cuvee Brut</text:p>
          </table:table-cell>
          <table:table-cell office:value-type="string" calcext:value-type="string">
            <text:p>Nyetimber</text:p>
          </table:table-cell>
          <table:table-cell office:value-type="float" office:value="38.27391" calcext:value-type="float">
            <text:p>38.27391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CHAMPAGNE L´Ouverture BdN</text:p>
          </table:table-cell>
          <table:table-cell office:value-type="string" calcext:value-type="string">
            <text:p>Frederic Sav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g5zhq6mra2pvgfnh5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Ouverture Brut Champagne Premier Cru</text:p>
          </table:table-cell>
          <table:table-cell office:value-type="string" calcext:value-type="string">
            <text:p>Savart</text:p>
          </table:table-cell>
          <table:table-cell office:value-type="float" office:value="41.077198" calcext:value-type="float">
            <text:p>41.0771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eserve Brut</text:p>
          </table:table-cell>
          <table:table-cell office:value-type="string" calcext:value-type="string">
            <text:p>Berec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c64qf9xsba2g0fwf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Bérêche &amp; Fils</text:p>
          </table:table-cell>
          <table:table-cell office:value-type="float" office:value="31.523918" calcext:value-type="float">
            <text:p>31.523918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office:value-type="string" calcext:value-type="string">
            <text:p>CHAMPAGNE BdB 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7900" calcext:value-type="float">
            <text:p>7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sdc5gtv9hgzwy2zwxj6p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Delamotte</text:p>
          </table:table-cell>
          <table:table-cell office:value-type="float" office:value="34.20356" calcext:value-type="float">
            <text:p>34.2035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Les Terres Fines BdB</text:p>
          </table:table-cell>
          <table:table-cell office:value-type="string" calcext:value-type="string">
            <text:p>Dhondt Grellet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0" calcext:value-type="float">
            <text:p>77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sq47yf1taam9jcrwccy5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Premier Cru Les Terres Fines Extra Brut</text:p>
          </table:table-cell>
          <table:table-cell office:value-type="string" calcext:value-type="string">
            <text:p>Dhondt-Grellet</text:p>
          </table:table-cell>
          <table:table-cell office:value-type="float" office:value="53.39749" calcext:value-type="float">
            <text:p>53.397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lanc de Blancs</text:p>
          </table:table-cell>
          <table:table-cell office:value-type="string" calcext:value-type="string">
            <text:p>Billecart 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7900" calcext:value-type="float">
            <text:p>7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416ctefvem90vkjd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Billecart-Salmon</text:p>
          </table:table-cell>
          <table:table-cell office:value-type="float" office:value="53.52288" calcext:value-type="float">
            <text:p>53.522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ive Gauche Pinot Meunier</text:p>
          </table:table-cell>
          <table:table-cell office:value-type="string" calcext:value-type="string">
            <text:p>Berec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vwedz5yz6v0ybjsk2tryc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ve Gauche Meunier Champagne</text:p>
          </table:table-cell>
          <table:table-cell office:value-type="string" calcext:value-type="string">
            <text:p>Bérêche &amp; Fils</text:p>
          </table:table-cell>
          <table:table-cell office:value-type="float" office:value="44.824436" calcext:value-type="float">
            <text:p>44.824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Entre Ciel y Terre</text:p>
          </table:table-cell>
          <table:table-cell office:value-type="string" calcext:value-type="string">
            <text:p>Bed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500" calcext:value-type="float">
            <text:p>17500</text:p>
          </table:table-cell>
          <table:table-cell office:value-type="float" office:value="8600" calcext:value-type="float">
            <text:p>8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5p39qhvwdmbstpvn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Entre Ciel et Terre Extra Brut</text:p>
          </table:table-cell>
          <table:table-cell office:value-type="string" calcext:value-type="string">
            <text:p>Francoise Bedel</text:p>
          </table:table-cell>
          <table:table-cell office:value-type="float" office:value="38.60909" calcext:value-type="float">
            <text:p>38.6090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rut Vintage</text:p>
          </table:table-cell>
          <table:table-cell office:value-type="string" calcext:value-type="string">
            <text:p>Billecart 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800" calcext:value-type="float">
            <text:p>20800</text:p>
          </table:table-cell>
          <table:table-cell office:value-type="float" office:value="8800" calcext:value-type="float">
            <text:p>8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44bckwegyxjermh0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Extra Brut</text:p>
          </table:table-cell>
          <table:table-cell office:value-type="string" calcext:value-type="string">
            <text:p>Billecart-Salmon</text:p>
          </table:table-cell>
          <table:table-cell office:value-type="float" office:value="51.82061" calcext:value-type="float">
            <text:p>51.8206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eaux Regards Extrabrut 1er cru BDB</text:p>
          </table:table-cell>
          <table:table-cell office:value-type="string" calcext:value-type="string">
            <text:p>Berec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t856zvtcxp17kws2q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Beaux Regards Chardonnay Champagne</text:p>
          </table:table-cell>
          <table:table-cell office:value-type="string" calcext:value-type="string">
            <text:p>Bérêche &amp; Fils</text:p>
          </table:table-cell>
          <table:table-cell office:value-type="float" office:value="38.20025" calcext:value-type="float">
            <text:p>38.20025</text:p>
          </table:table-cell>
        </table:table-row>
        <table:table-row table:style-name="ro6">
          <table:table-cell table:style-name="ce2"/>
          <table:table-cell/>
          <table:table-cell table:style-name="ce2"/>
          <table:table-cell office:value-type="string" calcext:value-type="string">
            <text:p>CHAMPAGNE 742 Degorgement Tardif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0" calcext:value-type="float">
            <text:p>95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fdf5kbg27195ben6fz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No. 740 Dégorgement Tardif Extra Brut Champagne</text:p>
          </table:table-cell>
          <table:table-cell office:value-type="string" calcext:value-type="string">
            <text:p>Jacquesson</text:p>
          </table:table-cell>
          <table:table-cell office:value-type="float" office:value="42.798088" calcext:value-type="float">
            <text:p>42.798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1522 Extra Brut Grand Cru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0500" calcext:value-type="float">
            <text:p>20500</text:p>
          </table:table-cell>
          <table:table-cell office:value-type="float" office:value="11200" calcext:value-type="float">
            <text:p>11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324tyza7s2tq1wc8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1522 Extra Brut Champagne Grand Cru</text:p>
          </table:table-cell>
          <table:table-cell office:value-type="string" calcext:value-type="string">
            <text:p>Philipponnat</text:p>
          </table:table-cell>
          <table:table-cell office:value-type="float" office:value="46.31047" calcext:value-type="float">
            <text:p>46.310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Champ Cain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rrs01entc4xmfvbp5g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 Cain Brut Champagne Grand Cru 'Avize'</text:p>
          </table:table-cell>
          <table:table-cell office:value-type="string" calcext:value-type="string">
            <text:p>Jacquesson</text:p>
          </table:table-cell>
          <table:table-cell office:value-type="float" office:value="38.471954" calcext:value-type="float">
            <text:p>38.471954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office:value-type="string" calcext:value-type="string">
            <text:p>CHAMPAGNE DOM PERIGNON 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9000" calcext:value-type="float">
            <text:p>39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7t37tx676ky89g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CIII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5.357883" calcext:value-type="float">
            <text:p>35.357883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CHAMPAGNE Grand Siecle N26</text:p>
          </table:table-cell>
          <table:table-cell office:value-type="string" calcext:value-type="string">
            <text:p>Laurent Perrier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0" calcext:value-type="float">
            <text:p>17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5hkcz2qxsp47h8v1j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Grand Siècle Brut</text:p>
          </table:table-cell>
          <table:table-cell office:value-type="string" calcext:value-type="string">
            <text:p>Laurent-Perrier</text:p>
          </table:table-cell>
          <table:table-cell office:value-type="float" office:value="43.75309" calcext:value-type="float">
            <text:p>43.75309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office:value-type="string" calcext:value-type="string">
            <text:p>CHAMPAGNE DOM PERIGNON 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7200" calcext:value-type="float">
            <text:p>17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6a7t37tx676ky89g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CIII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5.357883" calcext:value-type="float">
            <text:p>35.357883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CHAMPAGNE Cristal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9000" calcext:value-type="float">
            <text:p>39000</text:p>
          </table:table-cell>
          <table:table-cell office:value-type="float" office:value="25500" calcext:value-type="float">
            <text:p>25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t1m4jw7wrm83pbwt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ristal Vinothèque Brut</text:p>
          </table:table-cell>
          <table:table-cell office:value-type="string" calcext:value-type="string">
            <text:p>Louis Roederer</text:p>
          </table:table-cell>
          <table:table-cell office:value-type="float" office:value="43.791588" calcext:value-type="float">
            <text:p>43.791588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CHAMPAGNE Grande Cuvée 169eme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0" calcext:value-type="float">
            <text:p>39000</text:p>
          </table:table-cell>
          <table:table-cell office:value-type="float" office:value="22900" calcext:value-type="float">
            <text:p>2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h5x1nhhc1jnbgbg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Brut</text:p>
          </table:table-cell>
          <table:table-cell office:value-type="string" calcext:value-type="string">
            <text:p>Krug</text:p>
          </table:table-cell>
          <table:table-cell office:value-type="float" office:value="32.618774" calcext:value-type="float">
            <text:p>32.6187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SIR WINSTON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9000" calcext:value-type="float">
            <text:p>39000</text:p>
          </table:table-cell>
          <table:table-cell office:value-type="float" office:value="23500" calcext:value-type="float">
            <text:p>23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bzga5159ds831syg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ir Winston Churchill Brut</text:p>
          </table:table-cell>
          <table:table-cell office:value-type="string" calcext:value-type="string">
            <text:p>Pol Roger</text:p>
          </table:table-cell>
          <table:table-cell office:value-type="float" office:value="48.395782" calcext:value-type="float">
            <text:p>48.39578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Le Leon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9000" calcext:value-type="float">
            <text:p>39000</text:p>
          </table:table-cell>
          <table:table-cell office:value-type="float" office:value="27500" calcext:value-type="float">
            <text:p>27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3nw1sgqxg8d1jcyy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Lèon Extra Brut Champagne Grand Cru 'Aÿ'</text:p>
          </table:table-cell>
          <table:table-cell office:value-type="string" calcext:value-type="string">
            <text:p>Philipponnat</text:p>
          </table:table-cell>
          <table:table-cell office:value-type="float" office:value="35.878986" calcext:value-type="float">
            <text:p>35.878986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office:value-type="string" calcext:value-type="string">
            <text:p>CHAMPAGNE P2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65000" calcext:value-type="float">
            <text:p>65000</text:p>
          </table:table-cell>
          <table:table-cell office:value-type="float" office:value="38900" calcext:value-type="float">
            <text:p>38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7t37tx676ky89g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CIII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5.357883" calcext:value-type="float">
            <text:p>35.3578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Initial</text:p>
          </table:table-cell>
          <table:table-cell office:value-type="string" calcext:value-type="string">
            <text:p>Selo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djr7edgveykk4hs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Blanc de Blancs Initial Brut</text:p>
          </table:table-cell>
          <table:table-cell office:value-type="string" calcext:value-type="string">
            <text:p>Jacques Selosse</text:p>
          </table:table-cell>
          <table:table-cell office:value-type="float" office:value="29.845633" calcext:value-type="float">
            <text:p>29.845633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Champagne Rose ROSÉ</text:p>
          </table:table-cell>
          <table:table-cell office:value-type="string" calcext:value-type="string">
            <text:p>Legras Haas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fdw7fc9cxpmgc0qnqw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 Grand Cru 'Chouilly'</text:p>
          </table:table-cell>
          <table:table-cell office:value-type="string" calcext:value-type="string">
            <text:p>Legras &amp; Haas</text:p>
          </table:table-cell>
          <table:table-cell office:value-type="float" office:value="41.2016" calcext:value-type="float">
            <text:p>41.20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ose Solera Rose</text:p>
          </table:table-cell>
          <table:table-cell office:value-type="string" calcext:value-type="string">
            <text:p>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4600" calcext:value-type="float">
            <text:p>4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rg47f3qn7d25v3975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Solera Champagne</text:p>
          </table:table-cell>
          <table:table-cell office:value-type="string" calcext:value-type="string">
            <text:p>Palmer &amp; Co.</text:p>
          </table:table-cell>
          <table:table-cell office:value-type="float" office:value="35.92347" calcext:value-type="float">
            <text:p>35.923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ose Rose de Meunier Extra Brut</text:p>
          </table:table-cell>
          <table:table-cell office:value-type="string" calcext:value-type="string">
            <text:p>Laherte Fre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5200" calcext:value-type="float">
            <text:p>5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vdbbg4r74tq2dqth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Meunier Extra Brut Champagne</text:p>
          </table:table-cell>
          <table:table-cell office:value-type="string" calcext:value-type="string">
            <text:p>Laherte Freres</text:p>
          </table:table-cell>
          <table:table-cell office:value-type="float" office:value="54.392864" calcext:value-type="float">
            <text:p>54.3928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ose CUVEE SPECIAL ROSE 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8100" calcext:value-type="float">
            <text:p>8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pecial Aÿ Brut</text:p>
          </table:table-cell>
          <table:table-cell office:value-type="string" calcext:value-type="string">
            <text:p>Bollinger</text:p>
          </table:table-cell>
          <table:table-cell office:value-type="float" office:value="37.57577" calcext:value-type="float">
            <text:p>37.575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ose Rose Br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200" calcext:value-type="float">
            <text:p>16200</text:p>
          </table:table-cell>
          <table:table-cell office:value-type="float" office:value="8200" calcext:value-type="float">
            <text:p>8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Brut</text:p>
          </table:table-cell>
          <table:table-cell office:value-type="string" calcext:value-type="string">
            <text:p>Ruinart</text:p>
          </table:table-cell>
          <table:table-cell office:value-type="float" office:value="42.490646" calcext:value-type="float">
            <text:p>42.4906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ose Bulle de Rosé 1er Cru</text:p>
          </table:table-cell>
          <table:table-cell office:value-type="string" calcext:value-type="string">
            <text:p>Savart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ffnx9kgx3rg9fc7gx5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ulle de Rosé Brut Champagne Premier Cru</text:p>
          </table:table-cell>
          <table:table-cell office:value-type="string" calcext:value-type="string">
            <text:p>Savart</text:p>
          </table:table-cell>
          <table:table-cell office:value-type="float" office:value="42.678337" calcext:value-type="float">
            <text:p>42.678337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office:value-type="string" calcext:value-type="string">
            <text:p>Champagne Rose Rose 23esima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34900" calcext:value-type="float">
            <text:p>34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hpwb507a4x0wy30k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Krug</text:p>
          </table:table-cell>
          <table:table-cell office:value-type="float" office:value="30.256506" calcext:value-type="float">
            <text:p>30.2565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WEISSBURGUNDER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50" calcext:value-type="float">
            <text:p>10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gp1653kme21j32h94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Lentsch</text:p>
          </table:table-cell>
          <table:table-cell office:value-type="float" office:value="31.119028" calcext:value-type="float">
            <text:p>31.1190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Weissburgunder </text:p>
          </table:table-cell>
          <table:table-cell office:value-type="string" calcext:value-type="string">
            <text:p>Unterort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wqr688kdaa3bvcsd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23.703783" calcext:value-type="float">
            <text:p>23.7037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Tyrol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zt02hbqr3h0473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</text:p>
          </table:table-cell>
          <table:table-cell office:value-type="string" calcext:value-type="string">
            <text:p>Kellerei Meran</text:p>
          </table:table-cell>
          <table:table-cell office:value-type="float" office:value="31.799923" calcext:value-type="float">
            <text:p>31.7999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Limes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agat09p3j6fbxn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imes</text:p>
          </table:table-cell>
          <table:table-cell office:value-type="string" calcext:value-type="string">
            <text:p>Ignaz Niedrist</text:p>
          </table:table-cell>
          <table:table-cell office:value-type="float" office:value="53.448288" calcext:value-type="float">
            <text:p>53.4482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ISERVA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2090" calcext:value-type="float">
            <text:p>20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39057" calcext:value-type="float">
            <text:p>45.390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ISERVA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39057" calcext:value-type="float">
            <text:p>45.390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ISERVA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300" calcext:value-type="float">
            <text:p>9300</text:p>
          </table:table-cell>
          <table:table-cell office:value-type="float" office:value="3700" calcext:value-type="float">
            <text:p>37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Late release Harp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39057" calcext:value-type="float">
            <text:p>45.390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Phileo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ax70y3hcqz14mhrs8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Phileo</text:p>
          </table:table-cell>
          <table:table-cell office:value-type="string" calcext:value-type="string">
            <text:p>Falkenstein</text:p>
          </table:table-cell>
          <table:table-cell office:value-type="float" office:value="37.619614" calcext:value-type="float">
            <text:p>37.6196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Weissburgunder 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2132" calcext:value-type="float">
            <text:p>21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j0d1pqehg7svscz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Trocken</text:p>
          </table:table-cell>
          <table:table-cell office:value-type="string" calcext:value-type="string">
            <text:p>Dönnhoff</text:p>
          </table:table-cell>
          <table:table-cell office:value-type="float" office:value="31.179647" calcext:value-type="float">
            <text:p>31.1796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INOT BIANCO Kirschgarten GG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p61qcge1c8zvstv3s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Kirschgarten Spatburgunder GG</text:p>
          </table:table-cell>
          <table:table-cell office:value-type="string" calcext:value-type="string">
            <text:p>Knipser</text:p>
          </table:table-cell>
          <table:table-cell office:value-type="float" office:value="41.767654" calcext:value-type="float">
            <text:p>41.7676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Weisser Burgunder I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800" calcext:value-type="float">
            <text:p>9800</text:p>
          </table:table-cell>
          <table:table-cell office:value-type="float" office:value="3700" calcext:value-type="float">
            <text:p>3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cwtsp0vej6mme7nne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I</text:p>
          </table:table-cell>
          <table:table-cell office:value-type="string" calcext:value-type="string">
            <text:p>Von Winning</text:p>
          </table:table-cell>
          <table:table-cell office:value-type="float" office:value="49.921375" calcext:value-type="float">
            <text:p>49.9213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Castellberg GC</text:p>
          </table:table-cell>
          <table:table-cell office:value-type="string" calcext:value-type="string">
            <text:p>Martin Waß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h934wqfnx0qa203x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ttinger Castellberg Weissburgunder GC</text:p>
          </table:table-cell>
          <table:table-cell office:value-type="string" calcext:value-type="string">
            <text:p>Martin Waßmer</text:p>
          </table:table-cell>
          <table:table-cell office:value-type="float" office:value="49.359646" calcext:value-type="float">
            <text:p>49.3596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ISERVA 5 YEARS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" calcext:value-type="float">
            <text:p>98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1qq5ggp5txs9wc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Five Years Riserva</text:p>
          </table:table-cell>
          <table:table-cell office:value-type="string" calcext:value-type="string">
            <text:p>Kellerei Meran</text:p>
          </table:table-cell>
          <table:table-cell office:value-type="float" office:value="27.59182" calcext:value-type="float">
            <text:p>27.59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Weisser Burgunder S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z8gmw2ac0wf9ze75c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Trocken "S"</text:p>
          </table:table-cell>
          <table:table-cell office:value-type="string" calcext:value-type="string">
            <text:p>Wittmann</text:p>
          </table:table-cell>
          <table:table-cell office:value-type="float" office:value="37.43803" calcext:value-type="float">
            <text:p>37.438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INOT BIANCO SANCTISSIMUS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dhbe29x72eh5m9k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Riserva Sanctissimus</text:p>
          </table:table-cell>
          <table:table-cell office:value-type="string" calcext:value-type="string">
            <text:p>Kellerei St. Pauls</text:p>
          </table:table-cell>
          <table:table-cell office:value-type="float" office:value="32.57363" calcext:value-type="float">
            <text:p>32.57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ARIT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7500" calcext:value-type="float">
            <text:p>27500</text:p>
          </table:table-cell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759552" calcext:value-type="float">
            <text:p>44.7595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ARIT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759552" calcext:value-type="float">
            <text:p>44.7595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ARIT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3700" calcext:value-type="float">
            <text:p>13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759552" calcext:value-type="float">
            <text:p>44.7595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BIANCO RARIT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759552" calcext:value-type="float">
            <text:p>44.7595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HARDONNAY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 office:value-type="float" office:value="1030" calcext:value-type="float">
            <text:p>103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yd2y6a70bpjzjtav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Lentsch</text:p>
          </table:table-cell>
          <table:table-cell office:value-type="float" office:value="32.355934" calcext:value-type="float">
            <text:p>32.3559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Kreut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election Kreut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78351" calcext:value-type="float">
            <text:p>39.7835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FLORA RISERV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680" calcext:value-type="float">
            <text:p>16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j2ddxb53sptb5ac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Girlan</text:p>
          </table:table-cell>
          <table:table-cell office:value-type="float" office:value="38.31835" calcext:value-type="float">
            <text:p>38.318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St. Valentin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6.32014" calcext:value-type="float">
            <text:p>46.3201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rivelli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qzdghhbbx1ckeepvm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Crivelli</text:p>
          </table:table-cell>
          <table:table-cell office:value-type="string" calcext:value-type="string">
            <text:p>Peter Zemmer</text:p>
          </table:table-cell>
          <table:table-cell office:value-type="float" office:value="45.145428" calcext:value-type="float">
            <text:p>45.1454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DORAN RISERVA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600" calcext:value-type="float">
            <text:p>26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3pzb7pxqk970t3pc3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Doran</text:p>
          </table:table-cell>
          <table:table-cell office:value-type="string" calcext:value-type="string">
            <text:p>Kellerei Andrian</text:p>
          </table:table-cell>
          <table:table-cell office:value-type="float" office:value="35.391666" calcext:value-type="float">
            <text:p>35.391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hardonnay Vom Kalk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kasvxrk3h2g4w8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Vom Kalk</text:p>
          </table:table-cell>
          <table:table-cell office:value-type="string" calcext:value-type="string">
            <text:p>Ignaz Niedrist</text:p>
          </table:table-cell>
          <table:table-cell office:value-type="float" office:value="67.76603" calcext:value-type="float">
            <text:p>67.766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Lo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4500" calcext:value-type="float">
            <text:p>45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63592" calcext:value-type="float">
            <text:p>51.635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6.280792" calcext:value-type="float">
            <text:p>36.2807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Kreuzweg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600" calcext:value-type="float">
            <text:p>5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38.39273" calcext:value-type="float">
            <text:p>38.392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Kreuzweg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38.39273" calcext:value-type="float">
            <text:p>38.392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Kreuzweg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38.39273" calcext:value-type="float">
            <text:p>38.392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nq5t9x7sdhbh386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urlan</text:p>
          </table:table-cell>
          <table:table-cell office:value-type="string" calcext:value-type="string">
            <text:p>Girlan</text:p>
          </table:table-cell>
          <table:table-cell office:value-type="float" office:value="39.411995" calcext:value-type="float">
            <text:p>39.4119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pnq5t9x7sdhbh386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urlan</text:p>
          </table:table-cell>
          <table:table-cell office:value-type="string" calcext:value-type="string">
            <text:p>Girlan</text:p>
          </table:table-cell>
          <table:table-cell office:value-type="float" office:value="39.411995" calcext:value-type="float">
            <text:p>39.4119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Langhe Buschet</text:p>
          </table:table-cell>
          <table:table-cell office:value-type="string" calcext:value-type="string">
            <text:p>Moccag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890fa9xqjcbqnbma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uschet</text:p>
          </table:table-cell>
          <table:table-cell office:value-type="string" calcext:value-type="string">
            <text:p>Moccagatta</text:p>
          </table:table-cell>
          <table:table-cell office:value-type="float" office:value="42.416805" calcext:value-type="float">
            <text:p>42.4168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7409" calcext:value-type="float">
            <text:p>35.6740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7409" calcext:value-type="float">
            <text:p>35.6740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hardonnay Malterdinger</text:p>
          </table:table-cell>
          <table:table-cell office:value-type="string" calcext:value-type="string">
            <text:p>Bernard Hub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dmr6nnm23q8bjzsq0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lte Reben Malterdinger</text:p>
          </table:table-cell>
          <table:table-cell office:value-type="string" calcext:value-type="string">
            <text:p>Bernhard Huber</text:p>
          </table:table-cell>
          <table:table-cell office:value-type="float" office:value="40.466408" calcext:value-type="float">
            <text:p>40.46640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HARDONNAY GRANDE RESERVE</text:p>
          </table:table-cell>
          <table:table-cell office:value-type="string" calcext:value-type="string">
            <text:p>METZ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31v1ashd59hbm9jh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ocken Grande Réserve St. Stephan</text:p>
          </table:table-cell>
          <table:table-cell office:value-type="string" calcext:value-type="string">
            <text:p>Weingut Metzger</text:p>
          </table:table-cell>
          <table:table-cell office:value-type="float" office:value="28.293295" calcext:value-type="float">
            <text:p>28.2932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Valentine </text:p>
          </table:table-cell>
          <table:table-cell office:value-type="string" calcext:value-type="string">
            <text:p>Ca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985" calcext:value-type="float">
            <text:p>29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6092hsywm8j5d9h5z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lentine Langhe Chardonnay</text:p>
          </table:table-cell>
          <table:table-cell office:value-type="string" calcext:value-type="string">
            <text:p>Ca’ del Baio</text:p>
          </table:table-cell>
          <table:table-cell office:value-type="float" office:value="40.265305" calcext:value-type="float">
            <text:p>40.2653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Jura Chardonnay</text:p>
          </table:table-cell>
          <table:table-cell office:value-type="string" calcext:value-type="string">
            <text:p>Sylvain Ja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f87bcvzf3htqkwqvgfq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u Jura Fleur de Chardonnay</text:p>
          </table:table-cell>
          <table:table-cell office:value-type="string" calcext:value-type="string">
            <text:p>Sylvain Faudot</text:p>
          </table:table-cell>
          <table:table-cell office:value-type="float" office:value="26.18895" calcext:value-type="float">
            <text:p>26.188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Kozana Chardonnay</text:p>
          </table:table-cell>
          <table:table-cell office:value-type="string" calcext:value-type="string">
            <text:p>Edi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zk0vgtmdns0edr8r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ngle Vineyard Kozana Chardonnay</text:p>
          </table:table-cell>
          <table:table-cell office:value-type="string" calcext:value-type="string">
            <text:p>Edi Simčič</text:p>
          </table:table-cell>
          <table:table-cell office:value-type="float" office:value="43.3744" calcext:value-type="float">
            <text:p>43.374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ortesar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cd6qdf2fb1v59g8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esar Climat</text:p>
          </table:table-cell>
          <table:table-cell office:value-type="string" calcext:value-type="string">
            <text:p>Vie di Romans</text:p>
          </table:table-cell>
          <table:table-cell office:value-type="float" office:value="40.52958" calcext:value-type="float">
            <text:p>40.529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urie Climat 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d9d2spdjkb3bgen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rie Climat</text:p>
          </table:table-cell>
          <table:table-cell office:value-type="string" calcext:value-type="string">
            <text:p>Vie di Romans</text:p>
          </table:table-cell>
          <table:table-cell office:value-type="float" office:value="53.75483" calcext:value-type="float">
            <text:p>53.754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Etichetta Scur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vsg9nzf0v9x01p5jz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Borgo del Tiglio</text:p>
          </table:table-cell>
          <table:table-cell office:value-type="float" office:value="36.440857" calcext:value-type="float">
            <text:p>36.4408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Etichetta Scur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3500" calcext:value-type="float">
            <text:p>3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vsg9nzf0v9x01p5jz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Borgo del Tiglio</text:p>
          </table:table-cell>
          <table:table-cell office:value-type="float" office:value="36.440857" calcext:value-type="float">
            <text:p>36.440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hardonnay Napa</text:p>
          </table:table-cell>
          <table:table-cell office:value-type="string" calcext:value-type="string">
            <text:p>Monda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v7j9g409ysjh14aj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K Mondavi</text:p>
          </table:table-cell>
          <table:table-cell office:value-type="float" office:value="26.257824" calcext:value-type="float">
            <text:p>26.2578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Block6 Chardonnay</text:p>
          </table:table-cell>
          <table:table-cell office:value-type="string" calcext:value-type="string">
            <text:p>Felton Roa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5400" calcext:value-type="float">
            <text:p>5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pwv4gnsmxbr1wvqq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ock 6 Chardonnay</text:p>
          </table:table-cell>
          <table:table-cell office:value-type="string" calcext:value-type="string">
            <text:p>Felton Road</text:p>
          </table:table-cell>
          <table:table-cell office:value-type="float" office:value="46.383682" calcext:value-type="float">
            <text:p>46.3836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hardonnay</text:p>
          </table:table-cell>
          <table:table-cell office:value-type="string" calcext:value-type="string">
            <text:p>Timo 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rkhqm59t3bmngwms4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ayer</text:p>
          </table:table-cell>
          <table:table-cell office:value-type="float" office:value="26.89701" calcext:value-type="float">
            <text:p>26.897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hardonnay Yarra</text:p>
          </table:table-cell>
          <table:table-cell office:value-type="string" calcext:value-type="string">
            <text:p>Yarra Yer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qtfah0f391dddw2q5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Yarra Yering</text:p>
          </table:table-cell>
          <table:table-cell office:value-type="float" office:value="45.006878" calcext:value-type="float">
            <text:p>45.0068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hardonnay</text:p>
          </table:table-cell>
          <table:table-cell office:value-type="string" calcext:value-type="string">
            <text:p>By Far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3800" calcext:value-type="float">
            <text:p>13800</text:p>
          </table:table-cell>
          <table:table-cell office:value-type="float" office:value="6100" calcext:value-type="float">
            <text:p>61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1yjggzb438abd8fg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By Farr</text:p>
          </table:table-cell>
          <table:table-cell office:value-type="float" office:value="36.704662" calcext:value-type="float">
            <text:p>36.7046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Nägelin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200" calcext:value-type="float">
            <text:p>13200</text:p>
          </table:table-cell>
          <table:table-cell office:value-type="float" office:value="6600" calcext:value-type="float">
            <text:p>6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vjm1njyb996ams7ek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Jaspis Nägelin Chardonnay</text:p>
          </table:table-cell>
          <table:table-cell office:value-type="string" calcext:value-type="string">
            <text:p>Ziereisen</text:p>
          </table:table-cell>
          <table:table-cell office:value-type="float" office:value="39.504436" calcext:value-type="float">
            <text:p>39.5044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Estate Chardonnay</text:p>
          </table:table-cell>
          <table:table-cell office:value-type="string" calcext:value-type="string">
            <text:p>The Hil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7300" calcext:value-type="float">
            <text:p>7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ex2q9cb0vzaq80agc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state Chardonnay</text:p>
          </table:table-cell>
          <table:table-cell office:value-type="string" calcext:value-type="string">
            <text:p>The Hilt</text:p>
          </table:table-cell>
          <table:table-cell office:value-type="float" office:value="36.05758" calcext:value-type="float">
            <text:p>36.057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RDONNAY Chardonnay Patagonia</text:p>
          </table:table-cell>
          <table:table-cell office:value-type="string" calcext:value-type="string">
            <text:p>Chac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ycw5711hd0yphgk0fsxn1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hacra</text:p>
          </table:table-cell>
          <table:table-cell office:value-type="float" office:value="35.299606" calcext:value-type="float">
            <text:p>35.2996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ote Vineyard Chardonnay</text:p>
          </table:table-cell>
          <table:table-cell office:value-type="string" calcext:value-type="string">
            <text:p>By Far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8225246ara6gwwvzx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ôte Vineyard GC Chardonnay</text:p>
          </table:table-cell>
          <table:table-cell office:value-type="string" calcext:value-type="string">
            <text:p>By Farr</text:p>
          </table:table-cell>
          <table:table-cell office:value-type="float" office:value="40.66441" calcext:value-type="float">
            <text:p>40.6644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Les Noisetiers</text:p>
          </table:table-cell>
          <table:table-cell office:value-type="string" calcext:value-type="string">
            <text:p>Kist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3000" calcext:value-type="float">
            <text:p>23000</text:p>
          </table:table-cell>
          <table:table-cell office:value-type="float" office:value="11300" calcext:value-type="float">
            <text:p>11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zpqh0ny78jbc281g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Noisetiers</text:p>
          </table:table-cell>
          <table:table-cell office:value-type="string" calcext:value-type="string">
            <text:p>Kistler</text:p>
          </table:table-cell>
          <table:table-cell office:value-type="float" office:value="45.480164" calcext:value-type="float">
            <text:p>45.4801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hardonnay 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3000" calcext:value-type="float">
            <text:p>23000</text:p>
          </table:table-cell>
          <table:table-cell office:value-type="float" office:value="13600" calcext:value-type="float">
            <text:p>13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f8wtpdaq6ehczn8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9.410774" calcext:value-type="float">
            <text:p>29.4107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</text:p>
          </table:table-cell>
          <table:table-cell office:value-type="string" calcext:value-type="string">
            <text:p>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600" calcext:value-type="float">
            <text:p>5600</text:p>
          </table:table-cell>
          <table:table-cell office:value-type="float" office:value="2390" calcext:value-type="float">
            <text:p>23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0r5wkfhgxqtbpkv1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23.420273" calcext:value-type="float">
            <text:p>23.4202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Bourgogne Blanc Les Setilles </text:p>
          </table:table-cell>
          <table:table-cell office:value-type="string" calcext:value-type="string">
            <text:p>Olivier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00" calcext:value-type="float">
            <text:p>6200</text:p>
          </table:table-cell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5a2mjgqy1fvsgy2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Les Sétilles</text:p>
          </table:table-cell>
          <table:table-cell office:value-type="string" calcext:value-type="string">
            <text:p>Olivier Leflaive</text:p>
          </table:table-cell>
          <table:table-cell office:value-type="float" office:value="51.67709" calcext:value-type="float">
            <text:p>51.6770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Bourgogne Blanc</text:p>
          </table:table-cell>
          <table:table-cell office:value-type="string" calcext:value-type="string">
            <text:p>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z9xj1dny2zebck0k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Blanc</text:p>
          </table:table-cell>
          <table:table-cell office:value-type="string" calcext:value-type="string">
            <text:p>Fontaine-Gagnard</text:p>
          </table:table-cell>
          <table:table-cell office:value-type="float" office:value="44.90103" calcext:value-type="float">
            <text:p>44.901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Bourgogne Blanc</text:p>
          </table:table-cell>
          <table:table-cell office:value-type="string" calcext:value-type="string">
            <text:p>Mikulsk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v5vpmynke5c16ddj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ourgogne</text:p>
          </table:table-cell>
          <table:table-cell office:value-type="string" calcext:value-type="string">
            <text:p>François Mikulski</text:p>
          </table:table-cell>
          <table:table-cell office:value-type="float" office:value="27.402142" calcext:value-type="float">
            <text:p>27.4021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1er Vaillons</text:p>
          </table:table-cell>
          <table:table-cell office:value-type="string" calcext:value-type="string">
            <text:p>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gj437sd2nz32bn100q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Vaillons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28.443516" calcext:value-type="float">
            <text:p>28.4435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1er Vaucoupin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dwy0b4552s5ehsvc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Vaucoupin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4.609035" calcext:value-type="float">
            <text:p>44.6090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Meursault</text:p>
          </table:table-cell>
          <table:table-cell office:value-type="string" calcext:value-type="string">
            <text:p>Cristian Bella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8300" calcext:value-type="float">
            <text:p>8300</text:p>
          </table:table-cell>
          <table:table-cell office:value-type="float" office:value="4000" calcext:value-type="float">
            <text:p>4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m7z53xqnznq7w21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Christian Bellang &amp; Fils</text:p>
          </table:table-cell>
          <table:table-cell office:value-type="float" office:value="36.143814" calcext:value-type="float">
            <text:p>36.1438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Saint Aubin 1er Cru En Creot</text:p>
          </table:table-cell>
          <table:table-cell office:value-type="string" calcext:value-type="string">
            <text:p>Lamy P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1bvng4yexpgk665w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Aubin 1er Cru 'En Créot'</text:p>
          </table:table-cell>
          <table:table-cell office:value-type="string" calcext:value-type="string">
            <text:p>Lamy-Pillot</text:p>
          </table:table-cell>
          <table:table-cell office:value-type="float" office:value="62.561455" calcext:value-type="float">
            <text:p>62.5614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1er Monte Tonnere</text:p>
          </table:table-cell>
          <table:table-cell office:value-type="string" calcext:value-type="string">
            <text:p>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j5km6z8qkv83as1p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ée de Tonnerre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29.3839" calcext:value-type="float">
            <text:p>29.383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1er Montmains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h3a0pvnz4mry6dds3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3.78726" calcext:value-type="float">
            <text:p>43.787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1er Monte Tonnere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gj5km6z8qkv83as1p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ée de Tonnerre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4.675472" calcext:value-type="float">
            <text:p>44.6754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1er Vaulorent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h389cs69dmjy532bc3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Vaulorent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6.335915" calcext:value-type="float">
            <text:p>46.3359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1er Vaucoupin</text:p>
          </table:table-cell>
          <table:table-cell office:value-type="string" calcext:value-type="string">
            <text:p>Nicolas Pot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1vqbcrdt81w5mram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Vaucoupin</text:p>
          </table:table-cell>
          <table:table-cell office:value-type="string" calcext:value-type="string">
            <text:p>Nicolas Potel</text:p>
          </table:table-cell>
          <table:table-cell office:value-type="float" office:value="49.096893" calcext:value-type="float">
            <text:p>49.0968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hassagne Montrachet Village</text:p>
          </table:table-cell>
          <table:table-cell office:value-type="string" calcext:value-type="string">
            <text:p>Lamy P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69cmkmsh72gtkevj1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Blanc</text:p>
          </table:table-cell>
          <table:table-cell office:value-type="string" calcext:value-type="string">
            <text:p>Lamy-Pillot</text:p>
          </table:table-cell>
          <table:table-cell office:value-type="float" office:value="47.459316" calcext:value-type="float">
            <text:p>47.45931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hassagne Village</text:p>
          </table:table-cell>
          <table:table-cell office:value-type="string" calcext:value-type="string">
            <text:p>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000" calcext:value-type="float">
            <text:p>18000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6aewkb9cpjqvv0he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ssagne-Montrachet Rouge</text:p>
          </table:table-cell>
          <table:table-cell office:value-type="string" calcext:value-type="string">
            <text:p>Fontaine-Gagnard</text:p>
          </table:table-cell>
          <table:table-cell office:value-type="float" office:value="40.05763" calcext:value-type="float">
            <text:p>40.057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Saint Romain Sous le Chateau</text:p>
          </table:table-cell>
          <table:table-cell office:value-type="string" calcext:value-type="string">
            <text:p>Olivier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er7kjygzkrev6adgg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Romain Sous-Le-Chateâu</text:p>
          </table:table-cell>
          <table:table-cell office:value-type="string" calcext:value-type="string">
            <text:p>Olivier Leflaive</text:p>
          </table:table-cell>
          <table:table-cell office:value-type="float" office:value="53.448223" calcext:value-type="float">
            <text:p>53.4482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Puligny Montrachet</text:p>
          </table:table-cell>
          <table:table-cell office:value-type="string" calcext:value-type="string">
            <text:p>Moinge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qd2j97ysb89cx2s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Andre Moingeon &amp; Fils</text:p>
          </table:table-cell>
          <table:table-cell office:value-type="float" office:value="31.504328" calcext:value-type="float">
            <text:p>31.5043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hassagne 1er Cru Morgeot</text:p>
          </table:table-cell>
          <table:table-cell office:value-type="string" calcext:value-type="string">
            <text:p>Lamy P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6900" calcext:value-type="float">
            <text:p>6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6aaff6x2pprvr31vv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ssagne-Montrachet 1er Cru 'Morgeot'</text:p>
          </table:table-cell>
          <table:table-cell office:value-type="string" calcext:value-type="string">
            <text:p>Lamy-Pillot</text:p>
          </table:table-cell>
          <table:table-cell office:value-type="float" office:value="52.79728" calcext:value-type="float">
            <text:p>52.797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Vaudesir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dte3pn0zcc7wmsd4a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udesir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4.435947" calcext:value-type="float">
            <text:p>44.4359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Valmur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dv2m2f4rjzst0j4j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lmur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1.796345" calcext:value-type="float">
            <text:p>41.7963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Valmur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dv2m2f4rjzst0j4j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lmur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1.796345" calcext:value-type="float">
            <text:p>41.7963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Meursault Vielles Vignes</text:p>
          </table:table-cell>
          <table:table-cell office:value-type="string" calcext:value-type="string">
            <text:p>Guy Boc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550" calcext:value-type="float">
            <text:p>75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bcfd1v72x9e52spkt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Meursault</text:p>
          </table:table-cell>
          <table:table-cell office:value-type="string" calcext:value-type="string">
            <text:p>Guy Bocard</text:p>
          </table:table-cell>
          <table:table-cell office:value-type="float" office:value="48.410645" calcext:value-type="float">
            <text:p>48.4106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Hommage a Luis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f7qbabx122v04bnshv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'''Hommage a Louis’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9.111324" calcext:value-type="float">
            <text:p>49.1113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Hommage a Luis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f7qbabx122v04bnshv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'''Hommage a Louis’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9.111324" calcext:value-type="float">
            <text:p>49.1113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Grenouilles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dvq77e9sqzbwkqt8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Grenouille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4.365456" calcext:value-type="float">
            <text:p>44.3654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Meursault</text:p>
          </table:table-cell>
          <table:table-cell office:value-type="string" calcext:value-type="string">
            <text:p>Pierre Mor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vg5zsdmawn4h75m9t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Pierre Morey</text:p>
          </table:table-cell>
          <table:table-cell office:value-type="float" office:value="35.702576" calcext:value-type="float">
            <text:p>35.702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Puligny Montrachet</text:p>
          </table:table-cell>
          <table:table-cell office:value-type="string" calcext:value-type="string">
            <text:p>Sauz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rnc7086dzxdm6vtjr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ôte de Beaune Puligny-Montrachet</text:p>
          </table:table-cell>
          <table:table-cell office:value-type="string" calcext:value-type="string">
            <text:p>Etienne Sauzet</text:p>
          </table:table-cell>
          <table:table-cell office:value-type="float" office:value="31.112595" calcext:value-type="float">
            <text:p>31.1125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Maltroie Chassagne 1er Cru</text:p>
          </table:table-cell>
          <table:table-cell office:value-type="string" calcext:value-type="string">
            <text:p>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48.501877" calcext:value-type="float">
            <text:p>48.5018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hablis Les Clos GC</text:p>
          </table:table-cell>
          <table:table-cell office:value-type="string" calcext:value-type="string">
            <text:p>Nicolas Pot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xv64t399nq890v813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Les Clos'</text:p>
          </table:table-cell>
          <table:table-cell office:value-type="string" calcext:value-type="string">
            <text:p>Nicolas Potel</text:p>
          </table:table-cell>
          <table:table-cell office:value-type="float" office:value="42.896385" calcext:value-type="float">
            <text:p>42.8963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Meursault 1er Cru Blagny</text:p>
          </table:table-cell>
          <table:table-cell office:value-type="string" calcext:value-type="string">
            <text:p>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0500" calcext:value-type="float">
            <text:p>20500</text:p>
          </table:table-cell>
          <table:table-cell office:value-type="float" office:value="8990" calcext:value-type="float">
            <text:p>8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m8cs7c6b3gf51evt9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Poruzots 1er Cru</text:p>
          </table:table-cell>
          <table:table-cell office:value-type="string" calcext:value-type="string">
            <text:p>Domaine Latour-Giraud</text:p>
          </table:table-cell>
          <table:table-cell office:value-type="float" office:value="26.74989" calcext:value-type="float">
            <text:p>26.749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Puligny 1er Perrieres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3800" calcext:value-type="float">
            <text:p>23800</text:p>
          </table:table-cell>
          <table:table-cell office:value-type="float" office:value="9500" calcext:value-type="float">
            <text:p>95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e193mr396jfg72gy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s Perrières'</text:p>
          </table:table-cell>
          <table:table-cell office:value-type="string" calcext:value-type="string">
            <text:p>Lucien Boillot &amp; Fils</text:p>
          </table:table-cell>
          <table:table-cell office:value-type="float" office:value="40.86767" calcext:value-type="float">
            <text:p>40.867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orton Charlemagne Grand Cru</text:p>
          </table:table-cell>
          <table:table-cell office:value-type="string" calcext:value-type="string">
            <text:p>Domaine De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200" calcext:value-type="float">
            <text:p>29200</text:p>
          </table:table-cell>
          <table:table-cell office:value-type="float" office:value="15800" calcext:value-type="float">
            <text:p>15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mz4y0b6hk8whsn5p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Domaine Denis Père &amp; Fils</text:p>
          </table:table-cell>
          <table:table-cell office:value-type="float" office:value="35.04399" calcext:value-type="float">
            <text:p>35.043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Puligny 1er Champ Gain</text:p>
          </table:table-cell>
          <table:table-cell office:value-type="string" calcext:value-type="string">
            <text:p>Sauz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cndzjkfy38hqabmea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Champ Gain'</text:p>
          </table:table-cell>
          <table:table-cell office:value-type="string" calcext:value-type="string">
            <text:p>Etienne Sauzet</text:p>
          </table:table-cell>
          <table:table-cell office:value-type="float" office:value="40.5718" calcext:value-type="float">
            <text:p>40.57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GEWURZTRAMINER Gewürztramine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jzbyh2cc6h4aqh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unare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8.806496" calcext:value-type="float">
            <text:p>38.8064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GEWURZTRAMINER Gewurztraminer Eisacktal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5355bbkp2p0jjm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Pacherhof</text:p>
          </table:table-cell>
          <table:table-cell office:value-type="float" office:value="43.319317" calcext:value-type="float">
            <text:p>43.3193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URZTRAMINER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100" calcext:value-type="float">
            <text:p>21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31.127502" calcext:value-type="float">
            <text:p>31.1275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URZTRAMINER Gewurztraminer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1800" calcext:value-type="float">
            <text:p>1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wrhrb2d5amcsw8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Lieselehof</text:p>
          </table:table-cell>
          <table:table-cell office:value-type="float" office:value="42.87481" calcext:value-type="float">
            <text:p>42.8748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GEWURZTRAMINER Selection 12 Coteaux de Schengen</text:p>
          </table:table-cell>
          <table:table-cell office:value-type="string" calcext:value-type="string">
            <text:p>Henri Rupp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xz4ep8xgp7m6vczee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élection 12 Gewürztraminer</text:p>
          </table:table-cell>
          <table:table-cell office:value-type="string" calcext:value-type="string">
            <text:p>Domaine Henri Ruppert</text:p>
          </table:table-cell>
          <table:table-cell office:value-type="float" office:value="43.546104" calcext:value-type="float">
            <text:p>43.546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URZTRAMINER Grand Cru Altenberg</text:p>
          </table:table-cell>
          <table:table-cell office:value-type="string" calcext:value-type="string">
            <text:p>Frederic Moch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ker1xpfmjw4zdw1ad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urztraminer Grand Cru Altenberg de Bergbieten</text:p>
          </table:table-cell>
          <table:table-cell office:value-type="string" calcext:value-type="string">
            <text:p>Frederic Mochel</text:p>
          </table:table-cell>
          <table:table-cell office:value-type="float" office:value="41.77828" calcext:value-type="float">
            <text:p>41.778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URZTRAMINER GC Hengst</text:p>
          </table:table-cell>
          <table:table-cell office:value-type="string" calcext:value-type="string">
            <text:p>Zind Humbrech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800" calcext:value-type="float">
            <text:p>11800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s1j5m8xg9fmaykv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lsace Grand Cru Hengst</text:p>
          </table:table-cell>
          <table:table-cell office:value-type="string" calcext:value-type="string">
            <text:p>Domaine Zind Humbrecht</text:p>
          </table:table-cell>
          <table:table-cell office:value-type="float" office:value="40.837585" calcext:value-type="float">
            <text:p>40.8375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Tradition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a2eqkqx9yps319f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dition Pinot Grigio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1481" calcext:value-type="float">
            <text:p>41.14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Grauburgunder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400" calcext:value-type="float">
            <text:p>14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tnjjegkwj342h4tz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Wassererhof</text:p>
          </table:table-cell>
          <table:table-cell office:value-type="float" office:value="37.122673" calcext:value-type="float">
            <text:p>37.1226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Grauer Burgunder</text:p>
          </table:table-cell>
          <table:table-cell office:value-type="string" calcext:value-type="string">
            <text:p>Bernard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qx9r5y39dbjcewk4wm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uer Burgunder Trocken</text:p>
          </table:table-cell>
          <table:table-cell office:value-type="string" calcext:value-type="string">
            <text:p>Bernhard Huber</text:p>
          </table:table-cell>
          <table:table-cell office:value-type="float" office:value="36.94027" calcext:value-type="float">
            <text:p>36.940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0.261906" calcext:value-type="float">
            <text:p>60.2619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INOT GRIGIO Giatl</text:p>
          </table:table-cell>
          <table:table-cell office:value-type="string" calcext:value-type="string">
            <text:p>Peter Zemm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48.26288" calcext:value-type="float">
            <text:p>48.262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Grauburgunder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j5xpxp22p5ras26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Trocken</text:p>
          </table:table-cell>
          <table:table-cell office:value-type="string" calcext:value-type="string">
            <text:p>Dönnhoff</text:p>
          </table:table-cell>
          <table:table-cell office:value-type="float" office:value="31.552742" calcext:value-type="float">
            <text:p>31.5527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Grauburgunder ***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200" calcext:value-type="float">
            <text:p>6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8apahmmxrfns620ry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uburgunder *** Trocken</text:p>
          </table:table-cell>
          <table:table-cell office:value-type="string" calcext:value-type="string">
            <text:p>Knipser</text:p>
          </table:table-cell>
          <table:table-cell office:value-type="float" office:value="30.622654" calcext:value-type="float">
            <text:p>30.6226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INOT GRIGIO Dessimis Millesimi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7500" calcext:value-type="float">
            <text:p>7500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92285" calcext:value-type="float">
            <text:p>52.0922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INOT GRIGIO GG Schlossberg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kyhf8sb4tdnyme3r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chlossberg GG</text:p>
          </table:table-cell>
          <table:table-cell office:value-type="string" calcext:value-type="string">
            <text:p>Franz Keller</text:p>
          </table:table-cell>
          <table:table-cell office:value-type="float" office:value="43.49644" calcext:value-type="float">
            <text:p>43.496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Kunst.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300" calcext:value-type="float">
            <text:p>930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jhjy1ak44xx50df3y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unst.Stück Pinot Grigio</text:p>
          </table:table-cell>
          <table:table-cell office:value-type="string" calcext:value-type="string">
            <text:p>Kellerei Kaltern</text:p>
          </table:table-cell>
          <table:table-cell office:value-type="float" office:value="43.399193" calcext:value-type="float">
            <text:p>43.3991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INOT GRIGIO Würmlin 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5200" calcext:value-type="float">
            <text:p>5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712tj2gsmrakrykdw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Jaspis Grauer Burgunder Würmlin</text:p>
          </table:table-cell>
          <table:table-cell office:value-type="string" calcext:value-type="string">
            <text:p>Ziereisen</text:p>
          </table:table-cell>
          <table:table-cell office:value-type="float" office:value="36.929173" calcext:value-type="float">
            <text:p>36.9291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YLVANER Sabiona</text:p>
          </table:table-cell>
          <table:table-cell office:value-type="string" calcext:value-type="string">
            <text:p>Kellerei Eisackt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ya8jfwm2rtnef0p8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Sabiona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7.763426" calcext:value-type="float">
            <text:p>27.7634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YLVANER Sylvaner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330" calcext:value-type="float">
            <text:p>133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fm3vjryzbpj6df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 office:value-type="float" office:value="46.00476" calcext:value-type="float">
            <text:p>46.004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YLVANER Sabiona 16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fm3vjryzbpj6df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 office:value-type="float" office:value="37.989952" calcext:value-type="float">
            <text:p>37.98995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YLVANER Aristos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2wzfm3vjryzbpj6df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 office:value-type="float" office:value="37.989952" calcext:value-type="float">
            <text:p>37.9899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YLVANER Eschendorf Am Lumpen 1655 GG</text:p>
          </table:table-cell>
          <table:table-cell office:value-type="string" calcext:value-type="string">
            <text:p>Sauer Hor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30m68d0hjj5e75hfx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scherndorf Am Lumpen 1655 Silvaner GG</text:p>
          </table:table-cell>
          <table:table-cell office:value-type="string" calcext:value-type="string">
            <text:p>Horst Sauer</text:p>
          </table:table-cell>
          <table:table-cell office:value-type="float" office:value="67.52326" calcext:value-type="float">
            <text:p>67.523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YLVANER Schlossberg GG</text:p>
          </table:table-cell>
          <table:table-cell office:value-type="string" calcext:value-type="string">
            <text:p>Cast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200" calcext:value-type="float">
            <text:p>7200</text:p>
          </table:table-cell>
          <table:table-cell office:value-type="float" office:value="4200" calcext:value-type="float">
            <text:p>4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31qwfncx5zjs0rw0s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ossberg Silvaner GG</text:p>
          </table:table-cell>
          <table:table-cell office:value-type="string" calcext:value-type="string">
            <text:p>Castell</text:p>
          </table:table-cell>
          <table:table-cell office:value-type="float" office:value="36.135857" calcext:value-type="float">
            <text:p>36.1358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YLVANER Stiftsgarten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300" calcext:value-type="float">
            <text:p>13300</text:p>
          </table:table-cell>
          <table:table-cell office:value-type="float" office:value="6859" calcext:value-type="float">
            <text:p>68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zv8h3b7j0pnq7pz2sjjr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Stiftsgarten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5.819374" calcext:value-type="float">
            <text:p>35.8193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Veltliner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kgx777xh1sy1a3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Pacherhof</text:p>
          </table:table-cell>
          <table:table-cell office:value-type="float" office:value="48.742653" calcext:value-type="float">
            <text:p>48.7426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GRUNER VELTLINER Ried Achleiten</text:p>
          </table:table-cell>
          <table:table-cell office:value-type="string" calcext:value-type="string">
            <text:p>Jä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590" calcext:value-type="float">
            <text:p>25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2jrn7sd9yagc4yn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Achleiten</text:p>
          </table:table-cell>
          <table:table-cell office:value-type="string" calcext:value-type="string">
            <text:p>Weingut Jäger</text:p>
          </table:table-cell>
          <table:table-cell office:value-type="float" office:value="38.90554" calcext:value-type="float">
            <text:p>38.905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Kirchweg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479" calcext:value-type="float">
            <text:p>347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tvpzrs77fczrxhw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irchweg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41.802094" calcext:value-type="float">
            <text:p>41.8020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GRUNER VELTLINER Ried Loibenberg 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3390" calcext:value-type="float">
            <text:p>33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p93e08y5g4rwq500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Loibenberg</text:p>
          </table:table-cell>
          <table:table-cell office:value-type="string" calcext:value-type="string">
            <text:p>Pichler-Krutzler</text:p>
          </table:table-cell>
          <table:table-cell office:value-type="float" office:value="39.621178" calcext:value-type="float">
            <text:p>39.6211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Vincents Spiegel 1</text:p>
          </table:table-cell>
          <table:table-cell office:value-type="string" calcext:value-type="string">
            <text:p>Bru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800" calcext:value-type="float">
            <text:p>7800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9ejxj29418ka4v66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piegel Vincent Grüner Veltliner</text:p>
          </table:table-cell>
          <table:table-cell office:value-type="string" calcext:value-type="string">
            <text:p>Weingut Bründlmayer</text:p>
          </table:table-cell>
          <table:table-cell office:value-type="float" office:value="40.869278" calcext:value-type="float">
            <text:p>40.86927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Ried Steinertal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5800" calcext:value-type="float">
            <text:p>58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246wyp42j1m6vr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ertal Grüner Veltliner Smaragd</text:p>
          </table:table-cell>
          <table:table-cell office:value-type="string" calcext:value-type="string">
            <text:p>F.X. Pichler</text:p>
          </table:table-cell>
          <table:table-cell office:value-type="float" office:value="34.36881" calcext:value-type="float">
            <text:p>34.3688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Ried Steinertal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4240" calcext:value-type="float">
            <text:p>42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246wyp42j1m6vr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ertal Grüner Veltliner Smaragd</text:p>
          </table:table-cell>
          <table:table-cell office:value-type="string" calcext:value-type="string">
            <text:p>F.X. Pichler</text:p>
          </table:table-cell>
          <table:table-cell office:value-type="float" office:value="34.36881" calcext:value-type="float">
            <text:p>34.3688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Ried Loibenberg Smaragd</text:p>
          </table:table-cell>
          <table:table-cell office:value-type="string" calcext:value-type="string">
            <text:p>Weingut 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4600" calcext:value-type="float">
            <text:p>46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8tvbk96x9pr0a2gs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Loibenberg Loibner</text:p>
          </table:table-cell>
          <table:table-cell office:value-type="string" calcext:value-type="string">
            <text:p>Weingut Knoll</text:p>
          </table:table-cell>
          <table:table-cell office:value-type="float" office:value="49.482006" calcext:value-type="float">
            <text:p>49.4820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Ried Loibenberg Smaragd</text:p>
          </table:table-cell>
          <table:table-cell office:value-type="string" calcext:value-type="string">
            <text:p>Weingut 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4600" calcext:value-type="float">
            <text:p>4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8tvbk96x9pr0a2gs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Loibenberg Loibner</text:p>
          </table:table-cell>
          <table:table-cell office:value-type="string" calcext:value-type="string">
            <text:p>Weingut Knoll</text:p>
          </table:table-cell>
          <table:table-cell office:value-type="float" office:value="49.482006" calcext:value-type="float">
            <text:p>49.4820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Rotes Tor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1ttkftzc5gnbgyz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es Tor -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45.376255" calcext:value-type="float">
            <text:p>45.3762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Rotes Tor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5200" calcext:value-type="float">
            <text:p>5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1ttkftzc5gnbgyz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es Tor -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45.376255" calcext:value-type="float">
            <text:p>45.376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Vinothekfüllung</text:p>
          </table:table-cell>
          <table:table-cell office:value-type="string" calcext:value-type="string">
            <text:p>Weingut 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800" calcext:value-type="float">
            <text:p>12800</text:p>
          </table:table-cell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8nr1y3dx2ycxn1ng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Grüner Veltliner Smaragd Vinothekfüllung</text:p>
          </table:table-cell>
          <table:table-cell office:value-type="string" calcext:value-type="string">
            <text:p>Weingut Knoll</text:p>
          </table:table-cell>
          <table:table-cell office:value-type="float" office:value="44.861916" calcext:value-type="float">
            <text:p>44.8619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RUNER VELTLINER Honivogl</text:p>
          </table:table-cell>
          <table:table-cell office:value-type="string" calcext:value-type="string">
            <text:p>Hirt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500" calcext:value-type="float">
            <text:p>15500</text:p>
          </table:table-cell>
          <table:table-cell office:value-type="float" office:value="8800" calcext:value-type="float">
            <text:p>88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yezr560bch0xjak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Honivogl</text:p>
          </table:table-cell>
          <table:table-cell office:value-type="string" calcext:value-type="string">
            <text:p>Franz Hirtzberger</text:p>
          </table:table-cell>
          <table:table-cell office:value-type="float" office:value="40.741188" calcext:value-type="float">
            <text:p>40.7411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GRUNER VELTLINER Ried Kellerberg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7ptd4zxczpga6h16k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llerberg Grüner Veltliner</text:p>
          </table:table-cell>
          <table:table-cell office:value-type="string" calcext:value-type="string">
            <text:p>Pichler-Krutzler</text:p>
          </table:table-cell>
          <table:table-cell office:value-type="float" office:value="38.654655" calcext:value-type="float">
            <text:p>38.6546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Aristos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2.41521" calcext:value-type="float">
            <text:p>22.415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Rotschiefer Sorentberg</text:p>
          </table:table-cell>
          <table:table-cell office:value-type="string" calcext:value-type="string">
            <text:p>Sorent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bjwxpmjc828d98gc9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tschiefer Riesling</text:p>
          </table:table-cell>
          <table:table-cell office:value-type="string" calcext:value-type="string">
            <text:p>Sorentberg</text:p>
          </table:table-cell>
          <table:table-cell office:value-type="float" office:value="48.81658" calcext:value-type="float">
            <text:p>48.816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Riesling Estate</text:p>
          </table:table-cell>
          <table:table-cell office:value-type="string" calcext:value-type="string">
            <text:p>Pallis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fvx9htxapmkg008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Palliser Estate</text:p>
          </table:table-cell>
          <table:table-cell office:value-type="float" office:value="27.96136" calcext:value-type="float">
            <text:p>27.961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Spiegel Grand Cru</text:p>
          </table:table-cell>
          <table:table-cell office:value-type="string" calcext:value-type="string">
            <text:p>Eugene 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ewqksfqk5wf60ze1h9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lsace Grand Cru ''''Spiegel''''</text:p>
          </table:table-cell>
          <table:table-cell office:value-type="string" calcext:value-type="string">
            <text:p>Domaine Eugène Meyer</text:p>
          </table:table-cell>
          <table:table-cell office:value-type="float" office:value="39.3553" calcext:value-type="float">
            <text:p>39.35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Herzu Langhe Riesling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c2g6h2rvg77jf1w9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he Riesling Hérzu</text:p>
          </table:table-cell>
          <table:table-cell office:value-type="string" calcext:value-type="string">
            <text:p>Ettore Germano</text:p>
          </table:table-cell>
          <table:table-cell office:value-type="float" office:value="63.427406" calcext:value-type="float">
            <text:p>63.4274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Herzu Langhe 2019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c2g6h2rvg77jf1w9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he Riesling Hérzu</text:p>
          </table:table-cell>
          <table:table-cell office:value-type="string" calcext:value-type="string">
            <text:p>Ettore Germano</text:p>
          </table:table-cell>
          <table:table-cell office:value-type="float" office:value="60.151978" calcext:value-type="float">
            <text:p>60.1519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Kirschgarten GG (Pfalz)</text:p>
          </table:table-cell>
          <table:table-cell office:value-type="string" calcext:value-type="string">
            <text:p>Philipp Ku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gnp8jbma3kdjczya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schgarten GG Riesling</text:p>
          </table:table-cell>
          <table:table-cell office:value-type="string" calcext:value-type="string">
            <text:p>Philipp Kuhn</text:p>
          </table:table-cell>
          <table:table-cell office:value-type="float" office:value="50.70689" calcext:value-type="float">
            <text:p>50.7068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Windbichl</text:p>
          </table:table-cell>
          <table:table-cell office:value-type="string" calcext:value-type="string">
            <text:p>Caste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w08hsa6byhtmc1p9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el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1.99816" calcext:value-type="float">
            <text:p>41.998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Westhofener Erste Lage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8rhqb75xpsvtsnk6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sthofener Riesling Trocken Aus Ersten Lagen</text:p>
          </table:table-cell>
          <table:table-cell office:value-type="string" calcext:value-type="string">
            <text:p>Wittmann</text:p>
          </table:table-cell>
          <table:table-cell office:value-type="float" office:value="40.1085" calcext:value-type="float">
            <text:p>40.10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Steinertal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yce6scf14tn0a68vm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Steinertal</text:p>
          </table:table-cell>
          <table:table-cell office:value-type="string" calcext:value-type="string">
            <text:p>F.X. Pichler</text:p>
          </table:table-cell>
          <table:table-cell office:value-type="float" office:value="26.4526" calcext:value-type="float">
            <text:p>26.45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Zöbinger Heiligenstein</text:p>
          </table:table-cell>
          <table:table-cell office:value-type="string" calcext:value-type="string">
            <text:p>Bru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2975" calcext:value-type="float">
            <text:p>29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xv7pt26yn90g18avb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Zöbinger Heiligenstein Lyra</text:p>
          </table:table-cell>
          <table:table-cell office:value-type="string" calcext:value-type="string">
            <text:p>Weingut Bründlmayer</text:p>
          </table:table-cell>
          <table:table-cell office:value-type="float" office:value="37.519455" calcext:value-type="float">
            <text:p>37.5194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Hermannshöhle Spätlese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234jfk8rmfgvy64nj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häuser Hermannshöhle Riesling Spätlese</text:p>
          </table:table-cell>
          <table:table-cell office:value-type="string" calcext:value-type="string">
            <text:p>Dönnhoff</text:p>
          </table:table-cell>
          <table:table-cell office:value-type="float" office:value="41.424206" calcext:value-type="float">
            <text:p>41.4242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Bockstein GG</text:p>
          </table:table-cell>
          <table:table-cell office:value-type="string" calcext:value-type="string">
            <text:p>Nik Weis St. Urb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770hdew087kgv3has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ckstein Ockfen GG Gutsabfüllung Riesling</text:p>
          </table:table-cell>
          <table:table-cell office:value-type="string" calcext:value-type="string">
            <text:p>Weingut Nik Weis - St. Urbans-Hof</text:p>
          </table:table-cell>
          <table:table-cell office:value-type="float" office:value="49.55474" calcext:value-type="float">
            <text:p>49.554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Enkircher Batterieberg</text:p>
          </table:table-cell>
          <table:table-cell office:value-type="string" calcext:value-type="string">
            <text:p>Immich Batterie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000" calcext:value-type="float">
            <text:p>800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cq18w6wnq39gjsde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Enkircher Batterieberg Bio</text:p>
          </table:table-cell>
          <table:table-cell office:value-type="string" calcext:value-type="string">
            <text:p>Immich-Batterieberg</text:p>
          </table:table-cell>
          <table:table-cell office:value-type="float" office:value="63.964607" calcext:value-type="float">
            <text:p>63.96460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Rudesheimer Berg Schlossberg Ehrenfels GG </text:p>
          </table:table-cell>
          <table:table-cell office:value-type="string" calcext:value-type="string">
            <text:p>J. Lei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98n3faxap0b4ew0n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üdesheimer Berg Schlossberg Ehrenfels Riesling</text:p>
          </table:table-cell>
          <table:table-cell office:value-type="string" calcext:value-type="string">
            <text:p>Leitz</text:p>
          </table:table-cell>
          <table:table-cell office:value-type="float" office:value="51.40823" calcext:value-type="float">
            <text:p>51.408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Rudesheimer Berg Schlossberg Ehrenfels GG </text:p>
          </table:table-cell>
          <table:table-cell office:value-type="string" calcext:value-type="string">
            <text:p>J. Lei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98n3faxap0b4ew0n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üdesheimer Berg Schlossberg Ehrenfels Riesling</text:p>
          </table:table-cell>
          <table:table-cell office:value-type="string" calcext:value-type="string">
            <text:p>Leitz</text:p>
          </table:table-cell>
          <table:table-cell office:value-type="float" office:value="51.40823" calcext:value-type="float">
            <text:p>51.408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Niedermenningberg Herrenberg Spätlese</text:p>
          </table:table-cell>
          <table:table-cell office:value-type="string" calcext:value-type="string">
            <text:p>Molit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3500" calcext:value-type="float">
            <text:p>13500</text:p>
          </table:table-cell>
          <table:table-cell office:value-type="float" office:value="4350" calcext:value-type="float">
            <text:p>43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7e8jfx3jxdrxeqhs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menniger Herrenberg Riesling Spätlese</text:p>
          </table:table-cell>
          <table:table-cell office:value-type="string" calcext:value-type="string">
            <text:p>Markus Molitor</text:p>
          </table:table-cell>
          <table:table-cell office:value-type="float" office:value="30.452955" calcext:value-type="float">
            <text:p>30.45295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Schlossböckelheimer Fels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8m7ys9tj1wrz051zc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ossböckelheimer Felsenberg Riesling Spätlese</text:p>
          </table:table-cell>
          <table:table-cell office:value-type="string" calcext:value-type="string">
            <text:p>Dönnhoff</text:p>
          </table:table-cell>
          <table:table-cell office:value-type="float" office:value="45.499046" calcext:value-type="float">
            <text:p>45.49904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Schlossböckelheimer Fels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8m7ys9tj1wrz051zc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ossböckelheimer Felsenberg Riesling Spätlese</text:p>
          </table:table-cell>
          <table:table-cell office:value-type="string" calcext:value-type="string">
            <text:p>Dönnhoff</text:p>
          </table:table-cell>
          <table:table-cell office:value-type="float" office:value="45.499046" calcext:value-type="float">
            <text:p>45.49904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SPEZIAL</text:p>
          </table:table-cell>
          <table:table-cell office:value-type="string" calcext:value-type="string">
            <text:p>Jä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200" calcext:value-type="float">
            <text:p>92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bxv76sc1vztfgdb23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Hockenmühle Riesling</text:p>
          </table:table-cell>
          <table:table-cell office:value-type="string" calcext:value-type="string">
            <text:p>Jäger</text:p>
          </table:table-cell>
          <table:table-cell office:value-type="float" office:value="27.556635" calcext:value-type="float">
            <text:p>27.5566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Herrenberg GG</text:p>
          </table:table-cell>
          <table:table-cell office:value-type="string" calcext:value-type="string">
            <text:p>Maximin Grünh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zek1nz3penxjevcgfqa4f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ximin Grünhäuser Herrenberg Riesling GG</text:p>
          </table:table-cell>
          <table:table-cell office:value-type="string" calcext:value-type="string">
            <text:p>Maximin Grünhaus</text:p>
          </table:table-cell>
          <table:table-cell office:value-type="float" office:value="54.6205" calcext:value-type="float">
            <text:p>54.62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Riesling Kellerber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05kpt2dhcqf3rxj0fm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Ried Kellerberg Dürnsteiner</text:p>
          </table:table-cell>
          <table:table-cell office:value-type="string" calcext:value-type="string">
            <text:p>Weingut Knoll</text:p>
          </table:table-cell>
          <table:table-cell office:value-type="float" office:value="31.417105" calcext:value-type="float">
            <text:p>31.4171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Wehlener Sonnenuhr Spaetlese</text:p>
          </table:table-cell>
          <table:table-cell office:value-type="string" calcext:value-type="string">
            <text:p>J.J. Pr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4700" calcext:value-type="float">
            <text:p>4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f35g1eav149xt0m24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Spätlese</text:p>
          </table:table-cell>
          <table:table-cell office:value-type="string" calcext:value-type="string">
            <text:p>Studert-Prüm</text:p>
          </table:table-cell>
          <table:table-cell office:value-type="float" office:value="38.632095" calcext:value-type="float">
            <text:p>38.6320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Graacher Himmelreich Auslese</text:p>
          </table:table-cell>
          <table:table-cell office:value-type="string" calcext:value-type="string">
            <text:p>J.J. Pr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000" calcext:value-type="float">
            <text:p>13000</text:p>
          </table:table-cell>
          <table:table-cell office:value-type="float" office:value="4900" calcext:value-type="float">
            <text:p>4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nwmbdpm88mrde9hmk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acher Himmelreich Riesling Auslese</text:p>
          </table:table-cell>
          <table:table-cell office:value-type="string" calcext:value-type="string">
            <text:p>Studert-Prüm</text:p>
          </table:table-cell>
          <table:table-cell office:value-type="float" office:value="39.80107" calcext:value-type="float">
            <text:p>39.801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Riesling Hochrain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ygdgqahdkqk8yakhz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chrain - Riesling Selection</text:p>
          </table:table-cell>
          <table:table-cell office:value-type="string" calcext:value-type="string">
            <text:p>Franz Hirtzberger</text:p>
          </table:table-cell>
          <table:table-cell office:value-type="float" office:value="38.268517" calcext:value-type="float">
            <text:p>38.2685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Ried Schutt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05j8wme7zy1zyn7g3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Schütt Dürnsteiner Smaragd</text:p>
          </table:table-cell>
          <table:table-cell office:value-type="string" calcext:value-type="string">
            <text:p>Weingut Knoll</text:p>
          </table:table-cell>
          <table:table-cell office:value-type="float" office:value="32.582626" calcext:value-type="float">
            <text:p>32.5826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Kiedrich Gräfenberg (Rheingau)</text:p>
          </table:table-cell>
          <table:table-cell office:value-type="string" calcext:value-type="string">
            <text:p>Robert Wei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4800" calcext:value-type="float">
            <text:p>148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592a5eqac40whrd1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edrich Gräfenberg Riesling Spätlese</text:p>
          </table:table-cell>
          <table:table-cell office:value-type="string" calcext:value-type="string">
            <text:p>Robert Weil</text:p>
          </table:table-cell>
          <table:table-cell office:value-type="float" office:value="46.9468" calcext:value-type="float">
            <text:p>46.94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Hölle 1. Gewächs (Rheingau)</text:p>
          </table:table-cell>
          <table:table-cell office:value-type="string" calcext:value-type="string">
            <text:p>Künst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900" calcext:value-type="float">
            <text:p>5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mm6f2yjrwjfy41zh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chheim Hölle Erstes Gewächs</text:p>
          </table:table-cell>
          <table:table-cell office:value-type="string" calcext:value-type="string">
            <text:p>Künstler</text:p>
          </table:table-cell>
          <table:table-cell office:value-type="float" office:value="38.18251" calcext:value-type="float">
            <text:p>38.182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Ried Steinertal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yde8h8s9126qatbht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Ried Steinertal</text:p>
          </table:table-cell>
          <table:table-cell office:value-type="string" calcext:value-type="string">
            <text:p>F.X. Pichler</text:p>
          </table:table-cell>
          <table:table-cell office:value-type="float" office:value="30.004349" calcext:value-type="float">
            <text:p>30.0043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Loibenberg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p1ebck3cbt9y1yed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enberg Riesling</text:p>
          </table:table-cell>
          <table:table-cell office:value-type="string" calcext:value-type="string">
            <text:p>Pichler-Krutzler</text:p>
          </table:table-cell>
          <table:table-cell office:value-type="float" office:value="32.997776" calcext:value-type="float">
            <text:p>32.9977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Jesuitengarten GG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g11hwzf5ksyqbpxbc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Jesuitengarten Forst GG</text:p>
          </table:table-cell>
          <table:table-cell office:value-type="string" calcext:value-type="string">
            <text:p>Von Winning</text:p>
          </table:table-cell>
          <table:table-cell office:value-type="float" office:value="48.69998" calcext:value-type="float">
            <text:p>48.699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Vinothekfüllun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6100" calcext:value-type="float">
            <text:p>6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h0rmy8qzxtxnnap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Vinothekfullung Smaragd</text:p>
          </table:table-cell>
          <table:table-cell office:value-type="string" calcext:value-type="string">
            <text:p>Weingut Knoll</text:p>
          </table:table-cell>
          <table:table-cell office:value-type="float" office:value="32.454193" calcext:value-type="float">
            <text:p>32.4541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Vinothekfüllun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h5h0rmy8qzxtxnnap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Vinothekfullung Smaragd</text:p>
          </table:table-cell>
          <table:table-cell office:value-type="string" calcext:value-type="string">
            <text:p>Weingut Knoll</text:p>
          </table:table-cell>
          <table:table-cell office:value-type="float" office:value="32.454193" calcext:value-type="float">
            <text:p>32.4541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Ried Kellerberg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000" calcext:value-type="float">
            <text:p>17000</text:p>
          </table:table-cell>
          <table:table-cell office:value-type="float" office:value="9500" calcext:value-type="float">
            <text:p>9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ph2ahb0x54p82c8p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llerberg Riesling</text:p>
          </table:table-cell>
          <table:table-cell office:value-type="string" calcext:value-type="string">
            <text:p>Pichler-Krutzler</text:p>
          </table:table-cell>
          <table:table-cell office:value-type="float" office:value="33.150505" calcext:value-type="float">
            <text:p>33.1505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1000 Alte Reben</text:p>
          </table:table-cell>
          <table:table-cell office:value-type="string" calcext:value-type="string">
            <text:p>Sorent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7100" calcext:value-type="float">
            <text:p>71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7mhw7jqx57k5p1wdm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 Von 1000 Alte Reben</text:p>
          </table:table-cell>
          <table:table-cell office:value-type="string" calcext:value-type="string">
            <text:p>Sorentberg</text:p>
          </table:table-cell>
          <table:table-cell office:value-type="float" office:value="49.713318" calcext:value-type="float">
            <text:p>49.71331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Rangen de Thann</text:p>
          </table:table-cell>
          <table:table-cell office:value-type="string" calcext:value-type="string">
            <text:p>Zind Humbrech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s6n57e9yyzx8cva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lsace Thann</text:p>
          </table:table-cell>
          <table:table-cell office:value-type="string" calcext:value-type="string">
            <text:p>Domaine Zind Humbrecht</text:p>
          </table:table-cell>
          <table:table-cell office:value-type="float" office:value="43.892334" calcext:value-type="float">
            <text:p>43.8923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Sharzhofberger Kabinett</text:p>
          </table:table-cell>
          <table:table-cell office:value-type="string" calcext:value-type="string">
            <text:p>Egon Mü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3000" calcext:value-type="float">
            <text:p>23000</text:p>
          </table:table-cell>
          <table:table-cell office:value-type="float" office:value="8800" calcext:value-type="float">
            <text:p>8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avs41f82qprrk9t5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arzhofberger Riesling Kabinett</text:p>
          </table:table-cell>
          <table:table-cell office:value-type="string" calcext:value-type="string">
            <text:p>Egon Müller - Scharzhof</text:p>
          </table:table-cell>
          <table:table-cell office:value-type="float" office:value="43.621567" calcext:value-type="float">
            <text:p>43.6215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Riesling Singerriedel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2500" calcext:value-type="float">
            <text:p>22500</text:p>
          </table:table-cell>
          <table:table-cell office:value-type="float" office:value="9300" calcext:value-type="float">
            <text:p>9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g2d56f79mtzbbe42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ngerriedel - Riesling Trockenbeerenauslese</text:p>
          </table:table-cell>
          <table:table-cell office:value-type="string" calcext:value-type="string">
            <text:p>Franz Hirtzberger</text:p>
          </table:table-cell>
          <table:table-cell office:value-type="float" office:value="39.41006" calcext:value-type="float">
            <text:p>39.4100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ESLING Wiltinger Braune Kupp</text:p>
          </table:table-cell>
          <table:table-cell office:value-type="string" calcext:value-type="string">
            <text:p>Egon Mü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7500" calcext:value-type="float">
            <text:p>27500</text:p>
          </table:table-cell>
          <table:table-cell office:value-type="float" office:value="10900" calcext:value-type="float">
            <text:p>10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7e3dtmtt06t1f0x5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'Le Gallais' Wiltinger Braune Kupp Spätlese</text:p>
          </table:table-cell>
          <table:table-cell office:value-type="string" calcext:value-type="string">
            <text:p>Egon Müller - Scharzhof</text:p>
          </table:table-cell>
          <table:table-cell office:value-type="float" office:value="43.73672" calcext:value-type="float">
            <text:p>43.736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Gantenbein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0000" calcext:value-type="float">
            <text:p>30000</text:p>
          </table:table-cell>
          <table:table-cell office:value-type="float" office:value="16500" calcext:value-type="float">
            <text:p>16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hpgmhsggk30z89dp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5.117594" calcext:value-type="float">
            <text:p>25.1175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Unendlich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0" calcext:value-type="float">
            <text:p>30000</text:p>
          </table:table-cell>
          <table:table-cell office:value-type="float" office:value="18900" calcext:value-type="float">
            <text:p>18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c1zprp094k8h3wg6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endlich Riesling</text:p>
          </table:table-cell>
          <table:table-cell office:value-type="string" calcext:value-type="string">
            <text:p>F.X. Pichler</text:p>
          </table:table-cell>
          <table:table-cell office:value-type="float" office:value="34.019382" calcext:value-type="float">
            <text:p>34.0193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KERNER Aristos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5.92523" calcext:value-type="float">
            <text:p>25.925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KERNER Sabiona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yab5ehdcf6kv2kqap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Sabiona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8.278873" calcext:value-type="float">
            <text:p>28.2788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KERNER GRANIT 960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wvb3pwd4nb0hg64vy4nzn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Halbtrocken</text:p>
          </table:table-cell>
          <table:table-cell office:value-type="string" calcext:value-type="string">
            <text:p>Rheinberg Kellerei</text:p>
          </table:table-cell>
          <table:table-cell office:value-type="float" office:value="21.79348" calcext:value-type="float">
            <text:p>21.793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Winkl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447952" calcext:value-type="float">
            <text:p>41.4479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Folisny Breg</text:p>
          </table:table-cell>
          <table:table-cell office:value-type="string" calcext:value-type="string">
            <text:p>Ciringa - 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rvcmb98xm8zmtkmdwfb1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osilni Breg Sauvignon Blanc</text:p>
          </table:table-cell>
          <table:table-cell office:value-type="string" calcext:value-type="string">
            <text:p>Domaine Ciringa</text:p>
          </table:table-cell>
          <table:table-cell office:value-type="float" office:value="35.207565" calcext:value-type="float">
            <text:p>35.2075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auvignon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68kd0thbpvqktd36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 Sauvignon</text:p>
          </table:table-cell>
          <table:table-cell office:value-type="string" calcext:value-type="string">
            <text:p>Girlan</text:p>
          </table:table-cell>
          <table:table-cell office:value-type="float" office:value="41.05051" calcext:value-type="float">
            <text:p>41.050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Oberberg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2140" calcext:value-type="float">
            <text:p>21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7dashcv82bnem6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Oberberg</text:p>
          </table:table-cell>
          <table:table-cell office:value-type="string" calcext:value-type="string">
            <text:p>Kornell</text:p>
          </table:table-cell>
          <table:table-cell office:value-type="float" office:value="35.69542" calcext:value-type="float">
            <text:p>35.695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Cloudy Bay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500" calcext:value-type="float">
            <text:p>5500</text:p>
          </table:table-cell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4gff46dt7jeatp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loudy Bay</text:p>
          </table:table-cell>
          <table:table-cell office:value-type="float" office:value="37.456886" calcext:value-type="float">
            <text:p>37.45688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AUVIGNON WILD FERMENT</text:p>
          </table:table-cell>
          <table:table-cell office:value-type="string" calcext:value-type="string">
            <text:p>Greywack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teaxrjme8fwhavepp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ild Sauvignon</text:p>
          </table:table-cell>
          <table:table-cell office:value-type="string" calcext:value-type="string">
            <text:p>Greywacke</text:p>
          </table:table-cell>
          <table:table-cell office:value-type="float" office:value="41.94576" calcext:value-type="float">
            <text:p>41.945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Limes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120" calcext:value-type="float">
            <text:p>21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b780pa608pcm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imes</text:p>
          </table:table-cell>
          <table:table-cell office:value-type="string" calcext:value-type="string">
            <text:p>Ignaz Niedrist</text:p>
          </table:table-cell>
          <table:table-cell office:value-type="float" office:value="34.09012" calcext:value-type="float">
            <text:p>34.090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00" calcext:value-type="float">
            <text:p>19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8d5bsr9fwt7txxx7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iere</text:p>
          </table:table-cell>
          <table:table-cell office:value-type="string" calcext:value-type="string">
            <text:p>Vie di Romans</text:p>
          </table:table-cell>
          <table:table-cell office:value-type="float" office:value="41.481434" calcext:value-type="float">
            <text:p>41.4814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auvignon Fumé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86sge6036016g43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Fumé</text:p>
          </table:table-cell>
          <table:table-cell office:value-type="string" calcext:value-type="string">
            <text:p>Weingut Abraham</text:p>
          </table:table-cell>
          <table:table-cell office:value-type="float" office:value="36.97043" calcext:value-type="float">
            <text:p>36.970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Iris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vwee4ymdacgbes7fsg7df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Iris Bio</text:p>
          </table:table-cell>
          <table:table-cell office:value-type="string" calcext:value-type="string">
            <text:p>Ronco del Gnemiz</text:p>
          </table:table-cell>
          <table:table-cell office:value-type="float" office:value="44.593792" calcext:value-type="float">
            <text:p>44.5937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Lozeta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4ybt2v0hrga4mw7tg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ozeta</text:p>
          </table:table-cell>
          <table:table-cell office:value-type="string" calcext:value-type="string">
            <text:p>Ronco del Gnemiz</text:p>
          </table:table-cell>
          <table:table-cell office:value-type="float" office:value="49.47714" calcext:value-type="float">
            <text:p>49.4771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AUVIGNON Sancerre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800" calcext:value-type="float">
            <text:p>7800</text:p>
          </table:table-cell>
          <table:table-cell office:value-type="float" office:value="3100" calcext:value-type="float">
            <text:p>3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ahdkkvbnrn3fjs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Chambrates</text:p>
          </table:table-cell>
          <table:table-cell office:value-type="string" calcext:value-type="string">
            <text:p>Domaine Vacheron</text:p>
          </table:table-cell>
          <table:table-cell office:value-type="float" office:value="30.501015" calcext:value-type="float">
            <text:p>30.5010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Ronco delle Mele</text:p>
          </table:table-cell>
          <table:table-cell office:value-type="string" calcext:value-type="string">
            <text:p>Veni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200" calcext:value-type="float">
            <text:p>8200</text:p>
          </table:table-cell>
          <table:table-cell office:value-type="float" office:value="3100" calcext:value-type="float">
            <text:p>31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64xrr18y47rpcfxx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onco delle Mele</text:p>
          </table:table-cell>
          <table:table-cell office:value-type="string" calcext:value-type="string">
            <text:p>Venica &amp; Venica</text:p>
          </table:table-cell>
          <table:table-cell office:value-type="float" office:value="50.153793" calcext:value-type="float">
            <text:p>50.1537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Lozeta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vwee4ybt2v0hrga4mw7tg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ozeta</text:p>
          </table:table-cell>
          <table:table-cell office:value-type="string" calcext:value-type="string">
            <text:p>Ronco del Gnemiz</text:p>
          </table:table-cell>
          <table:table-cell office:value-type="float" office:value="49.47714" calcext:value-type="float">
            <text:p>49.4771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AUVIGNON Ertichetta Scur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500" calcext:value-type="float">
            <text:p>95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vsgp6e59aak2hw96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Borgo del Tiglio</text:p>
          </table:table-cell>
          <table:table-cell office:value-type="float" office:value="35.27675" calcext:value-type="float">
            <text:p>35.276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Quarz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0.107864" calcext:value-type="float">
            <text:p>40.1078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Quarz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3600" calcext:value-type="float">
            <text:p>36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0.107864" calcext:value-type="float">
            <text:p>40.1078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TE KOKO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3750" calcext:value-type="float">
            <text:p>37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e0fwx8ezr0z8ghx0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e Koko</text:p>
          </table:table-cell>
          <table:table-cell office:value-type="string" calcext:value-type="string">
            <text:p>Cloudy Bay</text:p>
          </table:table-cell>
          <table:table-cell office:value-type="float" office:value="55.61051" calcext:value-type="float">
            <text:p>55.610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Les Hauts de Smith Blanc</text:p>
          </table:table-cell>
          <table:table-cell office:value-type="string" calcext:value-type="string">
            <text:p>Smith Haut Lafi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nkskk69ksesa5x3z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Hauts de Smith Pessac-Leognan Blanc</text:p>
          </table:table-cell>
          <table:table-cell office:value-type="string" calcext:value-type="string">
            <text:p>Château Smith Haut-Lafitte</text:p>
          </table:table-cell>
          <table:table-cell office:value-type="float" office:value="48.869682" calcext:value-type="float">
            <text:p>48.8696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Lieben Aich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300" calcext:value-type="float">
            <text:p>10300</text:p>
          </table:table-cell>
          <table:table-cell office:value-type="float" office:value="4600" calcext:value-type="float">
            <text:p>4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3.34854" calcext:value-type="float">
            <text:p>43.348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Etienne Sancerre</text:p>
          </table:table-cell>
          <table:table-cell office:value-type="string" calcext:value-type="string">
            <text:p>Henri Bourge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000" calcext:value-type="float">
            <text:p>9000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ncqfe5cmf5ndb1jvv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Etienne Henri</text:p>
          </table:table-cell>
          <table:table-cell office:value-type="string" calcext:value-type="string">
            <text:p>Henri Bourgeois</text:p>
          </table:table-cell>
          <table:table-cell office:value-type="float" office:value="46.665386" calcext:value-type="float">
            <text:p>46.6653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39.230545" calcext:value-type="float">
            <text:p>39.2305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39.230545" calcext:value-type="float">
            <text:p>39.2305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Ried Zieregg</text:p>
          </table:table-cell>
          <table:table-cell office:value-type="string" calcext:value-type="string">
            <text:p>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5100" calcext:value-type="float">
            <text:p>5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7mxp3qbt1ddm3evk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Zieregg Dreieck</text:p>
          </table:table-cell>
          <table:table-cell office:value-type="string" calcext:value-type="string">
            <text:p>Tement</text:p>
          </table:table-cell>
          <table:table-cell office:value-type="float" office:value="37.89379" calcext:value-type="float">
            <text:p>37.893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Ried Zieregg</text:p>
          </table:table-cell>
          <table:table-cell office:value-type="string" calcext:value-type="string">
            <text:p>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17mxp3qbt1ddm3evk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Zieregg Dreieck</text:p>
          </table:table-cell>
          <table:table-cell office:value-type="string" calcext:value-type="string">
            <text:p>Tement</text:p>
          </table:table-cell>
          <table:table-cell office:value-type="float" office:value="37.89379" calcext:value-type="float">
            <text:p>37.893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ancerre Les Romains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wavrc0ykvdbhgrckp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es Romains</text:p>
          </table:table-cell>
          <table:table-cell office:value-type="string" calcext:value-type="string">
            <text:p>Domaine Vacheron</text:p>
          </table:table-cell>
          <table:table-cell office:value-type="float" office:value="38.85888" calcext:value-type="float">
            <text:p>38.858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ancerre Les Romains</text:p>
          </table:table-cell>
          <table:table-cell office:value-type="string" calcext:value-type="string">
            <text:p>Alphonse Me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vx7ay9bq3genbnqhm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Romains Sancerre</text:p>
          </table:table-cell>
          <table:table-cell office:value-type="string" calcext:value-type="string">
            <text:p>Alphonse Mellot</text:p>
          </table:table-cell>
          <table:table-cell office:value-type="float" office:value="53.05504" calcext:value-type="float">
            <text:p>53.055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ancerre la Grande Cote</text:p>
          </table:table-cell>
          <table:table-cell office:value-type="string" calcext:value-type="string">
            <text:p>Pascal Cot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000" calcext:value-type="float">
            <text:p>13000</text:p>
          </table:table-cell>
          <table:table-cell office:value-type="float" office:value="6700" calcext:value-type="float">
            <text:p>6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ze54vv15g4f0wgyq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a Grande Côte</text:p>
          </table:table-cell>
          <table:table-cell office:value-type="string" calcext:value-type="string">
            <text:p>Pascal Cotat</text:p>
          </table:table-cell>
          <table:table-cell office:value-type="float" office:value="52.294518" calcext:value-type="float">
            <text:p>52.2945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ancerre le Mont Damnee</text:p>
          </table:table-cell>
          <table:table-cell office:value-type="string" calcext:value-type="string">
            <text:p>Pascal Cot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h3381saca8c5bgcccp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es Monts Damnés</text:p>
          </table:table-cell>
          <table:table-cell office:value-type="string" calcext:value-type="string">
            <text:p>Pascal Cotat</text:p>
          </table:table-cell>
          <table:table-cell office:value-type="float" office:value="52.690575" calcext:value-type="float">
            <text:p>52.690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auvignon The Wine Collection 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4.658287" calcext:value-type="float">
            <text:p>54.6582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Baron de L</text:p>
          </table:table-cell>
          <table:table-cell office:value-type="string" calcext:value-type="string">
            <text:p>Ladouce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200" calcext:value-type="float">
            <text:p>14200</text:p>
          </table:table-cell>
          <table:table-cell office:value-type="float" office:value="7700" calcext:value-type="float">
            <text:p>7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js21tt2q4m48fexv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Baron de L</text:p>
          </table:table-cell>
          <table:table-cell office:value-type="string" calcext:value-type="string">
            <text:p>Domaine de Ladoucette</text:p>
          </table:table-cell>
          <table:table-cell office:value-type="float" office:value="29.513165" calcext:value-type="float">
            <text:p>29.5131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Buisson Renard</text:p>
          </table:table-cell>
          <table:table-cell office:value-type="string" calcext:value-type="string">
            <text:p>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7bzg9z930ytz72je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isson Renard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38.78325" calcext:value-type="float">
            <text:p>38.783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ULLER THURGAU Muller Thurgau 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e80gk8f0f496j1a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 office:value-type="float" office:value="57.120506" calcext:value-type="float">
            <text:p>57.1205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ULLER THURGAU Vinschgau</text:p>
          </table:table-cell>
          <table:table-cell office:value-type="string" calcext:value-type="string">
            <text:p>Unterort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wvat5atk7sskfk9e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29.74733" calcext:value-type="float">
            <text:p>29.747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ULLER THURGAU Feldmarshall Von Fenner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3400" calcext:value-type="float">
            <text:p>34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56.850876" calcext:value-type="float">
            <text:p>56.8508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Lugana</text:p>
          </table:table-cell>
          <table:table-cell office:value-type="string" calcext:value-type="string">
            <text:p>Oliv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b7qp7kq1pccfps7h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Olivini</text:p>
          </table:table-cell>
          <table:table-cell office:value-type="float" office:value="38.770866" calcext:value-type="float">
            <text:p>38.7708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Boschera Centogufi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j6d08th3hdaf6q0wh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Centogufi</text:p>
          </table:table-cell>
          <table:table-cell office:value-type="string" calcext:value-type="string">
            <text:p>Malibràn</text:p>
          </table:table-cell>
          <table:table-cell office:value-type="float" office:value="44.419544" calcext:value-type="float">
            <text:p>44.419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Moscato Giallo Secco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pg268wschzkyps10g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 Vigneti delle Dolomiti</text:p>
          </table:table-cell>
          <table:table-cell office:value-type="string" calcext:value-type="string">
            <text:p>Franz Haas</text:p>
          </table:table-cell>
          <table:table-cell office:value-type="float" office:value="38.8502" calcext:value-type="float">
            <text:p>38.85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arjcanti</text:p>
          </table:table-cell>
          <table:table-cell office:value-type="string" calcext:value-type="string">
            <text:p>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syh4zgs1ev6sath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jcanti Bianco Bio</text:p>
          </table:table-cell>
          <table:table-cell office:value-type="string" calcext:value-type="string">
            <text:p>Gulfi</text:p>
          </table:table-cell>
          <table:table-cell office:value-type="float" office:value="41.757507" calcext:value-type="float">
            <text:p>41.7575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Steinkrügle Gutedel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qc6gka4dsfw7kxe6h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teinkrügle</text:p>
          </table:table-cell>
          <table:table-cell office:value-type="string" calcext:value-type="string">
            <text:p>Ziereisen</text:p>
          </table:table-cell>
          <table:table-cell office:value-type="float" office:value="40.215256" calcext:value-type="float">
            <text:p>40.21525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Semillon</text:p>
          </table:table-cell>
          <table:table-cell office:value-type="string" calcext:value-type="string">
            <text:p>Principe Alb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rvcmhg8653qfw6k7bjkc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Blend White</text:p>
          </table:table-cell>
          <table:table-cell office:value-type="string" calcext:value-type="string">
            <text:p>Principe de Ouro</text:p>
          </table:table-cell>
          <table:table-cell office:value-type="float" office:value="18.133024" calcext:value-type="float">
            <text:p>18.1330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Fojana Rebula</text:p>
          </table:table-cell>
          <table:table-cell office:value-type="string" calcext:value-type="string">
            <text:p>Edi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z9zfzq9s13253496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ngle Vineyard Fojana Rebulu</text:p>
          </table:table-cell>
          <table:table-cell office:value-type="string" calcext:value-type="string">
            <text:p>Edi Simčič</text:p>
          </table:table-cell>
          <table:table-cell office:value-type="float" office:value="43.65384" calcext:value-type="float">
            <text:p>43.653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Aligoté Clos du Roy</text:p>
          </table:table-cell>
          <table:table-cell office:value-type="string" calcext:value-type="string">
            <text:p>Sylvain Pata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800" calcext:value-type="float">
            <text:p>8800</text:p>
          </table:table-cell>
          <table:table-cell office:value-type="float" office:value="3700" calcext:value-type="float">
            <text:p>3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11b1ar1aqhnq1b71j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los du Roy Bourgogne Aligoté</text:p>
          </table:table-cell>
          <table:table-cell office:value-type="string" calcext:value-type="string">
            <text:p>Sylvain Pataille</text:p>
          </table:table-cell>
          <table:table-cell office:value-type="float" office:value="56.242363" calcext:value-type="float">
            <text:p>56.2423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Franschhoek Semillon</text:p>
          </table:table-cell>
          <table:table-cell office:value-type="string" calcext:value-type="string">
            <text:p>Boekenhoutsklo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smckp2aa9wpwq49v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Franschhoek</text:p>
          </table:table-cell>
          <table:table-cell office:value-type="string" calcext:value-type="string">
            <text:p>Boekenhoutskloof</text:p>
          </table:table-cell>
          <table:table-cell office:value-type="float" office:value="39.8185" calcext:value-type="float">
            <text:p>39.81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Il San Lorenzo</text:p>
          </table:table-cell>
          <table:table-cell office:value-type="string" calcext:value-type="string">
            <text:p>Fattoria San L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mvjtwd4a3qa9agz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an Lorenzo</text:p>
          </table:table-cell>
          <table:table-cell office:value-type="string" calcext:value-type="string">
            <text:p>Fattoria San Lorenzo</text:p>
          </table:table-cell>
          <table:table-cell office:value-type="float" office:value="53.964363" calcext:value-type="float">
            <text:p>53.9643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Trebbiano d'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45.269585" calcext:value-type="float">
            <text:p>45.2695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Pecorino d´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q7cpvha6n6bye2q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</text:p>
          </table:table-cell>
          <table:table-cell office:value-type="string" calcext:value-type="string">
            <text:p>Emidio Pepe</text:p>
          </table:table-cell>
          <table:table-cell office:value-type="float" office:value="39.000546" calcext:value-type="float">
            <text:p>39.0005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Albarino Pazo Barrantes</text:p>
          </table:table-cell>
          <table:table-cell office:value-type="string" calcext:value-type="string">
            <text:p>Marques Murri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4200" calcext:value-type="float">
            <text:p>4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jcyj2rzfy43takw62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mtesse de Pazo Barrantes Albariño</text:p>
          </table:table-cell>
          <table:table-cell office:value-type="string" calcext:value-type="string">
            <text:p>Marqués de Murrieta - Pazo Barrantes</text:p>
          </table:table-cell>
          <table:table-cell office:value-type="float" office:value="40.30708" calcext:value-type="float">
            <text:p>40.307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ondrieu Combe Malleval</text:p>
          </table:table-cell>
          <table:table-cell office:value-type="string" calcext:value-type="string">
            <text:p>Og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rcrtx0m8s8ggracaa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mbe de Malleval Condrieu</text:p>
          </table:table-cell>
          <table:table-cell office:value-type="string" calcext:value-type="string">
            <text:p>Michel &amp; Stéphane Ogier</text:p>
          </table:table-cell>
          <table:table-cell office:value-type="float" office:value="37.488243" calcext:value-type="float">
            <text:p>37.488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Trebbiano </text:p>
          </table:table-cell>
          <table:table-cell office:value-type="string" calcext:value-type="string">
            <text:p>Monterap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800" calcext:value-type="float">
            <text:p>11800</text:p>
          </table:table-cell>
          <table:table-cell office:value-type="float" office:value="5800" calcext:value-type="float">
            <text:p>5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3zxkdfzrksqyzxwe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Colli della Toscana Centrale</text:p>
          </table:table-cell>
          <table:table-cell office:value-type="string" calcext:value-type="string">
            <text:p>Monteraponi</text:p>
          </table:table-cell>
          <table:table-cell office:value-type="float" office:value="34.788685" calcext:value-type="float">
            <text:p>34.7886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los de la Coulee de Serrant</text:p>
          </table:table-cell>
          <table:table-cell office:value-type="string" calcext:value-type="string">
            <text:p>Nicolas 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v06ynaty6rcxkr29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ennières Clos de la Coulée de Serrant</text:p>
          </table:table-cell>
          <table:table-cell office:value-type="string" calcext:value-type="string">
            <text:p>Nicolas Joly</text:p>
          </table:table-cell>
          <table:table-cell office:value-type="float" office:value="56.81907" calcext:value-type="float">
            <text:p>56.819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FMC</text:p>
          </table:table-cell>
          <table:table-cell office:value-type="string" calcext:value-type="string">
            <text:p>Ken Forres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601ytejqpjnq7cnyk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FMC Chenin Blanc</text:p>
          </table:table-cell>
          <table:table-cell office:value-type="string" calcext:value-type="string">
            <text:p>Ken Forrester</text:p>
          </table:table-cell>
          <table:table-cell office:value-type="float" office:value="44.400158" calcext:value-type="float">
            <text:p>44.40015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SCHIST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h5gq4s73f6qb3rngt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st Syrah</text:p>
          </table:table-cell>
          <table:table-cell office:value-type="string" calcext:value-type="string">
            <text:p>Mullineux</text:p>
          </table:table-cell>
          <table:table-cell office:value-type="float" office:value="36.747017" calcext:value-type="float">
            <text:p>36.74701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GRANITE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gaaxaee9bj079yg35j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ite Syrah</text:p>
          </table:table-cell>
          <table:table-cell office:value-type="string" calcext:value-type="string">
            <text:p>Mullineux</text:p>
          </table:table-cell>
          <table:table-cell office:value-type="float" office:value="35.83594" calcext:value-type="float">
            <text:p>35.835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Gutedel Jaspis Hoch 104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2500" calcext:value-type="float">
            <text:p>22500</text:p>
          </table:table-cell>
          <table:table-cell office:value-type="float" office:value="11600" calcext:value-type="float">
            <text:p>11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wjprx6av74hkm6dbe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Jaspis Roter Gütedel Unterirdisch</text:p>
          </table:table-cell>
          <table:table-cell office:value-type="string" calcext:value-type="string">
            <text:p>Ziereisen</text:p>
          </table:table-cell>
          <table:table-cell office:value-type="float" office:value="41.633858" calcext:value-type="float">
            <text:p>41.6338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Mareneve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9r4tar23j10s0vrw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eneve</text:p>
          </table:table-cell>
          <table:table-cell office:value-type="string" calcext:value-type="string">
            <text:p>Federico Graziani</text:p>
          </table:table-cell>
          <table:table-cell office:value-type="float" office:value="56.367786" calcext:value-type="float">
            <text:p>56.3677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Etna Bianco </text:p>
          </table:table-cell>
          <table:table-cell office:value-type="string" calcext:value-type="string">
            <text:p>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3ytwf7a3gmj8103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</text:p>
          </table:table-cell>
          <table:table-cell office:value-type="string" calcext:value-type="string">
            <text:p>Tenuta delle Terre Nere</text:p>
          </table:table-cell>
          <table:table-cell office:value-type="float" office:value="30.995096" calcext:value-type="float">
            <text:p>30.9950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Soave Classico "I Palchi" Foscarino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2c2wrcbqhfnrxkby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I Palchi Grande Cuvée Foscarino</text:p>
          </table:table-cell>
          <table:table-cell office:value-type="string" calcext:value-type="string">
            <text:p>Inama Azienda Agricola</text:p>
          </table:table-cell>
          <table:table-cell office:value-type="float" office:value="45.721687" calcext:value-type="float">
            <text:p>45.7216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Ameixambar</text:p>
          </table:table-cell>
          <table:table-cell office:value-type="string" calcext:value-type="string">
            <text:p>Adega do Vulca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kzng5ce4gcykrxkjft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lexus White</text:p>
          </table:table-cell>
          <table:table-cell office:value-type="string" calcext:value-type="string">
            <text:p>Adega Cartaxo</text:p>
          </table:table-cell>
          <table:table-cell office:value-type="float" office:value="18.817713" calcext:value-type="float">
            <text:p>18.8177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Idda Bian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9y9541kx9naws6m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dda Bianco</text:p>
          </table:table-cell>
          <table:table-cell office:value-type="string" calcext:value-type="string">
            <text:p>Gaja</text:p>
          </table:table-cell>
          <table:table-cell office:value-type="float" office:value="41.52204" calcext:value-type="float">
            <text:p>41.5220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Vigne Niche Montalto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03f7pjecb9bm5jrb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 Cuvée delle Vigne Niche</text:p>
          </table:table-cell>
          <table:table-cell office:value-type="string" calcext:value-type="string">
            <text:p>Tenuta delle Terre Nere</text:p>
          </table:table-cell>
          <table:table-cell office:value-type="float" office:value="35.26043" calcext:value-type="float">
            <text:p>35.260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Vigne Niche Montalto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03f7pjecb9bm5jrb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 Cuvée delle Vigne Niche</text:p>
          </table:table-cell>
          <table:table-cell office:value-type="string" calcext:value-type="string">
            <text:p>Tenuta delle Terre Nere</text:p>
          </table:table-cell>
          <table:table-cell office:value-type="float" office:value="35.26043" calcext:value-type="float">
            <text:p>35.260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Vigne Niche Montalto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03f7pjecb9bm5jrb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 Cuvée delle Vigne Niche</text:p>
          </table:table-cell>
          <table:table-cell office:value-type="string" calcext:value-type="string">
            <text:p>Tenuta delle Terre Nere</text:p>
          </table:table-cell>
          <table:table-cell office:value-type="float" office:value="35.26043" calcext:value-type="float">
            <text:p>35.260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Santo Spirito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mw0eg4c4j50mag7rhj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Santo Spirito Bianco</text:p>
          </table:table-cell>
          <table:table-cell office:value-type="string" calcext:value-type="string">
            <text:p>Tenuta delle Terre Nere</text:p>
          </table:table-cell>
          <table:table-cell office:value-type="float" office:value="38.88587" calcext:value-type="float">
            <text:p>38.885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DU LOT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300" calcext:value-type="float">
            <text:p>930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2nsn8mkdb3we322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Vigneto du Lot</text:p>
          </table:table-cell>
          <table:table-cell office:value-type="string" calcext:value-type="string">
            <text:p>Inama Azienda Agricola</text:p>
          </table:table-cell>
          <table:table-cell office:value-type="float" office:value="26.607946" calcext:value-type="float">
            <text:p>26.6079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alvarino</text:p>
          </table:table-cell>
          <table:table-cell office:value-type="string" calcext:value-type="string">
            <text:p>Piero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9300" calcext:value-type="float">
            <text:p>9300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4tjshy9tb20x9c3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alvarino Bio</text:p>
          </table:table-cell>
          <table:table-cell office:value-type="string" calcext:value-type="string">
            <text:p>Pieropan</text:p>
          </table:table-cell>
          <table:table-cell office:value-type="float" office:value="34.788395" calcext:value-type="float">
            <text:p>34.7883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olaris Solaris Pustrissa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twz6nve2ex9apdeh5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strissa</text:p>
          </table:table-cell>
          <table:table-cell office:value-type="string" calcext:value-type="string">
            <text:p>Laimburg</text:p>
          </table:table-cell>
          <table:table-cell office:value-type="float" office:value="45.82088" calcext:value-type="float">
            <text:p>45.820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olaris Vino del Passo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300" calcext:value-type="float">
            <text:p>8300</text:p>
          </table:table-cell>
          <table:table-cell office:value-type="float" office:value="3700" calcext:value-type="float">
            <text:p>37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fy68k5r6f4457n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Vino del Passo Bio</text:p>
          </table:table-cell>
          <table:table-cell office:value-type="string" calcext:value-type="string">
            <text:p>Lieselehof</text:p>
          </table:table-cell>
          <table:table-cell office:value-type="float" office:value="51.21995" calcext:value-type="float">
            <text:p>51.219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Erbaluce </text:p>
          </table:table-cell>
          <table:table-cell office:value-type="string" calcext:value-type="string">
            <text:p>Ferran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cmtk40ya71bjhnk9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rbaluce Cariola</text:p>
          </table:table-cell>
          <table:table-cell office:value-type="string" calcext:value-type="string">
            <text:p>Ferrando</text:p>
          </table:table-cell>
          <table:table-cell office:value-type="float" office:value="32.631577" calcext:value-type="float">
            <text:p>32.6315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Roero Arneis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fddxje37nb8mgzds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</text:p>
          </table:table-cell>
          <table:table-cell office:value-type="string" calcext:value-type="string">
            <text:p>Bruno Giacosa</text:p>
          </table:table-cell>
          <table:table-cell office:value-type="float" office:value="50.103256" calcext:value-type="float">
            <text:p>50.1032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Roero Arneis BLANGE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dcssjtppy7fmpq0c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neis Langhe Blange</text:p>
          </table:table-cell>
          <table:table-cell office:value-type="string" calcext:value-type="string">
            <text:p>Ceretto</text:p>
          </table:table-cell>
          <table:table-cell office:value-type="float" office:value="38.751743" calcext:value-type="float">
            <text:p>38.7517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Derthona Timorasso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400" calcext:value-type="float">
            <text:p>24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43h74myv9bsa1yca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erthona Bio</text:p>
          </table:table-cell>
          <table:table-cell office:value-type="string" calcext:value-type="string">
            <text:p>Borgogno</text:p>
          </table:table-cell>
          <table:table-cell office:value-type="float" office:value="43.943714" calcext:value-type="float">
            <text:p>43.9437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Derthona Timorasso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43h74myv9bsa1yca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erthona Bio</text:p>
          </table:table-cell>
          <table:table-cell office:value-type="string" calcext:value-type="string">
            <text:p>Borgogno</text:p>
          </table:table-cell>
          <table:table-cell office:value-type="float" office:value="43.943714" calcext:value-type="float">
            <text:p>43.9437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Grand Fosto</text:p>
          </table:table-cell>
          <table:table-cell office:value-type="string" calcext:value-type="string">
            <text:p>Marina Co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m3eecxn4w2dmaznmc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 Fostó</text:p>
          </table:table-cell>
          <table:table-cell office:value-type="string" calcext:value-type="string">
            <text:p>Marina Coppi</text:p>
          </table:table-cell>
          <table:table-cell office:value-type="float" office:value="49.42256" calcext:value-type="float">
            <text:p>49.4225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Derthona Scaldapulce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4e9wacdvtzpy3qyw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aldapulce Derthona Borgogno</text:p>
          </table:table-cell>
          <table:table-cell office:value-type="string" calcext:value-type="string">
            <text:p>Borgogno</text:p>
          </table:table-cell>
          <table:table-cell office:value-type="float" office:value="47.93877" calcext:value-type="float">
            <text:p>47.938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Timorasso Montemarzino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0800" calcext:value-type="float">
            <text:p>20800</text:p>
          </table:table-cell>
          <table:table-cell office:value-type="float" office:value="10400" calcext:value-type="float">
            <text:p>10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wtpxfd0sbcqeemc62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rthona Montemarzino</text:p>
          </table:table-cell>
          <table:table-cell office:value-type="string" calcext:value-type="string">
            <text:p>Roagna</text:p>
          </table:table-cell>
          <table:table-cell office:value-type="float" office:value="39.61602" calcext:value-type="float">
            <text:p>39.616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Ribolla Gialla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02f8kr6681p77q7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I Clivi</text:p>
          </table:table-cell>
          <table:table-cell office:value-type="float" office:value="46.517113" calcext:value-type="float">
            <text:p>46.5171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Friulano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38dcgetj42nrrw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 Pietro Friulano</text:p>
          </table:table-cell>
          <table:table-cell office:value-type="string" calcext:value-type="string">
            <text:p>I Clivi</text:p>
          </table:table-cell>
          <table:table-cell office:value-type="float" office:value="36.982998" calcext:value-type="float">
            <text:p>36.9829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Slatnik (CH+Friulano)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16mv9xj9c6pgsmjjb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latnik</text:p>
          </table:table-cell>
          <table:table-cell office:value-type="string" calcext:value-type="string">
            <text:p>Radikon</text:p>
          </table:table-cell>
          <table:table-cell office:value-type="float" office:value="45.701454" calcext:value-type="float">
            <text:p>45.7014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Malvasia COLLEZIONE MILLESIMI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7500" calcext:value-type="float">
            <text:p>75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yzv1ammcyyv7bgcp5yrh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Dis Cumieris</text:p>
          </table:table-cell>
          <table:table-cell office:value-type="string" calcext:value-type="string">
            <text:p>Vie di Romans</text:p>
          </table:table-cell>
          <table:table-cell office:value-type="float" office:value="37.66425" calcext:value-type="float">
            <text:p>37.664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Friulan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vsee18011461an21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cai Friulano</text:p>
          </table:table-cell>
          <table:table-cell office:value-type="string" calcext:value-type="string">
            <text:p>Borgo del Tiglio</text:p>
          </table:table-cell>
          <table:table-cell office:value-type="float" office:value="40.493565" calcext:value-type="float">
            <text:p>40.4935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Dolee Friulano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7500" calcext:value-type="float">
            <text:p>7500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xqzs4z0s71rakqk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Dolée</text:p>
          </table:table-cell>
          <table:table-cell office:value-type="string" calcext:value-type="string">
            <text:p>Vie di Romans</text:p>
          </table:table-cell>
          <table:table-cell office:value-type="float" office:value="46.80597" calcext:value-type="float">
            <text:p>46.805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San Zua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2.419136" calcext:value-type="float">
            <text:p>52.4191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San Zua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2.419136" calcext:value-type="float">
            <text:p>52.4191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San Zua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2.419136" calcext:value-type="float">
            <text:p>52.4191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Malvasia Italo Brun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vsbzkhqkq625h91bw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Italo &amp; Bruno</text:p>
          </table:table-cell>
          <table:table-cell office:value-type="string" calcext:value-type="string">
            <text:p>Borgo del Tiglio</text:p>
          </table:table-cell>
          <table:table-cell office:value-type="float" office:value="57.45055" calcext:value-type="float">
            <text:p>57.450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Ronco della Chiesa (Friulano)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4600" calcext:value-type="float">
            <text:p>46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vs2ntacdvc99zfac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Ronco della Chiesa</text:p>
          </table:table-cell>
          <table:table-cell office:value-type="string" calcext:value-type="string">
            <text:p>Borgo del Tiglio</text:p>
          </table:table-cell>
          <table:table-cell office:value-type="float" office:value="59.06205" calcext:value-type="float">
            <text:p>59.062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Ribolla Gialla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000" calcext:value-type="float">
            <text:p>14000</text:p>
          </table:table-cell>
          <table:table-cell office:value-type="float" office:value="6600" calcext:value-type="float">
            <text:p>6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97206" calcext:value-type="float">
            <text:p>44.0972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Picolit SOL</text:p>
          </table:table-cell>
          <table:table-cell office:value-type="string" calcext:value-type="string">
            <text:p>Ronchi di Ci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0000" calcext:value-type="float">
            <text:p>200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1a74k7v3tprs5494r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ôl</text:p>
          </table:table-cell>
          <table:table-cell office:value-type="string" calcext:value-type="string">
            <text:p>Ronchi di Cialla</text:p>
          </table:table-cell>
          <table:table-cell office:value-type="float" office:value="44.191635" calcext:value-type="float">
            <text:p>44.1916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White Blend Saskia Miles</text:p>
          </table:table-cell>
          <table:table-cell office:value-type="string" calcext:value-type="string">
            <text:p>Mossop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cnf745hctyd7ehp8k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skia</text:p>
          </table:table-cell>
          <table:table-cell office:value-type="string" calcext:value-type="string">
            <text:p>Miles Mossop Wines</text:p>
          </table:table-cell>
          <table:table-cell office:value-type="float" office:value="32.598106" calcext:value-type="float">
            <text:p>32.5981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Contessa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37.347603" calcext:value-type="float">
            <text:p>37.3476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Manna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1700" calcext:value-type="float">
            <text:p>1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29" calcext:value-type="float">
            <text:p>38.9372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Galea 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sxkj8ndvcxqm5069d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livi Galea Bianco</text:p>
          </table:table-cell>
          <table:table-cell office:value-type="string" calcext:value-type="string">
            <text:p>I Clivi</text:p>
          </table:table-cell>
          <table:table-cell office:value-type="float" office:value="39.42487" calcext:value-type="float">
            <text:p>39.424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Flors di U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200" calcext:value-type="float">
            <text:p>6200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1jnpkk9pxe4ygtv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 office:value-type="float" office:value="52.24552" calcext:value-type="float">
            <text:p>52.245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50343" calcext:value-type="float">
            <text:p>41.2503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Trias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600" calcext:value-type="float">
            <text:p>56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rqwh2b0tvrv2f3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as Mitterberg Weiss</text:p>
          </table:table-cell>
          <table:table-cell office:value-type="string" calcext:value-type="string">
            <text:p>Ignaz Niedrist</text:p>
          </table:table-cell>
          <table:table-cell office:value-type="float" office:value="55.375153" calcext:value-type="float">
            <text:p>55.3751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Giovo</text:p>
          </table:table-cell>
          <table:table-cell office:value-type="string" calcext:value-type="string">
            <text:p>Bergkellerei Passe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3.42016" calcext:value-type="float">
            <text:p>63.420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Aichberg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ichberg</text:p>
          </table:table-cell>
          <table:table-cell office:value-type="string" calcext:value-type="string">
            <text:p>Kornell</text:p>
          </table:table-cell>
          <table:table-cell office:value-type="float" office:value="37.115685" calcext:value-type="float">
            <text:p>37.1156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Ciallabianco</text:p>
          </table:table-cell>
          <table:table-cell office:value-type="string" calcext:value-type="string">
            <text:p>Ronchi di Ci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snhb4b2418bystv8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iallabianco</text:p>
          </table:table-cell>
          <table:table-cell office:value-type="string" calcext:value-type="string">
            <text:p>Ronchi di Cialla</text:p>
          </table:table-cell>
          <table:table-cell office:value-type="float" office:value="52.40308" calcext:value-type="float">
            <text:p>52.403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Bordeaux Blanc</text:p>
          </table:table-cell>
          <table:table-cell office:value-type="string" calcext:value-type="string">
            <text:p>Chasse Sple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qgf88j2bqdbyerf1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Chasse-Spleen Bordeaux</text:p>
          </table:table-cell>
          <table:table-cell office:value-type="string" calcext:value-type="string">
            <text:p>Château Chasse-Spleen</text:p>
          </table:table-cell>
          <table:table-cell office:value-type="float" office:value="42.70182" calcext:value-type="float">
            <text:p>42.701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Old Vines White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8200" calcext:value-type="float">
            <text:p>8200</text:p>
          </table:table-cell>
          <table:table-cell office:value-type="float" office:value="2700" calcext:value-type="float">
            <text:p>27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3j1fx1ssweks5wpxg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ld Vines White</text:p>
          </table:table-cell>
          <table:table-cell office:value-type="string" calcext:value-type="string">
            <text:p>Mullineux</text:p>
          </table:table-cell>
          <table:table-cell office:value-type="float" office:value="45.516754" calcext:value-type="float">
            <text:p>45.5167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Private Cuve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900" calcext:value-type="float">
            <text:p>29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5.32276" calcext:value-type="float">
            <text:p>45.322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000835" calcext:value-type="float">
            <text:p>45.0008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000835" calcext:value-type="float">
            <text:p>45.0008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000835" calcext:value-type="float">
            <text:p>45.0008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000835" calcext:value-type="float">
            <text:p>45.0008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Gravonia Blanco</text:p>
          </table:table-cell>
          <table:table-cell office:value-type="string" calcext:value-type="string">
            <text:p>Lo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kt1hjj07yjwdtx1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oja Crianza Viña Gravonia</text:p>
          </table:table-cell>
          <table:table-cell office:value-type="string" calcext:value-type="string">
            <text:p>R. López de Heredia</text:p>
          </table:table-cell>
          <table:table-cell office:value-type="float" office:value="41.9053" calcext:value-type="float">
            <text:p>41.90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Veliko Belo</text:p>
          </table:table-cell>
          <table:table-cell office:value-type="string" calcext:value-type="string">
            <text:p>Mov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5nyg4sax0dsgcpks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liko Belo</text:p>
          </table:table-cell>
          <table:table-cell office:value-type="string" calcext:value-type="string">
            <text:p>Movia</text:p>
          </table:table-cell>
          <table:table-cell office:value-type="float" office:value="48.456474" calcext:value-type="float">
            <text:p>48.4564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DUT UN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n3h62psmza0vjvn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ut' Un</text:p>
          </table:table-cell>
          <table:table-cell office:value-type="string" calcext:value-type="string">
            <text:p>Vie di Romans</text:p>
          </table:table-cell>
          <table:table-cell office:value-type="float" office:value="44.76359" calcext:value-type="float">
            <text:p>44.7635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Marsannier ***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e5vg9bzpe2k2p21by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arsannier</text:p>
          </table:table-cell>
          <table:table-cell office:value-type="string" calcext:value-type="string">
            <text:p>Knipser</text:p>
          </table:table-cell>
          <table:table-cell office:value-type="float" office:value="34.104736" calcext:value-type="float">
            <text:p>34.1047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Paleo Bianc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3000" calcext:value-type="float">
            <text:p>1300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k0qkr288bt9xhm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leo Bianco</text:p>
          </table:table-cell>
          <table:table-cell office:value-type="string" calcext:value-type="string">
            <text:p>Le Macchiole</text:p>
          </table:table-cell>
          <table:table-cell office:value-type="float" office:value="45.176483" calcext:value-type="float">
            <text:p>45.1764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Cervaro della Sala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500" calcext:value-type="float">
            <text:p>10500</text:p>
          </table:table-cell>
          <table:table-cell office:value-type="float" office:value="4900" calcext:value-type="float">
            <text:p>49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0chm8mzdg9t8ekn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bbio della Sala</text:p>
          </table:table-cell>
          <table:table-cell office:value-type="string" calcext:value-type="string">
            <text:p>Antinori</text:p>
          </table:table-cell>
          <table:table-cell office:value-type="float" office:value="39.70244" calcext:value-type="float">
            <text:p>39.702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Studio di Bianc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500" calcext:value-type="float">
            <text:p>9500</text:p>
          </table:table-cell>
          <table:table-cell office:value-type="float" office:value="4900" calcext:value-type="float">
            <text:p>4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vsm1jspsv83a13nr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Studio di Bianco</text:p>
          </table:table-cell>
          <table:table-cell office:value-type="string" calcext:value-type="string">
            <text:p>Borgo del Tiglio</text:p>
          </table:table-cell>
          <table:table-cell office:value-type="float" office:value="49.02533" calcext:value-type="float">
            <text:p>49.025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Palette Blanc</text:p>
          </table:table-cell>
          <table:table-cell office:value-type="string" calcext:value-type="string">
            <text:p>Chateau Sim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sajfwbdqsr7db8nb4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lette Blanc</text:p>
          </table:table-cell>
          <table:table-cell office:value-type="string" calcext:value-type="string">
            <text:p>Château Simone</text:p>
          </table:table-cell>
          <table:table-cell office:value-type="float" office:value="36.637398" calcext:value-type="float">
            <text:p>36.6373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000" calcext:value-type="float">
            <text:p>10000</text:p>
          </table:table-cell>
          <table:table-cell office:value-type="float" office:value="5200" calcext:value-type="float">
            <text:p>5200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6.057728" calcext:value-type="float">
            <text:p>56.0577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000" calcext:value-type="float">
            <text:p>10000</text:p>
          </table:table-cell>
          <table:table-cell office:value-type="float" office:value="5400" calcext:value-type="float">
            <text:p>54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6.057728" calcext:value-type="float">
            <text:p>56.0577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TAL WEISS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100" calcext:value-type="float">
            <text:p>1110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2.297316" calcext:value-type="float">
            <text:p>22.2973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Amrita</text:p>
          </table:table-cell>
          <table:table-cell office:value-type="string" calcext:value-type="string">
            <text:p>Schio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5700" calcext:value-type="float">
            <text:p>5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s54db1ra7gkvnke80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rità</text:p>
          </table:table-cell>
          <table:table-cell office:value-type="string" calcext:value-type="string">
            <text:p>Schiopetto</text:p>
          </table:table-cell>
          <table:table-cell office:value-type="float" office:value="42.34914" calcext:value-type="float">
            <text:p>42.349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BATAR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5900" calcext:value-type="float">
            <text:p>5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haffn42ts3tdtk4tj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scana Batar</text:p>
          </table:table-cell>
          <table:table-cell office:value-type="string" calcext:value-type="string">
            <text:p>Querciabella</text:p>
          </table:table-cell>
          <table:table-cell office:value-type="float" office:value="39.781635" calcext:value-type="float">
            <text:p>39.78163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Blanc La Crau</text:p>
          </table:table-cell>
          <table:table-cell office:value-type="string" calcext:value-type="string">
            <text:p>Vieux Telegrap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wn21zgcr62bg87ss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âteauneuf-du-Pape Vieux Télégraphe Blanc</text:p>
          </table:table-cell>
          <table:table-cell office:value-type="string" calcext:value-type="string">
            <text:p>Domaine du Vieux Télégraphe</text:p>
          </table:table-cell>
          <table:table-cell office:value-type="float" office:value="26.16529" calcext:value-type="float">
            <text:p>26.1652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LR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129066" calcext:value-type="float">
            <text:p>36.1290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Adamantis (SY/GV/PG/KE)</text:p>
          </table:table-cell>
          <table:table-cell office:value-type="string" calcext:value-type="string">
            <text:p>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500" calcext:value-type="float">
            <text:p>14500</text:p>
          </table:table-cell>
          <table:table-cell office:value-type="float" office:value="6800" calcext:value-type="float">
            <text:p>6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tq6eg4dd773jz0k729c5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damanti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8.988686" calcext:value-type="float">
            <text:p>38.9886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Chateauneuf du Pape Blanc</text:p>
          </table:table-cell>
          <table:table-cell office:value-type="string" calcext:value-type="string">
            <text:p>La Nert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wtvz4g27vw43s9x0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âteauneuf-du-Pape Blanc</text:p>
          </table:table-cell>
          <table:table-cell office:value-type="string" calcext:value-type="string">
            <text:p>Château La Nerthe</text:p>
          </table:table-cell>
          <table:table-cell office:value-type="float" office:value="42.537823" calcext:value-type="float">
            <text:p>42.5378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Hermitage Blanc Domaine Tourettes</text:p>
          </table:table-cell>
          <table:table-cell office:value-type="string" calcext:value-type="string">
            <text:p>De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500" calcext:value-type="float">
            <text:p>19500</text:p>
          </table:table-cell>
          <table:table-cell office:value-type="float" office:value="8700" calcext:value-type="float">
            <text:p>8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tjyjcfq3y9bnnq9w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maine des Tourettes Hermitage Blanc</text:p>
          </table:table-cell>
          <table:table-cell office:value-type="string" calcext:value-type="string">
            <text:p>Delas</text:p>
          </table:table-cell>
          <table:table-cell office:value-type="float" office:value="43.383232" calcext:value-type="float">
            <text:p>43.3832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Appius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2500" calcext:value-type="float">
            <text:p>225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444" calcext:value-type="float">
            <text:p>50.9494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Appius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444" calcext:value-type="float">
            <text:p>50.9494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Appius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444" calcext:value-type="float">
            <text:p>50.9494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Primo Grand Cuvee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500" calcext:value-type="float">
            <text:p>27500</text:p>
          </table:table-cell>
          <table:table-cell office:value-type="float" office:value="13400" calcext:value-type="float">
            <text:p>13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pjxvcdzw8y12ke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I Primo Grande Cuvée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08807" calcext:value-type="float">
            <text:p>42.088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hite Cuvee Primo Grand Cuvee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7500" calcext:value-type="float">
            <text:p>27500</text:p>
          </table:table-cell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pjxvcdzw8y12ke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I Primo Grande Cuvée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08807" calcext:value-type="float">
            <text:p>42.088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Chateauneuf du Pape</text:p>
          </table:table-cell>
          <table:table-cell office:value-type="string" calcext:value-type="string">
            <text:p>Beaucast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14100" calcext:value-type="float">
            <text:p>14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k0gzdp015n05mjf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âteau de Beaucastel</text:p>
          </table:table-cell>
          <table:table-cell office:value-type="float" office:value="36.70971" calcext:value-type="float">
            <text:p>36.7097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hite Cuvee Tondonia Blanco</text:p>
          </table:table-cell>
          <table:table-cell office:value-type="string" calcext:value-type="string">
            <text:p>Lo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npdbjsz2fhpws6h29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ña Tondonia Reserva Blanco</text:p>
          </table:table-cell>
          <table:table-cell office:value-type="string" calcext:value-type="string">
            <text:p>R. López de Heredia</text:p>
          </table:table-cell>
          <table:table-cell office:value-type="float" office:value="44.72811" calcext:value-type="float">
            <text:p>44.728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è Rose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100" calcext:value-type="float">
            <text:p>11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r1pth40ge1amrxyh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inea Rosé</text:p>
          </table:table-cell>
          <table:table-cell office:value-type="string" calcext:value-type="string">
            <text:p>Weingut H.Lentsch</text:p>
          </table:table-cell>
          <table:table-cell office:value-type="float" office:value="30.603104" calcext:value-type="float">
            <text:p>30.6031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è Rosa die Frati</text:p>
          </table:table-cell>
          <table:table-cell office:value-type="string" calcext:value-type="string">
            <text:p>Ca die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366x9ct8k0rs8k5m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Rosa dei Frati</text:p>
          </table:table-cell>
          <table:table-cell office:value-type="string" calcext:value-type="string">
            <text:p>Cà dei Frati</text:p>
          </table:table-cell>
          <table:table-cell office:value-type="float" office:value="51.527435" calcext:value-type="float">
            <text:p>51.5274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è Rose de Manincor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4.457283" calcext:value-type="float">
            <text:p>44.4572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è Whispering Angel</text:p>
          </table:table-cell>
          <table:table-cell office:value-type="string" calcext:value-type="string">
            <text:p>Chateua d'Escl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1700" calcext:value-type="float">
            <text:p>1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sxcfmg8w0pv1cdpx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Whispering Angel</text:p>
          </table:table-cell>
          <table:table-cell office:value-type="string" calcext:value-type="string">
            <text:p>Château d'Esclans</text:p>
          </table:table-cell>
          <table:table-cell office:value-type="float" office:value="49.199898" calcext:value-type="float">
            <text:p>49.1998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osè Sancerre Rose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500" calcext:value-type="float">
            <text:p>7500</text:p>
          </table:table-cell>
          <table:table-cell office:value-type="float" office:value="3120" calcext:value-type="float">
            <text:p>31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ahdkkvbnrn3fjs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Chambrates</text:p>
          </table:table-cell>
          <table:table-cell office:value-type="string" calcext:value-type="string">
            <text:p>Domaine Vacheron</text:p>
          </table:table-cell>
          <table:table-cell office:value-type="float" office:value="30.501015" calcext:value-type="float">
            <text:p>30.5010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è Bandol Rose</text:p>
          </table:table-cell>
          <table:table-cell office:value-type="string" calcext:value-type="string">
            <text:p>Chateau Pibar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t6m4xygjmbbt5fe424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andol Rosé</text:p>
          </table:table-cell>
          <table:table-cell office:value-type="string" calcext:value-type="string">
            <text:p>Château de Pibarnon</text:p>
          </table:table-cell>
          <table:table-cell office:value-type="float" office:value="42.149353" calcext:value-type="float">
            <text:p>42.1493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è GARRUS </text:p>
          </table:table-cell>
          <table:table-cell office:value-type="string" calcext:value-type="string">
            <text:p>Chateua d'Escl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000" calcext:value-type="float">
            <text:p>16000</text:p>
          </table:table-cell>
          <table:table-cell office:value-type="float" office:value="7600" calcext:value-type="float">
            <text:p>7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6k0yt37w6adazrpgdp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Garrus Rosé</text:p>
          </table:table-cell>
          <table:table-cell office:value-type="string" calcext:value-type="string">
            <text:p>Château d'Esclans</text:p>
          </table:table-cell>
          <table:table-cell office:value-type="float" office:value="43.27906" calcext:value-type="float">
            <text:p>43.279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è Rosen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h4kz9fw0crgr3m4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Moscato Rosa</text:p>
          </table:table-cell>
          <table:table-cell office:value-type="string" calcext:value-type="string">
            <text:p>Kellerei Kaltern</text:p>
          </table:table-cell>
          <table:table-cell office:value-type="float" office:value="30.221092" calcext:value-type="float">
            <text:p>30.2210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ORANGE Wine Aurona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000" calcext:value-type="float">
            <text:p>6000</text:p>
          </table:table-cell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rnqwz80z8w9eevn0g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uròna</text:p>
          </table:table-cell>
          <table:table-cell office:value-type="string" calcext:value-type="string">
            <text:p>Laimburg</text:p>
          </table:table-cell>
          <table:table-cell office:value-type="float" office:value="37.330647" calcext:value-type="float">
            <text:p>37.3306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ORANGE Wine SIVI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2260" calcext:value-type="float">
            <text:p>22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v66kq1z82cawagz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ivi</text:p>
          </table:table-cell>
          <table:table-cell office:value-type="string" calcext:value-type="string">
            <text:p>Radikon</text:p>
          </table:table-cell>
          <table:table-cell office:value-type="float" office:value="37.10257" calcext:value-type="float">
            <text:p>37.102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ORANGE Wine Graue Freyheit</text:p>
          </table:table-cell>
          <table:table-cell office:value-type="string" calcext:value-type="string">
            <text:p>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cmr7ky05k0cp1jn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 Freyheit Bio</text:p>
          </table:table-cell>
          <table:table-cell office:value-type="string" calcext:value-type="string">
            <text:p>Heinrich</text:p>
          </table:table-cell>
          <table:table-cell office:value-type="float" office:value="35.543068" calcext:value-type="float">
            <text:p>35.54306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LK FREI ALKOHOLFREI WEIß</text:p>
          </table:table-cell>
          <table:table-cell office:value-type="string" calcext:value-type="string">
            <text:p>VINU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t2t7ppq5b4daab5r7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Xéres Sec Alb</text:p>
          </table:table-cell>
          <table:table-cell office:value-type="string" calcext:value-type="string">
            <text:p>Vinuri Ialoveni</text:p>
          </table:table-cell>
          <table:table-cell office:value-type="float" office:value="19.662342" calcext:value-type="float">
            <text:p>19.66234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LK FREI Chardonnay 1.2.0</text:p>
          </table:table-cell>
          <table:table-cell office:value-type="string" calcext:value-type="string">
            <text:p>Leitz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f239269vks6kc28gap3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1 Rotwein Trocken</text:p>
          </table:table-cell>
          <table:table-cell office:value-type="string" calcext:value-type="string">
            <text:p>Leitz</text:p>
          </table:table-cell>
          <table:table-cell office:value-type="float" office:value="29.755577" calcext:value-type="float">
            <text:p>29.75557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LK FREI PN 0.5</text:p>
          </table:table-cell>
          <table:table-cell office:value-type="string" calcext:value-type="string">
            <text:p>Leitz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eym2at4k2yde0yt9f6h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High 5 Riesling Trocken</text:p>
          </table:table-cell>
          <table:table-cell office:value-type="string" calcext:value-type="string">
            <text:p>Leitz</text:p>
          </table:table-cell>
          <table:table-cell office:value-type="float" office:value="29.989223" calcext:value-type="float">
            <text:p>29.98922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LK FREI sekt</text:p>
          </table:table-cell>
          <table:table-cell office:value-type="string" calcext:value-type="string">
            <text:p>Leitz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f682qxwbjm8j5cmc42m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Sekt Trocken</text:p>
          </table:table-cell>
          <table:table-cell office:value-type="string" calcext:value-type="string">
            <text:p>Leitz</text:p>
          </table:table-cell>
          <table:table-cell office:value-type="float" office:value="29.942347" calcext:value-type="float">
            <text:p>29.9423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46.309723" calcext:value-type="float">
            <text:p>46.30972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Kalterersee Quintessence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d96azmdwfwwngw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Superiore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38.582504" calcext:value-type="float">
            <text:p>38.5825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 Cellar Reserve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200" calcext:value-type="float">
            <text:p>7200</text:p>
          </table:table-cell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46.309723" calcext:value-type="float">
            <text:p>46.3097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Buchholz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0mqvcnjx8y7v6x5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chholz Pinot Nero</text:p>
          </table:table-cell>
          <table:table-cell office:value-type="string" calcext:value-type="string">
            <text:p>Castelfeder</text:p>
          </table:table-cell>
          <table:table-cell office:value-type="float" office:value="41.244892" calcext:value-type="float">
            <text:p>41.2448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Saltn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1300" calcext:value-type="float">
            <text:p>13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z77serjjy0qk8rh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altner</text:p>
          </table:table-cell>
          <table:table-cell office:value-type="string" calcext:value-type="string">
            <text:p>Kellerei Kaltern</text:p>
          </table:table-cell>
          <table:table-cell office:value-type="float" office:value="29.150755" calcext:value-type="float">
            <text:p>29.1507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Blauburrgunder</text:p>
          </table:table-cell>
          <table:table-cell office:value-type="string" calcext:value-type="string">
            <text:p>Unterort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wrksvvhyc6hm501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26.58637" calcext:value-type="float">
            <text:p>26.586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Pinot Nero Riserva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890" calcext:value-type="float">
            <text:p>289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27.418169" calcext:value-type="float">
            <text:p>27.41816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igna Kof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km3me5609hqtywhc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Kofl</text:p>
          </table:table-cell>
          <table:table-cell office:value-type="string" calcext:value-type="string">
            <text:p>Peter Zemmer</text:p>
          </table:table-cell>
          <table:table-cell office:value-type="float" office:value="50.90572" calcext:value-type="float">
            <text:p>50.905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Riserva Mazzon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e6eyk0vrp2w5w8h4f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Mazzon</text:p>
          </table:table-cell>
          <table:table-cell office:value-type="string" calcext:value-type="string">
            <text:p>Weingut Gottardi</text:p>
          </table:table-cell>
          <table:table-cell office:value-type="float" office:value="35.087437" calcext:value-type="float">
            <text:p>35.0874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Krafuss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300" calcext:value-type="float">
            <text:p>9300</text:p>
          </table:table-cell>
          <table:table-cell office:value-type="float" office:value="3700" calcext:value-type="float">
            <text:p>3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fy2h5q290gf20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rafuss Bio</text:p>
          </table:table-cell>
          <table:table-cell office:value-type="string" calcext:value-type="string">
            <text:p>Alois Lageder</text:p>
          </table:table-cell>
          <table:table-cell office:value-type="float" office:value="53.160744" calcext:value-type="float">
            <text:p>53.16074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Wildmonn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4.17043" calcext:value-type="float">
            <text:p>34.170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Ponkler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ònkler</text:p>
          </table:table-cell>
          <table:table-cell office:value-type="string" calcext:value-type="string">
            <text:p>Franz Haas</text:p>
          </table:table-cell>
          <table:table-cell office:value-type="float" office:value="44.286194" calcext:value-type="float">
            <text:p>44.2861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7100" calcext:value-type="float">
            <text:p>71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Girlan</text:p>
          </table:table-cell>
          <table:table-cell office:value-type="float" office:value="41.339844" calcext:value-type="float">
            <text:p>41.33984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Girlan</text:p>
          </table:table-cell>
          <table:table-cell office:value-type="float" office:value="41.339844" calcext:value-type="float">
            <text:p>41.33984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igna Gang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000" calcext:value-type="float">
            <text:p>16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43.157078" calcext:value-type="float">
            <text:p>43.15707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igna das Lange Feld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0" calcext:value-type="float">
            <text:p>18000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p1hw1m4tdyyxz80c8ks2c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Vigna Das Langefeld</text:p>
          </table:table-cell>
          <table:table-cell office:value-type="string" calcext:value-type="string">
            <text:p>Pfitscher</text:p>
          </table:table-cell>
          <table:table-cell office:value-type="float" office:value="39.311108" calcext:value-type="float">
            <text:p>39.31110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rauthaker Crni</text:p>
          </table:table-cell>
          <table:table-cell office:value-type="string" calcext:value-type="string">
            <text:p>Krautha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dg70kgkw6d2c4r32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Crni</text:p>
          </table:table-cell>
          <table:table-cell office:value-type="string" calcext:value-type="string">
            <text:p>Krauthaker</text:p>
          </table:table-cell>
          <table:table-cell office:value-type="float" office:value="37.929024" calcext:value-type="float">
            <text:p>37.9290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erlijaki</text:p>
          </table:table-cell>
          <table:table-cell office:value-type="string" calcext:value-type="string">
            <text:p>Ti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600" calcext:value-type="float">
            <text:p>5600</text:p>
          </table:table-cell>
          <table:table-cell office:value-type="float" office:value="2550" calcext:value-type="float">
            <text:p>25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b9s6bjsd3j3a5wgf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jaki Pinot Noir</text:p>
          </table:table-cell>
          <table:table-cell office:value-type="string" calcext:value-type="string">
            <text:p>Tilia Estate</text:p>
          </table:table-cell>
          <table:table-cell office:value-type="float" office:value="32.84096" calcext:value-type="float">
            <text:p>32.840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N Serrania de Malaga</text:p>
          </table:table-cell>
          <table:table-cell office:value-type="string" calcext:value-type="string">
            <text:p>Cortijo Aguila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46z6rse47g95tzh25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rrania de Ronda Tinto</text:p>
          </table:table-cell>
          <table:table-cell office:value-type="string" calcext:value-type="string">
            <text:p>Cortijo Panta</text:p>
          </table:table-cell>
          <table:table-cell office:value-type="float" office:value="33.50023" calcext:value-type="float">
            <text:p>33.500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cerre Rouge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800" calcext:value-type="float">
            <text:p>8800</text:p>
          </table:table-cell>
          <table:table-cell office:value-type="float" office:value="3790" calcext:value-type="float">
            <text:p>37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aw5ap20mqr5q4xjm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cerre Rouge</text:p>
          </table:table-cell>
          <table:table-cell office:value-type="string" calcext:value-type="string">
            <text:p>Domaine Vacheron</text:p>
          </table:table-cell>
          <table:table-cell office:value-type="float" office:value="36.14876" calcext:value-type="float">
            <text:p>36.148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N Carneros</text:p>
          </table:table-cell>
          <table:table-cell office:value-type="string" calcext:value-type="string">
            <text:p>Monda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6n4ghg3ekt9j2m8wb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neros Unfiltered Merlot</text:p>
          </table:table-cell>
          <table:table-cell office:value-type="string" calcext:value-type="string">
            <text:p>Robert Mondavi Winery</text:p>
          </table:table-cell>
          <table:table-cell office:value-type="float" office:value="24.699404" calcext:value-type="float">
            <text:p>24.6994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unita</text:p>
          </table:table-cell>
          <table:table-cell office:value-type="string" calcext:value-type="string">
            <text:p>Chac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4200" calcext:value-type="float">
            <text:p>4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71k0sacy4s3pnxew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nita Pinot Noir</text:p>
          </table:table-cell>
          <table:table-cell office:value-type="string" calcext:value-type="string">
            <text:p>Chacra</text:p>
          </table:table-cell>
          <table:table-cell office:value-type="float" office:value="37.422226" calcext:value-type="float">
            <text:p>37.42222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Rosiers Coteaux Champenois</text:p>
          </table:table-cell>
          <table:table-cell office:value-type="string" calcext:value-type="string">
            <text:p>Marucie Grum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ns8zjxrwr91xankt5x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maine de L'Abbaye du Petit Quincy L'Ame des Dannots Bourgogne Épineuil</text:p>
          </table:table-cell>
          <table:table-cell office:value-type="string" calcext:value-type="string">
            <text:p>Dominique Gruhier</text:p>
          </table:table-cell>
          <table:table-cell office:value-type="float" office:value="20.560951" calcext:value-type="float">
            <text:p>20.5609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E WAHI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e8aar9jka72pvwv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Te Wahi</text:p>
          </table:table-cell>
          <table:table-cell office:value-type="string" calcext:value-type="string">
            <text:p>Cloudy Bay</text:p>
          </table:table-cell>
          <table:table-cell office:value-type="float" office:value="53.63903" calcext:value-type="float">
            <text:p>53.639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 Rosso</text:p>
          </table:table-cell>
          <table:table-cell office:value-type="string" calcext:value-type="string">
            <text:p>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800" calcext:value-type="float">
            <text:p>10800</text:p>
          </table:table-cell>
          <table:table-cell office:value-type="float" office:value="5400" calcext:value-type="float">
            <text:p>5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satasn5e09e3yszb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ò</text:p>
          </table:table-cell>
          <table:table-cell office:value-type="string" calcext:value-type="string">
            <text:p>Gulfi</text:p>
          </table:table-cell>
          <table:table-cell office:value-type="float" office:value="33.276188" calcext:value-type="float">
            <text:p>33.2761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lose Planted</text:p>
          </table:table-cell>
          <table:table-cell office:value-type="string" calcext:value-type="string">
            <text:p>Timo 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000" calcext:value-type="float">
            <text:p>110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6yddhqhvfbk4qrdtj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e Planted Pinot Noir</text:p>
          </table:table-cell>
          <table:table-cell office:value-type="string" calcext:value-type="string">
            <text:p>Mayer</text:p>
          </table:table-cell>
          <table:table-cell office:value-type="float" office:value="32.323116" calcext:value-type="float">
            <text:p>32.32311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ippsland</text:p>
          </table:table-cell>
          <table:table-cell office:value-type="string" calcext:value-type="string">
            <text:p>William Down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et3t9wkmtykg87vzcg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cond Nature Red Blend</text:p>
          </table:table-cell>
          <table:table-cell office:value-type="string" calcext:value-type="string">
            <text:p>Dowie Doole</text:p>
          </table:table-cell>
          <table:table-cell office:value-type="float" office:value="21.365435" calcext:value-type="float">
            <text:p>21.3654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urn Cottage Vineyrad</text:p>
          </table:table-cell>
          <table:table-cell office:value-type="string" calcext:value-type="string">
            <text:p>Burn Cotta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wsyk2gce3q0q5f16g7fj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rn Cottage Vineyard Pinot Noir</text:p>
          </table:table-cell>
          <table:table-cell office:value-type="string" calcext:value-type="string">
            <text:p>Burn Cottage</text:p>
          </table:table-cell>
          <table:table-cell office:value-type="float" office:value="54.143433" calcext:value-type="float">
            <text:p>54.1434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Yarra Pinot Noir</text:p>
          </table:table-cell>
          <table:table-cell office:value-type="string" calcext:value-type="string">
            <text:p>Yarra Yer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ys35mmz1ttbhce0dt6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Yarra Yering</text:p>
          </table:table-cell>
          <table:table-cell office:value-type="float" office:value="44.423973" calcext:value-type="float">
            <text:p>44.4239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lvert</text:p>
          </table:table-cell>
          <table:table-cell office:value-type="string" calcext:value-type="string">
            <text:p>Felton Roa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800" calcext:value-type="float">
            <text:p>14800</text:p>
          </table:table-cell>
          <table:table-cell office:value-type="float" office:value="6900" calcext:value-type="float">
            <text:p>6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88r1j0t6ere767vw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lvert Pinot Noir</text:p>
          </table:table-cell>
          <table:table-cell office:value-type="string" calcext:value-type="string">
            <text:p>Felton Road</text:p>
          </table:table-cell>
          <table:table-cell office:value-type="float" office:value="45.46983" calcext:value-type="float">
            <text:p>45.469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ull's Swamp</text:p>
          </table:table-cell>
          <table:table-cell office:value-type="string" calcext:value-type="string">
            <text:p>William Down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f6yaketyvkdgjqafh0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ll Swamp Pinot Noir</text:p>
          </table:table-cell>
          <table:table-cell office:value-type="string" calcext:value-type="string">
            <text:p>William Downie</text:p>
          </table:table-cell>
          <table:table-cell office:value-type="float" office:value="55.30107" calcext:value-type="float">
            <text:p>55.301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out Pres Pinot Noir</text:p>
          </table:table-cell>
          <table:table-cell office:value-type="string" calcext:value-type="string">
            <text:p>By Far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500" calcext:value-type="float">
            <text:p>17500</text:p>
          </table:table-cell>
          <table:table-cell office:value-type="float" office:value="8500" calcext:value-type="float">
            <text:p>8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1yzx6t70h0ecpagg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ut Près Pinot Noir</text:p>
          </table:table-cell>
          <table:table-cell office:value-type="string" calcext:value-type="string">
            <text:p>By Farr</text:p>
          </table:table-cell>
          <table:table-cell office:value-type="float" office:value="48.170235" calcext:value-type="float">
            <text:p>48.1702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Montes Coteaux Champenois</text:p>
          </table:table-cell>
          <table:table-cell office:value-type="string" calcext:value-type="string">
            <text:p>Berec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vwedz6h0zb4dzhxpn184f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teaux Champaneois Les Montées Ormes Rouge</text:p>
          </table:table-cell>
          <table:table-cell office:value-type="string" calcext:value-type="string">
            <text:p>Bérêche &amp; Fils</text:p>
          </table:table-cell>
          <table:table-cell office:value-type="float" office:value="37.070454" calcext:value-type="float">
            <text:p>37.0704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Willamette</text:p>
          </table:table-cell>
          <table:table-cell office:value-type="string" calcext:value-type="string">
            <text:p>Nicolas J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0900" calcext:value-type="float">
            <text:p>10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w4dg6w87t8npqq13hfmhw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 Vinyl Pinot Noir</text:p>
          </table:table-cell>
          <table:table-cell office:value-type="string" calcext:value-type="string">
            <text:p>Nicolas Jay</text:p>
          </table:table-cell>
          <table:table-cell office:value-type="float" office:value="32.25894" calcext:value-type="float">
            <text:p>32.258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t Noir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0" calcext:value-type="float">
            <text:p>25000</text:p>
          </table:table-cell>
          <table:table-cell office:value-type="float" office:value="13600" calcext:value-type="float">
            <text:p>13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82787" calcext:value-type="float">
            <text:p>28.827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t Noir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82787" calcext:value-type="float">
            <text:p>28.827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t Noir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82787" calcext:value-type="float">
            <text:p>28.827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t Noir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82787" calcext:value-type="float">
            <text:p>28.827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pätburgunder Malterdinger</text:p>
          </table:table-cell>
          <table:table-cell office:value-type="string" calcext:value-type="string">
            <text:p>Bernard Hub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dgbzx6tzwqc436hgr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</text:p>
          </table:table-cell>
          <table:table-cell office:value-type="string" calcext:value-type="string">
            <text:p>Bernhard Huber</text:p>
          </table:table-cell>
          <table:table-cell office:value-type="float" office:value="44.077354" calcext:value-type="float">
            <text:p>44.0773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chulen Spätburgunder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da75njwfxtes61mqxnzn0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er Spätburgunder</text:p>
          </table:table-cell>
          <table:table-cell office:value-type="string" calcext:value-type="string">
            <text:p>Ziereisen</text:p>
          </table:table-cell>
          <table:table-cell office:value-type="float" office:value="32.41949" calcext:value-type="float">
            <text:p>32.419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rauneberger Mandelgraben</text:p>
          </table:table-cell>
          <table:table-cell office:value-type="string" calcext:value-type="string">
            <text:p>Molit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995" calcext:value-type="float">
            <text:p>2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7c85nxhj8t143mvat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rauneberger Mandelgraben</text:p>
          </table:table-cell>
          <table:table-cell office:value-type="string" calcext:value-type="string">
            <text:p>Markus Molitor</text:p>
          </table:table-cell>
          <table:table-cell office:value-type="float" office:value="33.266834" calcext:value-type="float">
            <text:p>33.26683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irschgarten GG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3861" calcext:value-type="float">
            <text:p>38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1gvn6qv7xt8wky1tx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mersheimer Kirschgarten Dornfelder Trocken</text:p>
          </table:table-cell>
          <table:table-cell office:value-type="string" calcext:value-type="string">
            <text:p>Knipser</text:p>
          </table:table-cell>
          <table:table-cell office:value-type="float" office:value="34.012978" calcext:value-type="float">
            <text:p>34.01297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osenthal GG</text:p>
          </table:table-cell>
          <table:table-cell office:value-type="string" calcext:value-type="string">
            <text:p>Adene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800" calcext:value-type="float">
            <text:p>780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j47m1w53zkk5db3sgbk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Ahrweiler Rosenthal</text:p>
          </table:table-cell>
          <table:table-cell office:value-type="string" calcext:value-type="string">
            <text:p>J.J. Adeneuer</text:p>
          </table:table-cell>
          <table:table-cell office:value-type="float" office:value="32.2778" calcext:value-type="float">
            <text:p>32.27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pätburgunder Eichberg Grosse Lage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110" calcext:value-type="float">
            <text:p>41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qh0d4xrad5gbxdfd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ichberg A Spätburgunder</text:p>
          </table:table-cell>
          <table:table-cell office:value-type="string" calcext:value-type="string">
            <text:p>Franz Keller</text:p>
          </table:table-cell>
          <table:table-cell office:value-type="float" office:value="42.454468" calcext:value-type="float">
            <text:p>42.45446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Zipsin Jaspis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4330" calcext:value-type="float">
            <text:p>43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t6jb7yrpzr5cw6jkm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Alte Reben Jaspis</text:p>
          </table:table-cell>
          <table:table-cell office:value-type="string" calcext:value-type="string">
            <text:p>Ziereisen</text:p>
          </table:table-cell>
          <table:table-cell office:value-type="float" office:value="35.172657" calcext:value-type="float">
            <text:p>35.1726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Im Großen Garten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pavb267wjnz3rwrj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m Grossen Garten Spätburgunder GG</text:p>
          </table:table-cell>
          <table:table-cell office:value-type="string" calcext:value-type="string">
            <text:p>Knipser</text:p>
          </table:table-cell>
          <table:table-cell office:value-type="float" office:value="44.57085" calcext:value-type="float">
            <text:p>44.570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te Lay GG (Ahr)</text:p>
          </table:table-cell>
          <table:table-cell office:value-type="string" calcext:value-type="string">
            <text:p>Adene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5346" calcext:value-type="float">
            <text:p>53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8hafaz6sf3be49pe0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GG Kräuterberg</text:p>
          </table:table-cell>
          <table:table-cell office:value-type="string" calcext:value-type="string">
            <text:p>J.J. Adeneuer</text:p>
          </table:table-cell>
          <table:table-cell office:value-type="float" office:value="28.952063" calcext:value-type="float">
            <text:p>28.9520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chlossberg GG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qkyhf8sb4tdnyme3r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chlossberg GG</text:p>
          </table:table-cell>
          <table:table-cell office:value-type="string" calcext:value-type="string">
            <text:p>Franz Keller</text:p>
          </table:table-cell>
          <table:table-cell office:value-type="float" office:value="44.284397" calcext:value-type="float">
            <text:p>44.2843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farringwer</text:p>
          </table:table-cell>
          <table:table-cell office:value-type="string" calcext:value-type="string">
            <text:p>Meyer Näk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5qfxk8msy8s0j6afs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ked Earth</text:p>
          </table:table-cell>
          <table:table-cell office:value-type="float" office:value="20.63245" calcext:value-type="float">
            <text:p>20.632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orey les Beaune</text:p>
          </table:table-cell>
          <table:table-cell office:value-type="string" calcext:value-type="string">
            <text:p>Domaine G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m9tsm1sk3b9mkzge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ey-lès-Beaune</text:p>
          </table:table-cell>
          <table:table-cell office:value-type="string" calcext:value-type="string">
            <text:p>Michel Gay &amp; Fils</text:p>
          </table:table-cell>
          <table:table-cell office:value-type="float" office:value="30.047888" calcext:value-type="float">
            <text:p>30.0478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int Aubin 1er Cru VV</text:p>
          </table:table-cell>
          <table:table-cell office:value-type="string" calcext:value-type="string">
            <text:p>Moinge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3200" calcext:value-type="float">
            <text:p>3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q8akm00wn83wc0fn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Saint-Aubin 1er Cru</text:p>
          </table:table-cell>
          <table:table-cell office:value-type="string" calcext:value-type="string">
            <text:p>Andre Moingeon &amp; Fils</text:p>
          </table:table-cell>
          <table:table-cell office:value-type="float" office:value="31.725077" calcext:value-type="float">
            <text:p>31.72507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ixin</text:p>
          </table:table-cell>
          <table:table-cell office:value-type="string" calcext:value-type="string">
            <text:p>Mo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cmbg5af87v3swqk9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</text:p>
          </table:table-cell>
          <table:table-cell office:value-type="string" calcext:value-type="string">
            <text:p>Morin Pere &amp; Fils</text:p>
          </table:table-cell>
          <table:table-cell office:value-type="float" office:value="20.560843" calcext:value-type="float">
            <text:p>20.5608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ourgogne</text:p>
          </table:table-cell>
          <table:table-cell office:value-type="string" calcext:value-type="string">
            <text:p>Hais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xwb7pjys76s630dv9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Pinot Noir</text:p>
          </table:table-cell>
          <table:table-cell office:value-type="string" calcext:value-type="string">
            <text:p>Mark Haisma</text:p>
          </table:table-cell>
          <table:table-cell office:value-type="float" office:value="26.860731" calcext:value-type="float">
            <text:p>26.86073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vrey Chambertin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djmv370bk08f1t8w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Lucien Boillot &amp; Fils</text:p>
          </table:table-cell>
          <table:table-cell office:value-type="float" office:value="42.98214" calcext:value-type="float">
            <text:p>42.982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Haut Cotes de Nuits Clos du Prieure</text:p>
          </table:table-cell>
          <table:table-cell office:value-type="string" calcext:value-type="string">
            <text:p>Thibault Liger Bela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4390" calcext:value-type="float">
            <text:p>43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3kr8h9h0fe1f1t8c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los du Prieuré Hautes-Côtes de Nuits</text:p>
          </table:table-cell>
          <table:table-cell office:value-type="string" calcext:value-type="string">
            <text:p>Thibault Liger-Belair</text:p>
          </table:table-cell>
          <table:table-cell office:value-type="float" office:value="65.65447" calcext:value-type="float">
            <text:p>65.654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nthelie</text:p>
          </table:table-cell>
          <table:table-cell office:value-type="string" calcext:value-type="string">
            <text:p>Par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wvb3qr3wetzymhrcaff0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helie Rouge</text:p>
          </table:table-cell>
          <table:table-cell office:value-type="string" calcext:value-type="string">
            <text:p>Parent</text:p>
          </table:table-cell>
          <table:table-cell office:value-type="float" office:value="33.449383" calcext:value-type="float">
            <text:p>33.4493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olnay Les Serpens</text:p>
          </table:table-cell>
          <table:table-cell office:value-type="string" calcext:value-type="string">
            <text:p>Douhairet Porcher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000" calcext:value-type="float">
            <text:p>11000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f23v7vk5bbcn7jxt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'Les Serpens'</text:p>
          </table:table-cell>
          <table:table-cell office:value-type="string" calcext:value-type="string">
            <text:p>Monthelie Douhairet Porcheret</text:p>
          </table:table-cell>
          <table:table-cell office:value-type="float" office:value="52.630093" calcext:value-type="float">
            <text:p>52.6300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olnay</text:p>
          </table:table-cell>
          <table:table-cell office:value-type="string" calcext:value-type="string">
            <text:p>Bou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4552qbnc6h5g6eg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</text:p>
          </table:table-cell>
          <table:table-cell office:value-type="string" calcext:value-type="string">
            <text:p>Pierrick Bouley</text:p>
          </table:table-cell>
          <table:table-cell office:value-type="float" office:value="25.912054" calcext:value-type="float">
            <text:p>25.9120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rey St Denis VV</text:p>
          </table:table-cell>
          <table:table-cell office:value-type="string" calcext:value-type="string">
            <text:p>Stephane Magn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200" calcext:value-type="float">
            <text:p>12200</text:p>
          </table:table-cell>
          <table:table-cell office:value-type="float" office:value="5995" calcext:value-type="float">
            <text:p>59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yx7p7fe259459sadr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y-Saint-Denis</text:p>
          </table:table-cell>
          <table:table-cell office:value-type="string" calcext:value-type="string">
            <text:p>Domaine Stephane Magnien</text:p>
          </table:table-cell>
          <table:table-cell office:value-type="float" office:value="43.22672" calcext:value-type="float">
            <text:p>43.226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olnay 1er Clos des Angles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e0v07vbrgetbd8aj7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Les Angles'</text:p>
          </table:table-cell>
          <table:table-cell office:value-type="string" calcext:value-type="string">
            <text:p>Lucien Boillot &amp; Fils</text:p>
          </table:table-cell>
          <table:table-cell office:value-type="float" office:value="44.04522" calcext:value-type="float">
            <text:p>44.045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rton Perrieres GC</text:p>
          </table:table-cell>
          <table:table-cell office:value-type="string" calcext:value-type="string">
            <text:p>Philippe Gir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rpyarjw59k7x2n9hp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 Grand Cru 'Les Perrières'</text:p>
          </table:table-cell>
          <table:table-cell office:value-type="string" calcext:value-type="string">
            <text:p>Philippe Girard</text:p>
          </table:table-cell>
          <table:table-cell office:value-type="float" office:value="37.88411" calcext:value-type="float">
            <text:p>37.884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osne Romanee</text:p>
          </table:table-cell>
          <table:table-cell office:value-type="string" calcext:value-type="string">
            <text:p>Chevillon Cheze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ayn5mqb6qwatav6x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Chevillon-Chezeaux</text:p>
          </table:table-cell>
          <table:table-cell office:value-type="float" office:value="51.575794" calcext:value-type="float">
            <text:p>51.5757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rey St Denis</text:p>
          </table:table-cell>
          <table:table-cell office:value-type="string" calcext:value-type="string">
            <text:p>Arl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nyw266625v4dcqp42w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y-Saint-Denis</text:p>
          </table:table-cell>
          <table:table-cell office:value-type="string" calcext:value-type="string">
            <text:p>Domaine Arlaud</text:p>
          </table:table-cell>
          <table:table-cell office:value-type="float" office:value="31.49162" calcext:value-type="float">
            <text:p>31.491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vrey 1er Les Corbeuax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xndpad4w535ky577k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es Corbeaux'</text:p>
          </table:table-cell>
          <table:table-cell office:value-type="string" calcext:value-type="string">
            <text:p>Lucien Boillot &amp; Fils</text:p>
          </table:table-cell>
          <table:table-cell office:value-type="float" office:value="45.811375" calcext:value-type="float">
            <text:p>45.8113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arsannay Clos du Roy</text:p>
          </table:table-cell>
          <table:table-cell office:value-type="string" calcext:value-type="string">
            <text:p>Sylvain Pata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100" calcext:value-type="float">
            <text:p>16100</text:p>
          </table:table-cell>
          <table:table-cell office:value-type="float" office:value="7400" calcext:value-type="float">
            <text:p>7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ry19gfwnfgkjamny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sannay 'Clos du Roy'</text:p>
          </table:table-cell>
          <table:table-cell office:value-type="string" calcext:value-type="string">
            <text:p>Sylvain Pataille</text:p>
          </table:table-cell>
          <table:table-cell office:value-type="float" office:value="59.828934" calcext:value-type="float">
            <text:p>59.82893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mbolle Musigny VV</text:p>
          </table:table-cell>
          <table:table-cell office:value-type="string" calcext:value-type="string">
            <text:p>Stephane Magn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500" calcext:value-type="float">
            <text:p>15500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xbkt6egvewtg2sqnb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Domaine Stephane Magnien</text:p>
          </table:table-cell>
          <table:table-cell office:value-type="float" office:value="44.386513" calcext:value-type="float">
            <text:p>44.3865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NSG 1er Cru Pruliers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500" calcext:value-type="float">
            <text:p>17500</text:p>
          </table:table-cell>
          <table:table-cell office:value-type="float" office:value="7700" calcext:value-type="float">
            <text:p>7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e1z5h2qr641kjy03f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'Les Pruliers'</text:p>
          </table:table-cell>
          <table:table-cell office:value-type="string" calcext:value-type="string">
            <text:p>Lucien Boillot &amp; Fils</text:p>
          </table:table-cell>
          <table:table-cell office:value-type="float" office:value="40.317184" calcext:value-type="float">
            <text:p>40.3171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vrey Chambertin Lavaux St Jacques</text:p>
          </table:table-cell>
          <table:table-cell office:value-type="string" calcext:value-type="string">
            <text:p>Segu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900" calcext:value-type="float">
            <text:p>17900</text:p>
          </table:table-cell>
          <table:table-cell office:value-type="float" office:value="8200" calcext:value-type="float">
            <text:p>8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2xqdzay06yngpsr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avaut St Jacques'</text:p>
          </table:table-cell>
          <table:table-cell office:value-type="string" calcext:value-type="string">
            <text:p>Gérard Seguin</text:p>
          </table:table-cell>
          <table:table-cell office:value-type="float" office:value="39.775642" calcext:value-type="float">
            <text:p>39.7756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mbolle Musigny</text:p>
          </table:table-cell>
          <table:table-cell office:value-type="string" calcext:value-type="string">
            <text:p>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wsykn2emx4pjdhvjkbr00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Hudelot-Noëllat</text:p>
          </table:table-cell>
          <table:table-cell office:value-type="float" office:value="54.13155" calcext:value-type="float">
            <text:p>54.131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ommard 1er Cru Fremiers</text:p>
          </table:table-cell>
          <table:table-cell office:value-type="string" calcext:value-type="string">
            <text:p>Bou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2200" calcext:value-type="float">
            <text:p>12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wtwhq0ye8mzfhafzz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'Les Fremiers'</text:p>
          </table:table-cell>
          <table:table-cell office:value-type="string" calcext:value-type="string">
            <text:p>Domaine Jean-Marc Bouley</text:p>
          </table:table-cell>
          <table:table-cell office:value-type="float" office:value="27.705301" calcext:value-type="float">
            <text:p>27.7053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los de Vougeot Grand Cru</text:p>
          </table:table-cell>
          <table:table-cell office:value-type="string" calcext:value-type="string">
            <text:p>Gros Frere et So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4500" calcext:value-type="float">
            <text:p>24500</text:p>
          </table:table-cell>
          <table:table-cell office:value-type="float" office:value="15800" calcext:value-type="float">
            <text:p>15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p7essvctbrjpkr5p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Gros Frère et Soeur</text:p>
          </table:table-cell>
          <table:table-cell office:value-type="float" office:value="55.794403" calcext:value-type="float">
            <text:p>55.79440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rton Grand Cru</text:p>
          </table:table-cell>
          <table:table-cell office:value-type="string" calcext:value-type="string">
            <text:p>Faive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6000" calcext:value-type="float">
            <text:p>26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smcqz1287wfmkjm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 Clos des Cortons Faiveley Grand Cru (Monopole)</text:p>
          </table:table-cell>
          <table:table-cell office:value-type="string" calcext:value-type="string">
            <text:p>Domaine Faiveley</text:p>
          </table:table-cell>
          <table:table-cell office:value-type="float" office:value="30.84467" calcext:value-type="float">
            <text:p>30.844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azy Chambertin Grand Cru</text:p>
          </table:table-cell>
          <table:table-cell office:value-type="string" calcext:value-type="string">
            <text:p>Domaine Mo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0" calcext:value-type="float">
            <text:p>43000</text:p>
          </table:table-cell>
          <table:table-cell office:value-type="float" office:value="29900" calcext:value-type="float">
            <text:p>29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7fxwkws16t73crt4n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y - Chambertin Grand Cru</text:p>
          </table:table-cell>
          <table:table-cell office:value-type="string" calcext:value-type="string">
            <text:p>Armelle et Jean Michel Molin</text:p>
          </table:table-cell>
          <table:table-cell office:value-type="float" office:value="29.863035" calcext:value-type="float">
            <text:p>29.8630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41.851387" calcext:value-type="float">
            <text:p>41.8513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Morus</text:p>
          </table:table-cell>
          <table:table-cell office:value-type="string" calcext:value-type="string">
            <text:p>H. Len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789" calcext:value-type="float">
            <text:p>178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54.816467" calcext:value-type="float">
            <text:p>54.81646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1989" calcext:value-type="float">
            <text:p>198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Muri Gries</text:p>
          </table:table-cell>
          <table:table-cell office:value-type="float" office:value="47.860344" calcext:value-type="float">
            <text:p>47.8603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Riserva Late Release</text:p>
          </table:table-cell>
          <table:table-cell office:value-type="string" calcext:value-type="string">
            <text:p>H. Len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jhmwbjy45w9xst7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Weingut H.Lentsch</text:p>
          </table:table-cell>
          <table:table-cell office:value-type="float" office:value="45.90452" calcext:value-type="float">
            <text:p>45.9045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BERGER GEI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600" calcext:value-type="float">
            <text:p>2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39.338554" calcext:value-type="float">
            <text:p>39.3385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inticlarus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dkeb8dyezqtxxkw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Linticlarus</text:p>
          </table:table-cell>
          <table:table-cell office:value-type="string" calcext:value-type="string">
            <text:p>Tiefenbrunner</text:p>
          </table:table-cell>
          <table:table-cell office:value-type="float" office:value="45.571384" calcext:value-type="float">
            <text:p>45.57138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or di Lupo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2900" calcext:value-type="float">
            <text:p>29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42.178562" calcext:value-type="float">
            <text:p>42.1785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4.31741" calcext:value-type="float">
            <text:p>44.317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2910" calcext:value-type="float">
            <text:p>291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y83ba9q9yymzgv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0.59398" calcext:value-type="float">
            <text:p>60.593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Morus Late Release</text:p>
          </table:table-cell>
          <table:table-cell office:value-type="string" calcext:value-type="string">
            <text:p>H. Len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54.816467" calcext:value-type="float">
            <text:p>54.8164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aber Riserva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100" calcext:value-type="float">
            <text:p>31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6.831837" calcext:value-type="float">
            <text:p>46.8318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670" calcext:value-type="float">
            <text:p>36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0.37296" calcext:value-type="float">
            <text:p>60.372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0.37296" calcext:value-type="float">
            <text:p>60.372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2.619812" calcext:value-type="float">
            <text:p>52.61981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Kunst.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300" calcext:value-type="float">
            <text:p>9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n4bsypkqs0cvt08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unst.Stück</text:p>
          </table:table-cell>
          <table:table-cell office:value-type="string" calcext:value-type="string">
            <text:p>Kellerei Kaltern</text:p>
          </table:table-cell>
          <table:table-cell office:value-type="float" office:value="37.099903" calcext:value-type="float">
            <text:p>37.0999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Weingarten Klosteranger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65.19771" calcext:value-type="float">
            <text:p>65.197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oblinus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6490" calcext:value-type="float">
            <text:p>6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62.136406" calcext:value-type="float">
            <text:p>62.1364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erlot Riserva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  <table:table-cell office:value-type="float" office:value="1290" calcext:value-type="float">
            <text:p>12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j2e4a8kfxfmfbm1j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Weingut H.Lentsch</text:p>
          </table:table-cell>
          <table:table-cell office:value-type="float" office:value="36.795624" calcext:value-type="float">
            <text:p>36.79562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Siebeneich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650" calcext:value-type="float">
            <text:p>16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79685" calcext:value-type="float">
            <text:p>36.796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ühlwe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50" calcext:value-type="float">
            <text:p>25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kt8065fe1wvzsq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</text:p>
          </table:table-cell>
          <table:table-cell office:value-type="string" calcext:value-type="string">
            <text:p>Ignaz Niedrist</text:p>
          </table:table-cell>
          <table:table-cell office:value-type="float" office:value="37.77417" calcext:value-type="float">
            <text:p>37.77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erlot Riserva Gant 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37.945778" calcext:value-type="float">
            <text:p>37.9457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Brenntal Riserva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65057" calcext:value-type="float">
            <text:p>39.2650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erlot Collio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9900" calcext:value-type="float">
            <text:p>9900</text:p>
          </table:table-cell>
          <table:table-cell office:value-type="float" office:value="4840" calcext:value-type="float">
            <text:p>48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p6tk1cmcm3hm8n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 office:value-type="float" office:value="38.65241" calcext:value-type="float">
            <text:p>38.6524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Galatrona</text:p>
          </table:table-cell>
          <table:table-cell office:value-type="string" calcext:value-type="string">
            <text:p>Pet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500" calcext:value-type="float">
            <text:p>19500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qr8vee6zwt50hm91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atrona</text:p>
          </table:table-cell>
          <table:table-cell office:value-type="string" calcext:value-type="string">
            <text:p>Petrolo</text:p>
          </table:table-cell>
          <table:table-cell office:value-type="float" office:value="45.053432" calcext:value-type="float">
            <text:p>45.0534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Palafreno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2000" calcext:value-type="float">
            <text:p>22000</text:p>
          </table:table-cell>
          <table:table-cell office:value-type="float" office:value="9500" calcext:value-type="float">
            <text:p>9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azhtgez57a6mft3zt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Palafreno</text:p>
          </table:table-cell>
          <table:table-cell office:value-type="string" calcext:value-type="string">
            <text:p>Querciabella</text:p>
          </table:table-cell>
          <table:table-cell office:value-type="float" office:value="46.553787" calcext:value-type="float">
            <text:p>46.5537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bernet Riserva 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1270" calcext:value-type="float">
            <text:p>12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kfxr333xe9svk1k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eingut H.Lentsch</text:p>
          </table:table-cell>
          <table:table-cell office:value-type="float" office:value="35.44976" calcext:value-type="float">
            <text:p>35.449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213 / 1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470" calcext:value-type="float">
            <text:p>147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ky24hr0hnm9m3nx0q9k93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213</text:p>
          </table:table-cell>
          <table:table-cell office:value-type="string" calcext:value-type="string">
            <text:p>Peter Dipoli</text:p>
          </table:table-cell>
          <table:table-cell office:value-type="float" office:value="49.594093" calcext:value-type="float">
            <text:p>49.5940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mur Champigny Paterne</text:p>
          </table:table-cell>
          <table:table-cell office:value-type="string" calcext:value-type="string">
            <text:p>Antoine Sanz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80" calcext:value-type="float">
            <text:p>17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7hfsm6egv9xf9q9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aterne Saumur-Champigny</text:p>
          </table:table-cell>
          <table:table-cell office:value-type="string" calcext:value-type="string">
            <text:p>Antoine Sanzay</text:p>
          </table:table-cell>
          <table:table-cell office:value-type="float" office:value="56.721706" calcext:value-type="float">
            <text:p>56.7217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bernet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fh9tybvrzv5g9x08z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Erbhof Unterganzner</text:p>
          </table:table-cell>
          <table:table-cell office:value-type="float" office:value="29.86427" calcext:value-type="float">
            <text:p>29.864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Erminio</text:p>
          </table:table-cell>
          <table:table-cell office:value-type="string" calcext:value-type="string">
            <text:p>Bruno Grigo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szq0g4ntk248mqxbd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Erminio</text:p>
          </table:table-cell>
          <table:table-cell office:value-type="string" calcext:value-type="string">
            <text:p>Grigolli Bruno</text:p>
          </table:table-cell>
          <table:table-cell office:value-type="float" office:value="48.982468" calcext:value-type="float">
            <text:p>48.9824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umelter Riserva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3.19574" calcext:value-type="float">
            <text:p>43.195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Amistar Edizione Cab Sav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6.41504" calcext:value-type="float">
            <text:p>46.415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schhoek CS</text:p>
          </table:table-cell>
          <table:table-cell office:value-type="string" calcext:value-type="string">
            <text:p>Boekenhoutsklo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smckp2aa9wpwq49v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Franschhoek</text:p>
          </table:table-cell>
          <table:table-cell office:value-type="string" calcext:value-type="string">
            <text:p>Boekenhoutskloof</text:p>
          </table:table-cell>
          <table:table-cell office:value-type="float" office:value="43.536774" calcext:value-type="float">
            <text:p>43.5367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tellenbosch CS</text:p>
          </table:table-cell>
          <table:table-cell office:value-type="string" calcext:value-type="string">
            <text:p>Boekenhoutsklo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t00awfqkahjmdamq7a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Stellenbosch</text:p>
          </table:table-cell>
          <table:table-cell office:value-type="string" calcext:value-type="string">
            <text:p>Boekenhoutskloof</text:p>
          </table:table-cell>
          <table:table-cell office:value-type="float" office:value="40.984676" calcext:value-type="float">
            <text:p>40.9846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Amistar CF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4300" calcext:value-type="float">
            <text:p>43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</text:p>
          </table:table-cell>
          <table:table-cell office:value-type="string" calcext:value-type="string">
            <text:p>Peter Sölva</text:p>
          </table:table-cell>
          <table:table-cell office:value-type="float" office:value="44.95919" calcext:value-type="float">
            <text:p>44.959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mur Champigny Poyeux</text:p>
          </table:table-cell>
          <table:table-cell office:value-type="string" calcext:value-type="string">
            <text:p>Antoine Sanz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200" calcext:value-type="float">
            <text:p>1120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4jd1q7wgv7nw3zh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umur Champigny 'Les Poyeux'</text:p>
          </table:table-cell>
          <table:table-cell office:value-type="string" calcext:value-type="string">
            <text:p>Antoine Sanzay</text:p>
          </table:table-cell>
          <table:table-cell office:value-type="float" office:value="56.50803" calcext:value-type="float">
            <text:p>56.508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eienfeld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aba4343xsgeg0ynj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5.790287" calcext:value-type="float">
            <text:p>35.7902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916412" calcext:value-type="float">
            <text:p>33.9164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hay's Flat Cab Sav</text:p>
          </table:table-cell>
          <table:table-cell office:value-type="string" calcext:value-type="string">
            <text:p>Joshua Coop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5700" calcext:value-type="float">
            <text:p>5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s3edh62wdzrfv1j3r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ay''''s Flat Vineyard Cabernet Sauvignon</text:p>
          </table:table-cell>
          <table:table-cell office:value-type="string" calcext:value-type="string">
            <text:p>Joshua Cooper</text:p>
          </table:table-cell>
          <table:table-cell office:value-type="float" office:value="58.7963" calcext:value-type="float">
            <text:p>58.79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mpo di Magnacosta (CF)</text:p>
          </table:table-cell>
          <table:table-cell office:value-type="string" calcext:value-type="string">
            <text:p>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500" calcext:value-type="float">
            <text:p>13500</text:p>
          </table:table-cell>
          <table:table-cell office:value-type="float" office:value="5800" calcext:value-type="float">
            <text:p>5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59ernt161xaxv9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Campo di Magnacosta Rosso</text:p>
          </table:table-cell>
          <table:table-cell office:value-type="string" calcext:value-type="string">
            <text:p>Tenuta di Trinoro</text:p>
          </table:table-cell>
          <table:table-cell office:value-type="float" office:value="54.703617" calcext:value-type="float">
            <text:p>54.7036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bernet Sauvignon Napa </text:p>
          </table:table-cell>
          <table:table-cell office:value-type="string" calcext:value-type="string">
            <text:p>Heitz Cellar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6920" calcext:value-type="float">
            <text:p>69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5xm20fyz4q5wfz2g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Heitz Cellar</text:p>
          </table:table-cell>
          <table:table-cell office:value-type="float" office:value="34.674267" calcext:value-type="float">
            <text:p>34.67426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bernet Estate Santa Cruz Mountain</text:p>
          </table:table-cell>
          <table:table-cell office:value-type="string" calcext:value-type="string">
            <text:p>Ridge Vineyar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8c9t09h17gpr899k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adford Mountain Cabernet Franc</text:p>
          </table:table-cell>
          <table:table-cell office:value-type="string" calcext:value-type="string">
            <text:p>Ridge Vineyards</text:p>
          </table:table-cell>
          <table:table-cell office:value-type="float" office:value="33.28537" calcext:value-type="float">
            <text:p>33.285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Lafoa Harpf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200" calcext:value-type="float">
            <text:p>16200</text:p>
          </table:table-cell>
          <table:table-cell office:value-type="float" office:value="8200" calcext:value-type="float">
            <text:p>8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916412" calcext:value-type="float">
            <text:p>33.91641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Toren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700" calcext:value-type="float">
            <text:p>17700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39.30298" calcext:value-type="float">
            <text:p>39.302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1.05223" calcext:value-type="float">
            <text:p>41.052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Pale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1500" calcext:value-type="float">
            <text:p>2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0tmm0da7zqeq70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Paleo Rosso</text:p>
          </table:table-cell>
          <table:table-cell office:value-type="string" calcext:value-type="string">
            <text:p>Le Macchiole</text:p>
          </table:table-cell>
          <table:table-cell office:value-type="float" office:value="40.75788" calcext:value-type="float">
            <text:p>40.757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0" calcext:value-type="float">
            <text:p>70000</text:p>
          </table:table-cell>
          <table:table-cell office:value-type="float" office:value="30200" calcext:value-type="float">
            <text:p>30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0" calcext:value-type="float">
            <text:p>3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6500" calcext:value-type="float">
            <text:p>46500</text:p>
          </table:table-cell>
          <table:table-cell office:value-type="float" office:value="24900" calcext:value-type="float">
            <text:p>24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2000" calcext:value-type="float">
            <text:p>4200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3400" calcext:value-type="float">
            <text:p>53400</text:p>
          </table:table-cell>
          <table:table-cell office:value-type="float" office:value="30700" calcext:value-type="float">
            <text:p>30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41000" calcext:value-type="float">
            <text:p>4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1.05223" calcext:value-type="float">
            <text:p>41.052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Valpolicella Classico</text:p>
          </table:table-cell>
          <table:table-cell office:value-type="string" calcext:value-type="string">
            <text:p>Rago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wsvzs4zh86w858x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Le Ragose</text:p>
          </table:table-cell>
          <table:table-cell office:value-type="float" office:value="41.92581" calcext:value-type="float">
            <text:p>41.9258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Ripasso Progni</text:p>
          </table:table-cell>
          <table:table-cell office:value-type="string" calcext:value-type="string">
            <text:p>Sale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400" calcext:value-type="float">
            <text:p>4400</text:p>
          </table:table-cell>
          <table:table-cell office:value-type="float" office:value="1330" calcext:value-type="float">
            <text:p>133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eesb4jq9k2x60d66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Classico Superiore I Progni</text:p>
          </table:table-cell>
          <table:table-cell office:value-type="string" calcext:value-type="string">
            <text:p>Le Salette</text:p>
          </table:table-cell>
          <table:table-cell office:value-type="float" office:value="37.392883" calcext:value-type="float">
            <text:p>37.392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della Valpolicela</text:p>
          </table:table-cell>
          <table:table-cell office:value-type="string" calcext:value-type="string">
            <text:p>Le Rago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500" calcext:value-type="float">
            <text:p>8500</text:p>
          </table:table-cell>
          <table:table-cell office:value-type="float" office:value="3660" calcext:value-type="float">
            <text:p>36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dhxgz307x6ejj19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Le Ragose</text:p>
          </table:table-cell>
          <table:table-cell office:value-type="float" office:value="51.97343" calcext:value-type="float">
            <text:p>51.973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Heletto</text:p>
          </table:table-cell>
          <table:table-cell office:value-type="string" calcext:value-type="string">
            <text:p>Garb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200" calcext:value-type="float">
            <text:p>9200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fyn1gywagggf43130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letto</text:p>
          </table:table-cell>
          <table:table-cell office:value-type="string" calcext:value-type="string">
            <text:p>Garbole</text:p>
          </table:table-cell>
          <table:table-cell office:value-type="float" office:value="46.18802" calcext:value-type="float">
            <text:p>46.188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Pietro dal Cero</text:p>
          </table:table-cell>
          <table:table-cell office:value-type="string" calcext:value-type="string">
            <text:p>Ca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4400" calcext:value-type="float">
            <text:p>44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2.897648" calcext:value-type="float">
            <text:p>52.89764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KAIROS IGT</text:p>
          </table:table-cell>
          <table:table-cell office:value-type="string" calcext:value-type="string">
            <text:p>Zymé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900" calcext:value-type="float">
            <text:p>9900</text:p>
          </table:table-cell>
          <table:table-cell office:value-type="float" office:value="4390" calcext:value-type="float">
            <text:p>43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8.449867" calcext:value-type="float">
            <text:p>38.4498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Rosso del Merlo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500" calcext:value-type="float">
            <text:p>13500</text:p>
          </table:table-cell>
          <table:table-cell office:value-type="float" office:value="6900" calcext:value-type="float">
            <text:p>69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68x80ac4j4kydv0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’ del Merlo Rosso Veneto</text:p>
          </table:table-cell>
          <table:table-cell office:value-type="string" calcext:value-type="string">
            <text:p>Quintarelli Giuseppe</text:p>
          </table:table-cell>
          <table:table-cell office:value-type="float" office:value="33.472233" calcext:value-type="float">
            <text:p>33.472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Valpolicella Superiore</text:p>
          </table:table-cell>
          <table:table-cell office:value-type="string" calcext:value-type="string">
            <text:p>Giuseppe 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6p0r5e9wfsf3adh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 Superiore</text:p>
          </table:table-cell>
          <table:table-cell office:value-type="string" calcext:value-type="string">
            <text:p>Quintarelli Giuseppe</text:p>
          </table:table-cell>
          <table:table-cell office:value-type="float" office:value="55.602493" calcext:value-type="float">
            <text:p>55.6024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della Valpolicella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8000" calcext:value-type="float">
            <text:p>1800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qjv1sbfwwyz6m6d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Bertani</text:p>
          </table:table-cell>
          <table:table-cell office:value-type="float" office:value="49.62545" calcext:value-type="float">
            <text:p>49.625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Valpolicella Superiore</text:p>
          </table:table-cell>
          <table:table-cell office:value-type="string" calcext:value-type="string">
            <text:p>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000" calcext:value-type="float">
            <text:p>20000</text:p>
          </table:table-cell>
          <table:table-cell office:value-type="float" office:value="9500" calcext:value-type="float">
            <text:p>9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3fswy0qzrny1518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 30°</text:p>
          </table:table-cell>
          <table:table-cell office:value-type="string" calcext:value-type="string">
            <text:p>Dal Forno Romano</text:p>
          </table:table-cell>
          <table:table-cell office:value-type="float" office:value="42.01516" calcext:value-type="float">
            <text:p>42.01516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Riserva</text:p>
          </table:table-cell>
          <table:table-cell office:value-type="string" calcext:value-type="string">
            <text:p>Rubinelli Vaj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8500" calcext:value-type="float">
            <text:p>28500</text:p>
          </table:table-cell>
          <table:table-cell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bje6qez7dr4jjbj3b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stinée Amarone della Valpolicella Classico Riserva</text:p>
          </table:table-cell>
          <table:table-cell office:value-type="string" calcext:value-type="string">
            <text:p>Rubinelli Vajol</text:p>
          </table:table-cell>
          <table:table-cell office:value-type="float" office:value="61.480213" calcext:value-type="float">
            <text:p>61.4802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21300" calcext:value-type="float">
            <text:p>21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6xa2kf0g9zy74sr0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Quintarelli Giuseppe</text:p>
          </table:table-cell>
          <table:table-cell office:value-type="float" office:value="34.351196" calcext:value-type="float">
            <text:p>34.35119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</text:p>
          </table:table-cell>
          <table:table-cell office:value-type="string" calcext:value-type="string">
            <text:p>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3000" calcext:value-type="float">
            <text:p>43000</text:p>
          </table:table-cell>
          <table:table-cell office:value-type="float" office:value="30500" calcext:value-type="float">
            <text:p>3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35.06654" calcext:value-type="float">
            <text:p>35.066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yrah Cortona</text:p>
          </table:table-cell>
          <table:table-cell office:value-type="string" calcext:value-type="string">
            <text:p>Amerighi Stef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mwxfm4j40dzz91mnc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Stefano Amerighi</text:p>
          </table:table-cell>
          <table:table-cell office:value-type="float" office:value="51.011868" calcext:value-type="float">
            <text:p>51.0118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rozes-Hermitage Les Jalets</text:p>
          </table:table-cell>
          <table:table-cell office:value-type="string" calcext:value-type="string">
            <text:p>Paul Jaboulet 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090" calcext:value-type="float">
            <text:p>20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tpwppn42shv67xd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Les Jalets</text:p>
          </table:table-cell>
          <table:table-cell office:value-type="string" calcext:value-type="string">
            <text:p>Paul Jaboulet Aîné</text:p>
          </table:table-cell>
          <table:table-cell office:value-type="float" office:value="57.539253" calcext:value-type="float">
            <text:p>57.53925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Mitterberg Syrah</text:p>
          </table:table-cell>
          <table:table-cell office:value-type="string" calcext:value-type="string">
            <text:p>Ign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2450" calcext:value-type="float">
            <text:p>24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3rhz92r17nb5a4s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tterberg Rot S</text:p>
          </table:table-cell>
          <table:table-cell office:value-type="string" calcext:value-type="string">
            <text:p>Ignaz Niedrist</text:p>
          </table:table-cell>
          <table:table-cell office:value-type="float" office:value="49.88772" calcext:value-type="float">
            <text:p>49.8877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LP54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x840zx27sg1tx7mn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C.C. Jentsch</text:p>
          </table:table-cell>
          <table:table-cell office:value-type="float" office:value="22.635042" calcext:value-type="float">
            <text:p>22.6350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yrah</text:p>
          </table:table-cell>
          <table:table-cell office:value-type="string" calcext:value-type="string">
            <text:p>Quinta do No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0775dm3zhvewwrrg6e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Quinta do Noval</text:p>
          </table:table-cell>
          <table:table-cell office:value-type="float" office:value="39.07845" calcext:value-type="float">
            <text:p>39.078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rozes-Hermitage</text:p>
          </table:table-cell>
          <table:table-cell office:value-type="string" calcext:value-type="string">
            <text:p>Alain Gra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rs1b0zywwwpscz9q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Rouge</text:p>
          </table:table-cell>
          <table:table-cell office:value-type="string" calcext:value-type="string">
            <text:p>Alain Graillot</text:p>
          </table:table-cell>
          <table:table-cell office:value-type="float" office:value="50.787018" calcext:value-type="float">
            <text:p>50.78701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wartland Syrah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x1e9ewd449pzn0f19s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Mullineux</text:p>
          </table:table-cell>
          <table:table-cell office:value-type="float" office:value="37.776257" calcext:value-type="float">
            <text:p>37.7762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Gigondas</text:p>
          </table:table-cell>
          <table:table-cell office:value-type="string" calcext:value-type="string">
            <text:p>Saint Cos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3729" calcext:value-type="float">
            <text:p>372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kktbzz2e0rasjch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gondas</text:p>
          </table:table-cell>
          <table:table-cell office:value-type="string" calcext:value-type="string">
            <text:p>Château de Saint Cosme</text:p>
          </table:table-cell>
          <table:table-cell office:value-type="float" office:value="29.966787" calcext:value-type="float">
            <text:p>29.9667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yrah </text:p>
          </table:table-cell>
          <table:table-cell office:value-type="string" calcext:value-type="string">
            <text:p>Boekenhoutsklo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3800" calcext:value-type="float">
            <text:p>38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smzdrkdjd12mj6pn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Boekenhoutskloof</text:p>
          </table:table-cell>
          <table:table-cell office:value-type="float" office:value="38.84466" calcext:value-type="float">
            <text:p>38.844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Bin 28 Syrah</text:p>
          </table:table-cell>
          <table:table-cell office:value-type="string" calcext:value-type="string">
            <text:p>Penfol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3860" calcext:value-type="float">
            <text:p>38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nh4ynj2qd1y74xg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iraz Bin 28</text:p>
          </table:table-cell>
          <table:table-cell office:value-type="string" calcext:value-type="string">
            <text:p>Penfolds</text:p>
          </table:table-cell>
          <table:table-cell office:value-type="float" office:value="39.473305" calcext:value-type="float">
            <text:p>39.4733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nas Nouvelle R</text:p>
          </table:table-cell>
          <table:table-cell office:value-type="string" calcext:value-type="string">
            <text:p>Guillaume Gill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4750" calcext:value-type="float">
            <text:p>47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79h736dzdemmtar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uvelle R Cornas</text:p>
          </table:table-cell>
          <table:table-cell office:value-type="string" calcext:value-type="string">
            <text:p>Guillaume Gilles</text:p>
          </table:table-cell>
          <table:table-cell office:value-type="float" office:value="55.973656" calcext:value-type="float">
            <text:p>55.97365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onoma Coast Syrah</text:p>
          </table:table-cell>
          <table:table-cell office:value-type="string" calcext:value-type="string">
            <text:p>Ram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9800" calcext:value-type="float">
            <text:p>9800</text:p>
          </table:table-cell>
          <table:table-cell office:value-type="float" office:value="4990" calcext:value-type="float">
            <text:p>4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662634116av85dkyh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Ramey</text:p>
          </table:table-cell>
          <table:table-cell office:value-type="float" office:value="38.173088" calcext:value-type="float">
            <text:p>38.17308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Yarra Valley Syrah</text:p>
          </table:table-cell>
          <table:table-cell office:value-type="string" calcext:value-type="string">
            <text:p>Timo 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08c2bar654r3f586p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Mayer</text:p>
          </table:table-cell>
          <table:table-cell office:value-type="float" office:value="30.176947" calcext:value-type="float">
            <text:p>30.1769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Hermitage Rouge</text:p>
          </table:table-cell>
          <table:table-cell office:value-type="string" calcext:value-type="string">
            <text:p>Gui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620" calcext:value-type="float">
            <text:p>5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pabb8rdcch0jz8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Rouge</text:p>
          </table:table-cell>
          <table:table-cell office:value-type="string" calcext:value-type="string">
            <text:p>E. Guigal</text:p>
          </table:table-cell>
          <table:table-cell office:value-type="float" office:value="33.35583" calcext:value-type="float">
            <text:p>33.355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te Rotie Ampodium</text:p>
          </table:table-cell>
          <table:table-cell office:value-type="string" calcext:value-type="string">
            <text:p>Domaine Rosta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gwz1rwd5jwf56ave4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 Ampodium</text:p>
          </table:table-cell>
          <table:table-cell office:value-type="string" calcext:value-type="string">
            <text:p>Domaine Rostaing</text:p>
          </table:table-cell>
          <table:table-cell office:value-type="float" office:value="52.61304" calcext:value-type="float">
            <text:p>52.613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nas</text:p>
          </table:table-cell>
          <table:table-cell office:value-type="string" calcext:value-type="string">
            <text:p>Hais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tzb1ekmeka2ea94c3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as</text:p>
          </table:table-cell>
          <table:table-cell office:value-type="string" calcext:value-type="string">
            <text:p>Mark Haisma</text:p>
          </table:table-cell>
          <table:table-cell office:value-type="float" office:value="33.623898" calcext:value-type="float">
            <text:p>33.6238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Hermitage Rouge Domaine Tourettes</text:p>
          </table:table-cell>
          <table:table-cell office:value-type="string" calcext:value-type="string">
            <text:p>De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500" calcext:value-type="float">
            <text:p>18500</text:p>
          </table:table-cell>
          <table:table-cell office:value-type="float" office:value="8600" calcext:value-type="float">
            <text:p>8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jtsf4b3h83qn364a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maine des Tourettes Hermitage Rouge</text:p>
          </table:table-cell>
          <table:table-cell office:value-type="string" calcext:value-type="string">
            <text:p>Delas</text:p>
          </table:table-cell>
          <table:table-cell office:value-type="float" office:value="45.15566" calcext:value-type="float">
            <text:p>45.155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hateau d'Ampuis</text:p>
          </table:table-cell>
          <table:table-cell office:value-type="string" calcext:value-type="string">
            <text:p>Etienne Gui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9200" calcext:value-type="float">
            <text:p>9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8smqjs64dw77ym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 Château d'Ampuis</text:p>
          </table:table-cell>
          <table:table-cell office:value-type="string" calcext:value-type="string">
            <text:p>E. Guigal</text:p>
          </table:table-cell>
          <table:table-cell office:value-type="float" office:value="36.04687" calcext:value-type="float">
            <text:p>36.046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nas</text:p>
          </table:table-cell>
          <table:table-cell office:value-type="string" calcext:value-type="string">
            <text:p>Cla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1100" calcext:value-type="float">
            <text:p>11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wwcykfaz24sbg7ry0j00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as</text:p>
          </table:table-cell>
          <table:table-cell office:value-type="string" calcext:value-type="string">
            <text:p>Auguste Clape</text:p>
          </table:table-cell>
          <table:table-cell office:value-type="float" office:value="27.172071" calcext:value-type="float">
            <text:p>27.1720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GRANITE Syrah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300" calcext:value-type="float">
            <text:p>12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gaaxaee9bj079yg35j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ite Syrah</text:p>
          </table:table-cell>
          <table:table-cell office:value-type="string" calcext:value-type="string">
            <text:p>Mullineux</text:p>
          </table:table-cell>
          <table:table-cell office:value-type="float" office:value="46.142094" calcext:value-type="float">
            <text:p>46.1420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33djdvy8df1haw6e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Trediberri</text:p>
          </table:table-cell>
          <table:table-cell office:value-type="float" office:value="51.88649" calcext:value-type="float">
            <text:p>51.886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w2t4kw43wwfsv9c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G.D. Vajra</text:p>
          </table:table-cell>
          <table:table-cell office:value-type="float" office:value="39.150036" calcext:value-type="float">
            <text:p>39.1500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7tt1sgbkekrzdx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Produttori del Barbaresco</text:p>
          </table:table-cell>
          <table:table-cell office:value-type="float" office:value="55.475075" calcext:value-type="float">
            <text:p>55.4750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qxyybn1dr1y2fe5zb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Comm. G.B. Burlotto</text:p>
          </table:table-cell>
          <table:table-cell office:value-type="float" office:value="37.22552" calcext:value-type="float">
            <text:p>37.2255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Penna Curr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ntfqy3w8rn64qm35w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Penna Daniele</text:p>
          </table:table-cell>
          <table:table-cell office:value-type="float" office:value="40.831097" calcext:value-type="float">
            <text:p>40.8310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Pian delle Mole</text:p>
          </table:table-cell>
          <table:table-cell office:value-type="string" calcext:value-type="string">
            <text:p>Giulia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pa8wkcvdwnfbyr0p0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le Mole Langhe Nebbiolo</text:p>
          </table:table-cell>
          <table:table-cell office:value-type="string" calcext:value-type="string">
            <text:p>Giulia Negri</text:p>
          </table:table-cell>
          <table:table-cell office:value-type="float" office:value="58.248753" calcext:value-type="float">
            <text:p>58.2487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NO NAME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3d51zgxwyhcy2zwm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Borgogno</text:p>
          </table:table-cell>
          <table:table-cell office:value-type="float" office:value="41.047546" calcext:value-type="float">
            <text:p>41.0475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IL FAVOT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rbs0avk4m8tw6pa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Favot Langhe Nebbiolo</text:p>
          </table:table-cell>
          <table:table-cell office:value-type="string" calcext:value-type="string">
            <text:p>Aldo Conterno</text:p>
          </table:table-cell>
          <table:table-cell office:value-type="float" office:value="55.943295" calcext:value-type="float">
            <text:p>55.9432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Rosso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49cbmzfp0gq2fm2a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Rosso</text:p>
          </table:table-cell>
          <table:table-cell office:value-type="string" calcext:value-type="string">
            <text:p>Roagna</text:p>
          </table:table-cell>
          <table:table-cell office:value-type="float" office:value="38.28285" calcext:value-type="float">
            <text:p>38.282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1171" calcext:value-type="float">
            <text:p>47.011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1171" calcext:value-type="float">
            <text:p>47.011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1171" calcext:value-type="float">
            <text:p>47.011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Nebbiolo Ester Canale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khcj3meyk3sdeb5ek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Ester Canale Rosso</text:p>
          </table:table-cell>
          <table:table-cell office:value-type="string" calcext:value-type="string">
            <text:p>Giovanni Rosso</text:p>
          </table:table-cell>
          <table:table-cell office:value-type="float" office:value="60.93687" calcext:value-type="float">
            <text:p>60.9368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Nebbiolo Arione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000" calcext:value-type="float">
            <text:p>27000</text:p>
          </table:table-cell>
          <table:table-cell office:value-type="float" office:value="12900" calcext:value-type="float">
            <text:p>1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ycq0jc4nmfft8ed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Charity Edition Viga Arione</text:p>
          </table:table-cell>
          <table:table-cell office:value-type="string" calcext:value-type="string">
            <text:p>Giacomo Conterno</text:p>
          </table:table-cell>
          <table:table-cell office:value-type="float" office:value="48.924805" calcext:value-type="float">
            <text:p>48.9248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58.33988" calcext:value-type="float">
            <text:p>58.339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1850" calcext:value-type="float">
            <text:p>18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58.013443" calcext:value-type="float">
            <text:p>58.0134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e9qya729j20b3mx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Asili</text:p>
          </table:table-cell>
          <table:table-cell office:value-type="string" calcext:value-type="string">
            <text:p>Produttori del Barbaresco</text:p>
          </table:table-cell>
          <table:table-cell office:value-type="float" office:value="58.057884" calcext:value-type="float">
            <text:p>58.05788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fic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a5jtzpd42wcb1nj6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fico</text:p>
          </table:table-cell>
          <table:table-cell office:value-type="string" calcext:value-type="string">
            <text:p>Produttori del Barbaresco</text:p>
          </table:table-cell>
          <table:table-cell office:value-type="float" office:value="54.259304" calcext:value-type="float">
            <text:p>54.25930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stefan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9zh5abyetfdb1es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stefano</text:p>
          </table:table-cell>
          <table:table-cell office:value-type="string" calcext:value-type="string">
            <text:p>Produttori del Barbaresco</text:p>
          </table:table-cell>
          <table:table-cell office:value-type="float" office:value="57.985516" calcext:value-type="float">
            <text:p>57.98551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uncagota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kdbgeag83nfdbh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uncagota</text:p>
          </table:table-cell>
          <table:table-cell office:value-type="string" calcext:value-type="string">
            <text:p>Produttori del Barbaresco</text:p>
          </table:table-cell>
          <table:table-cell office:value-type="float" office:value="60.283096" calcext:value-type="float">
            <text:p>60.2830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Ovell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97f2edej1m3dgm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Ovello</text:p>
          </table:table-cell>
          <table:table-cell office:value-type="string" calcext:value-type="string">
            <text:p>Produttori del Barbaresco</text:p>
          </table:table-cell>
          <table:table-cell office:value-type="float" office:value="53.964657" calcext:value-type="float">
            <text:p>53.9646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Paje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v45c25p21brc4a4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Pajé</text:p>
          </table:table-cell>
          <table:table-cell office:value-type="string" calcext:value-type="string">
            <text:p>Produttori del Barbaresco</text:p>
          </table:table-cell>
          <table:table-cell office:value-type="float" office:value="52.80695" calcext:value-type="float">
            <text:p>52.806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Pora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dbyf6q5dty1pc9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Pora</text:p>
          </table:table-cell>
          <table:table-cell office:value-type="string" calcext:value-type="string">
            <text:p>Produttori del Barbaresco</text:p>
          </table:table-cell>
          <table:table-cell office:value-type="float" office:value="52.288357" calcext:value-type="float">
            <text:p>52.2883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57.496513" calcext:value-type="float">
            <text:p>57.4965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io Sord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exfwjhzk9ds6kcx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io Sordo</text:p>
          </table:table-cell>
          <table:table-cell office:value-type="string" calcext:value-type="string">
            <text:p>Produttori del Barbaresco</text:p>
          </table:table-cell>
          <table:table-cell office:value-type="float" office:value="58.58307" calcext:value-type="float">
            <text:p>58.583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Vallegrande</text:p>
          </table:table-cell>
          <table:table-cell office:value-type="string" calcext:value-type="string">
            <text:p>ca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p5hhz5w8fwqmef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llegrande</text:p>
          </table:table-cell>
          <table:table-cell office:value-type="string" calcext:value-type="string">
            <text:p>Ca’ del Baio</text:p>
          </table:table-cell>
          <table:table-cell office:value-type="float" office:value="59.996925" calcext:value-type="float">
            <text:p>59.9969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3375" calcext:value-type="float">
            <text:p>3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e8t3kr0338y8df3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Ceretto</text:p>
          </table:table-cell>
          <table:table-cell office:value-type="float" office:value="45.96809" calcext:value-type="float">
            <text:p>45.9680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Bordini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ph361109p4mgbep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ordini</text:p>
          </table:table-cell>
          <table:table-cell office:value-type="string" calcext:value-type="string">
            <text:p>La Spinetta</text:p>
          </table:table-cell>
          <table:table-cell office:value-type="float" office:value="53.80714" calcext:value-type="float">
            <text:p>53.807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</text:p>
          </table:table-cell>
          <table:table-cell office:value-type="string" calcext:value-type="string">
            <text:p>Francesco Vers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1er7ef3xg09jwt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Francesco Versio</text:p>
          </table:table-cell>
          <table:table-cell office:value-type="float" office:value="59.397106" calcext:value-type="float">
            <text:p>59.3971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</text:p>
          </table:table-cell>
          <table:table-cell office:value-type="string" calcext:value-type="string">
            <text:p>Francesco Vers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01er7ef3xg09jwt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Francesco Versio</text:p>
          </table:table-cell>
          <table:table-cell office:value-type="float" office:value="59.397106" calcext:value-type="float">
            <text:p>59.3971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Don Fiorin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200" calcext:value-type="float">
            <text:p>15200</text:p>
          </table:table-cell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8bk3gfkxyng43jj49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Don Fiorino</text:p>
          </table:table-cell>
          <table:table-cell office:value-type="string" calcext:value-type="string">
            <text:p>Produttori del Barbaresco</text:p>
          </table:table-cell>
          <table:table-cell office:value-type="float" office:value="61.58065" calcext:value-type="float">
            <text:p>61.580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Martinenga</text:p>
          </table:table-cell>
          <table:table-cell office:value-type="string" calcext:value-type="string">
            <text:p>Marchesi Gres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5evfefewmwzk9bd1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58.04705" calcext:value-type="float">
            <text:p>58.047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Rabaja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8.365475" calcext:value-type="float">
            <text:p>58.3654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Galli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7300" calcext:value-type="float">
            <text:p>7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erktcrbpfre4gvck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Gallina</text:p>
          </table:table-cell>
          <table:table-cell office:value-type="string" calcext:value-type="string">
            <text:p>Ceretto</text:p>
          </table:table-cell>
          <table:table-cell office:value-type="float" office:value="53.581333" calcext:value-type="float">
            <text:p>53.5813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Rabaja Riserva</text:p>
          </table:table-cell>
          <table:table-cell office:value-type="string" calcext:value-type="string">
            <text:p>Giuseppe Corte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ag2a0h2dgqwefr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Giuseppe Cortese</text:p>
          </table:table-cell>
          <table:table-cell office:value-type="float" office:value="65.41535" calcext:value-type="float">
            <text:p>65.4153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Asili Riserva</text:p>
          </table:table-cell>
          <table:table-cell office:value-type="string" calcext:value-type="string">
            <text:p>ca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8280" calcext:value-type="float">
            <text:p>8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rj85z2agynpqdy1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’ del Baio</text:p>
          </table:table-cell>
          <table:table-cell office:value-type="float" office:value="59.142338" calcext:value-type="float">
            <text:p>59.1423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Starderi Vürsu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600" calcext:value-type="float">
            <text:p>16600</text:p>
          </table:table-cell>
          <table:table-cell office:value-type="float" office:value="9800" calcext:value-type="float">
            <text:p>9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r8x6xkcszst5x4e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ürsù Starderi</text:p>
          </table:table-cell>
          <table:table-cell office:value-type="string" calcext:value-type="string">
            <text:p>La Spinetta</text:p>
          </table:table-cell>
          <table:table-cell office:value-type="float" office:value="64.83833" calcext:value-type="float">
            <text:p>64.8383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Rabaja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dgftwnjgnt9ez9e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baresco Rabaja</text:p>
          </table:table-cell>
          <table:table-cell office:value-type="string" calcext:value-type="string">
            <text:p>Bruno Giacosa</text:p>
          </table:table-cell>
          <table:table-cell office:value-type="float" office:value="59.116844" calcext:value-type="float">
            <text:p>59.1168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Albesani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h96gfe3nhqyspbd4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lbesani</text:p>
          </table:table-cell>
          <table:table-cell office:value-type="string" calcext:value-type="string">
            <text:p>Roagna</text:p>
          </table:table-cell>
          <table:table-cell office:value-type="float" office:value="55.55831" calcext:value-type="float">
            <text:p>55.5583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Gallina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h2rtm5kckyf177c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lina Barbaresco</text:p>
          </table:table-cell>
          <table:table-cell office:value-type="string" calcext:value-type="string">
            <text:p>Roagna</text:p>
          </table:table-cell>
          <table:table-cell office:value-type="float" office:value="52.537865" calcext:value-type="float">
            <text:p>52.5378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Paje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ayfx98g3yv9x8e51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Pajè</text:p>
          </table:table-cell>
          <table:table-cell office:value-type="string" calcext:value-type="string">
            <text:p>Roagna</text:p>
          </table:table-cell>
          <table:table-cell office:value-type="float" office:value="49.405903" calcext:value-type="float">
            <text:p>49.4059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2000" calcext:value-type="float">
            <text:p>32000</text:p>
          </table:table-cell>
          <table:table-cell office:value-type="float" office:value="21800" calcext:value-type="float">
            <text:p>218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43.328506" calcext:value-type="float">
            <text:p>43.3285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0" calcext:value-type="float">
            <text:p>32000</text:p>
          </table:table-cell>
          <table:table-cell office:value-type="float" office:value="15900" calcext:value-type="float">
            <text:p>15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43.328506" calcext:value-type="float">
            <text:p>43.3285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Asili Vecchie Vigne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1300" calcext:value-type="float">
            <text:p>31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dgp2zj7wqtwwm66n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sili Barbaresco Vecchie Viti</text:p>
          </table:table-cell>
          <table:table-cell office:value-type="string" calcext:value-type="string">
            <text:p>Roagna</text:p>
          </table:table-cell>
          <table:table-cell office:value-type="float" office:value="56.51434" calcext:value-type="float">
            <text:p>56.5143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Harpf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41200" calcext:value-type="float">
            <text:p>41200</text:p>
          </table:table-cell>
          <table:table-cell office:value-type="float" office:value="22900" calcext:value-type="float">
            <text:p>22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43.328506" calcext:value-type="float">
            <text:p>43.3285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Costa Russ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hpqhayctpbyag1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Costa Russi</text:p>
          </table:table-cell>
          <table:table-cell office:value-type="string" calcext:value-type="string">
            <text:p>Gaja</text:p>
          </table:table-cell>
          <table:table-cell office:value-type="float" office:value="55.881252" calcext:value-type="float">
            <text:p>55.8812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erri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xhefzp85tnk6axa0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rri Barolo</text:p>
          </table:table-cell>
          <table:table-cell office:value-type="string" calcext:value-type="string">
            <text:p>Trediberri</text:p>
          </table:table-cell>
          <table:table-cell office:value-type="float" office:value="55.34868" calcext:value-type="float">
            <text:p>55.348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a Morra</text:p>
          </table:table-cell>
          <table:table-cell office:value-type="string" calcext:value-type="string">
            <text:p>Criss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z2424rq2zg759m81h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La Morra</text:p>
          </table:table-cell>
          <table:table-cell office:value-type="string" calcext:value-type="string">
            <text:p>Crissante Alessandria</text:p>
          </table:table-cell>
          <table:table-cell office:value-type="float" office:value="40.985332" calcext:value-type="float">
            <text:p>40.9853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erralunga 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00" calcext:value-type="float">
            <text:p>6200</text:p>
          </table:table-cell>
          <table:table-cell office:value-type="float" office:value="2730" calcext:value-type="float">
            <text:p>273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ckmrhdwpvst5eqc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mune di Serralunga d'Alba</text:p>
          </table:table-cell>
          <table:table-cell office:value-type="string" calcext:value-type="string">
            <text:p>Ettore Germano</text:p>
          </table:table-cell>
          <table:table-cell office:value-type="float" office:value="56.21104" calcext:value-type="float">
            <text:p>56.211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iserva</text:p>
          </table:table-cell>
          <table:table-cell office:value-type="string" calcext:value-type="string">
            <text:p>Bosch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wr8d7g8q6mfbsp4n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Cascina Boschetti Gomba</text:p>
          </table:table-cell>
          <table:table-cell office:value-type="float" office:value="36.66509" calcext:value-type="float">
            <text:p>36.6650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nforte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7j3frgd2dzkt7c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Domenico Clerico</text:p>
          </table:table-cell>
          <table:table-cell office:value-type="float" office:value="56.630733" calcext:value-type="float">
            <text:p>56.63073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avera</text:p>
          </table:table-cell>
          <table:table-cell office:value-type="string" calcext:value-type="string">
            <text:p>Piero Benev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3xkbjtx2e61y3g4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vera di Monforte Barolo</text:p>
          </table:table-cell>
          <table:table-cell office:value-type="string" calcext:value-type="string">
            <text:p>Benevelli Piero</text:p>
          </table:table-cell>
          <table:table-cell office:value-type="float" office:value="59.00524" calcext:value-type="float">
            <text:p>59.005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sconi</text:p>
          </table:table-cell>
          <table:table-cell office:value-type="string" calcext:value-type="string">
            <text:p>Piero Benev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hzw9m0zahr6qrdw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sconi</text:p>
          </table:table-cell>
          <table:table-cell office:value-type="string" calcext:value-type="string">
            <text:p>Benevelli Piero</text:p>
          </table:table-cell>
          <table:table-cell office:value-type="float" office:value="64.9624" calcext:value-type="float">
            <text:p>64.96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Galina</text:p>
          </table:table-cell>
          <table:table-cell office:value-type="string" calcext:value-type="string">
            <text:p>Criss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f7s2dv1ae1sjhga2w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alina</text:p>
          </table:table-cell>
          <table:table-cell office:value-type="string" calcext:value-type="string">
            <text:p>Crissante Alessandria</text:p>
          </table:table-cell>
          <table:table-cell office:value-type="float" office:value="49.552357" calcext:value-type="float">
            <text:p>49.5523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apalot</text:p>
          </table:table-cell>
          <table:table-cell office:value-type="string" calcext:value-type="string">
            <text:p>Criss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r2pqchkezj10fhw7c0fk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palot</text:p>
          </table:table-cell>
          <table:table-cell office:value-type="string" calcext:value-type="string">
            <text:p>Crissante Alessandria</text:p>
          </table:table-cell>
          <table:table-cell office:value-type="float" office:value="51.207836" calcext:value-type="float">
            <text:p>51.2078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Arborina</text:p>
          </table:table-cell>
          <table:table-cell office:value-type="string" calcext:value-type="string">
            <text:p>Renato 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434pmhq6v1dfccbt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borina Barolo</text:p>
          </table:table-cell>
          <table:table-cell office:value-type="string" calcext:value-type="string">
            <text:p>Renato Corino</text:p>
          </table:table-cell>
          <table:table-cell office:value-type="float" office:value="64.90872" calcext:value-type="float">
            <text:p>64.908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ussia</text:p>
          </table:table-cell>
          <table:table-cell office:value-type="string" calcext:value-type="string">
            <text:p>Giacomo Fenocch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zr5hrj87bd0v8p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Giacomo Fenocchio</text:p>
          </table:table-cell>
          <table:table-cell office:value-type="float" office:value="61.612007" calcext:value-type="float">
            <text:p>61.6120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In Vino Veritas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3650" calcext:value-type="float">
            <text:p>36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41.681335" calcext:value-type="float">
            <text:p>41.6813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ocche Annunziata</text:p>
          </table:table-cell>
          <table:table-cell office:value-type="string" calcext:value-type="string">
            <text:p>Renato 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f336e8zbn4eb068fy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he dell'Annunziata Barolo</text:p>
          </table:table-cell>
          <table:table-cell office:value-type="string" calcext:value-type="string">
            <text:p>Renato Corino</text:p>
          </table:table-cell>
          <table:table-cell office:value-type="float" office:value="65.326866" calcext:value-type="float">
            <text:p>65.3268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ocche Annunziata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200" calcext:value-type="float">
            <text:p>92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yahyw03j1hs0mpg0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ocche dell'Annunziata</text:p>
          </table:table-cell>
          <table:table-cell office:value-type="string" calcext:value-type="string">
            <text:p>Trediberri</text:p>
          </table:table-cell>
          <table:table-cell office:value-type="float" office:value="57.66738" calcext:value-type="float">
            <text:p>57.667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Vigna Rionda</text:p>
          </table:table-cell>
          <table:table-cell office:value-type="string" calcext:value-type="string">
            <text:p>Pira Luig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700" calcext:value-type="float">
            <text:p>9700</text:p>
          </table:table-cell>
          <table:table-cell office:value-type="float" office:value="4735" calcext:value-type="float">
            <text:p>47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67xwppjp6276x02e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Pira Luigi</text:p>
          </table:table-cell>
          <table:table-cell office:value-type="float" office:value="50.446987" calcext:value-type="float">
            <text:p>50.4469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Fossati Annata Storica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3500" calcext:value-type="float">
            <text:p>13500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0y7fdpfx39xw2j3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Fossati</text:p>
          </table:table-cell>
          <table:table-cell office:value-type="string" calcext:value-type="string">
            <text:p>Borgogno</text:p>
          </table:table-cell>
          <table:table-cell office:value-type="float" office:value="51.960308" calcext:value-type="float">
            <text:p>51.9603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a Tartufaia</text:p>
          </table:table-cell>
          <table:table-cell office:value-type="string" calcext:value-type="string">
            <text:p>Giulia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zmr67mxbwqeqzq6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Tartufaia Barolo</text:p>
          </table:table-cell>
          <table:table-cell office:value-type="string" calcext:value-type="string">
            <text:p>Giulia Negri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iserva </text:p>
          </table:table-cell>
          <table:table-cell office:value-type="string" calcext:value-type="string">
            <text:p>Osvaldo Vi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96ae1gtj8w176p3kx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Osvaldo Viberti</text:p>
          </table:table-cell>
          <table:table-cell office:value-type="float" office:value="58.19799" calcext:value-type="float">
            <text:p>58.1979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err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44t9mp6bzdnde35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 Serra</text:p>
          </table:table-cell>
          <table:table-cell office:value-type="string" calcext:value-type="string">
            <text:p>Giovanni Rosso</text:p>
          </table:table-cell>
          <table:table-cell office:value-type="float" office:value="51.54147" calcext:value-type="float">
            <text:p>51.541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leste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5900" calcext:value-type="float">
            <text:p>59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d6s5tz0c44manx5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leste</text:p>
          </table:table-cell>
          <table:table-cell office:value-type="string" calcext:value-type="string">
            <text:p>Sandrone Luciano</text:p>
          </table:table-cell>
          <table:table-cell office:value-type="float" office:value="65.292206" calcext:value-type="float">
            <text:p>65.2922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iste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eznc2wnzzgzcgp0cm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iste</text:p>
          </table:table-cell>
          <table:table-cell office:value-type="string" calcext:value-type="string">
            <text:p>Borgogno</text:p>
          </table:table-cell>
          <table:table-cell office:value-type="float" office:value="51.189487" calcext:value-type="float">
            <text:p>51.1894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co Ambrogi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310" calcext:value-type="float">
            <text:p>53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6585jkxenvk2ks05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Ambrogio</text:p>
          </table:table-cell>
          <table:table-cell office:value-type="string" calcext:value-type="string">
            <text:p>Paolo Scavino</text:p>
          </table:table-cell>
          <table:table-cell office:value-type="float" office:value="63.742973" calcext:value-type="float">
            <text:p>63.7429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co Ambrogi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6585jkxenvk2ks05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Ambrogio</text:p>
          </table:table-cell>
          <table:table-cell office:value-type="string" calcext:value-type="string">
            <text:p>Paolo Scavino</text:p>
          </table:table-cell>
          <table:table-cell office:value-type="float" office:value="63.742973" calcext:value-type="float">
            <text:p>63.7429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D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42.373436" calcext:value-type="float">
            <text:p>42.3734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D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42.373436" calcext:value-type="float">
            <text:p>42.373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sconi Vigna Ped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bfww8ebwqpxqeza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sconi Vigna Ped</text:p>
          </table:table-cell>
          <table:table-cell office:value-type="string" calcext:value-type="string">
            <text:p>Conterno Fantino</text:p>
          </table:table-cell>
          <table:table-cell office:value-type="float" office:value="70.34417" calcext:value-type="float">
            <text:p>70.34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e Vigne 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62.398666" calcext:value-type="float">
            <text:p>62.3986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e Vigne 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62.398666" calcext:value-type="float">
            <text:p>62.3986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ori Ginestra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500" calcext:value-type="float">
            <text:p>14500</text:p>
          </table:table-cell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9.06047" calcext:value-type="float">
            <text:p>69.060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avera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65q3jhn9gr13jwpaf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Paolo Scavino</text:p>
          </table:table-cell>
          <table:table-cell office:value-type="float" office:value="62.487087" calcext:value-type="float">
            <text:p>62.4870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avera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65q3jhn9gr13jwpaf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Paolo Scavino</text:p>
          </table:table-cell>
          <table:table-cell office:value-type="float" office:value="62.487087" calcext:value-type="float">
            <text:p>62.4870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nviglier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400" calcext:value-type="float">
            <text:p>12400</text:p>
          </table:table-cell>
          <table:table-cell office:value-type="float" office:value="6470" calcext:value-type="float">
            <text:p>64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57nt01gcm1cbhpq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Paolo Scavino</text:p>
          </table:table-cell>
          <table:table-cell office:value-type="float" office:value="62.942467" calcext:value-type="float">
            <text:p>62.9424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nviglier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400" calcext:value-type="float">
            <text:p>12400</text:p>
          </table:table-cell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57nt01gcm1cbhpq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Paolo Scavino</text:p>
          </table:table-cell>
          <table:table-cell office:value-type="float" office:value="62.942467" calcext:value-type="float">
            <text:p>62.9424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Paja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400" calcext:value-type="float">
            <text:p>14400</text:p>
          </table:table-cell>
          <table:table-cell office:value-type="float" office:value="7045" calcext:value-type="float">
            <text:p>70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shqrvje5e2ypqp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jana</text:p>
          </table:table-cell>
          <table:table-cell office:value-type="string" calcext:value-type="string">
            <text:p>Domenico Clerico</text:p>
          </table:table-cell>
          <table:table-cell office:value-type="float" office:value="67.13858" calcext:value-type="float">
            <text:p>67.138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Paja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200" calcext:value-type="float">
            <text:p>16200</text:p>
          </table:table-cell>
          <table:table-cell office:value-type="float" office:value="6790" calcext:value-type="float">
            <text:p>67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shqrvje5e2ypqp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jana</text:p>
          </table:table-cell>
          <table:table-cell office:value-type="string" calcext:value-type="string">
            <text:p>Domenico Clerico</text:p>
          </table:table-cell>
          <table:table-cell office:value-type="float" office:value="67.13858" calcext:value-type="float">
            <text:p>67.138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eroplanservaj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rpqw1d4re9846pkfws77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Domenico Clerico</text:p>
          </table:table-cell>
          <table:table-cell office:value-type="float" office:value="69.4788" calcext:value-type="float">
            <text:p>69.47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Prap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65he0vfk64gb044b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apó Barolo</text:p>
          </table:table-cell>
          <table:table-cell office:value-type="string" calcext:value-type="string">
            <text:p>Paolo Scavino</text:p>
          </table:table-cell>
          <table:table-cell office:value-type="float" office:value="63.019165" calcext:value-type="float">
            <text:p>63.0191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Dagromi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7040" calcext:value-type="float">
            <text:p>704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t0jb18tnmca890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 office:value-type="float" office:value="54.024727" calcext:value-type="float">
            <text:p>54.0247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Dagromi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7040" calcext:value-type="float">
            <text:p>70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t0jb18tnmca890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 office:value-type="float" office:value="54.024727" calcext:value-type="float">
            <text:p>54.0247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erradenari</text:p>
          </table:table-cell>
          <table:table-cell office:value-type="string" calcext:value-type="string">
            <text:p>Giulia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35c78e7mx5trzk4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rradenari Barolo</text:p>
          </table:table-cell>
          <table:table-cell office:value-type="string" calcext:value-type="string">
            <text:p>Giulia Negri</text:p>
          </table:table-cell>
          <table:table-cell office:value-type="float" office:value="64.8262" calcext:value-type="float">
            <text:p>64.82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iabot Mentin Ginestr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75.54343" calcext:value-type="float">
            <text:p>75.543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iabot Mentin Ginestr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8900" calcext:value-type="float">
            <text:p>18900</text:p>
          </table:table-cell>
          <table:table-cell office:value-type="float" office:value="8400" calcext:value-type="float">
            <text:p>8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75.54343" calcext:value-type="float">
            <text:p>75.543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Ginestra Case Mate</text:p>
          </table:table-cell>
          <table:table-cell office:value-type="string" calcext:value-type="string">
            <text:p>Elio Gr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7559" calcext:value-type="float">
            <text:p>75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68.28585" calcext:value-type="float">
            <text:p>68.285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 del Fiasc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65d3n6jv93fq8ew6w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 Dël Fiasc</text:p>
          </table:table-cell>
          <table:table-cell office:value-type="string" calcext:value-type="string">
            <text:p>Paolo Scavino</text:p>
          </table:table-cell>
          <table:table-cell office:value-type="float" office:value="69.06201" calcext:value-type="float">
            <text:p>69.062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 del Fiasc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800" calcext:value-type="float">
            <text:p>14800</text:p>
          </table:table-cell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5d3n6jv93fq8ew6w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 Dël Fiasc</text:p>
          </table:table-cell>
          <table:table-cell office:value-type="string" calcext:value-type="string">
            <text:p>Paolo Scavino</text:p>
          </table:table-cell>
          <table:table-cell office:value-type="float" office:value="69.06201" calcext:value-type="float">
            <text:p>69.0620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Via Nuova</text:p>
          </table:table-cell>
          <table:table-cell office:value-type="string" calcext:value-type="string">
            <text:p>Chiara Bosch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800" calcext:value-type="float">
            <text:p>14800</text:p>
          </table:table-cell>
          <table:table-cell office:value-type="float" office:value="7600" calcext:value-type="float">
            <text:p>76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60da4m3xahm30twy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nnubi</text:p>
          </table:table-cell>
          <table:table-cell office:value-type="string" calcext:value-type="string">
            <text:p>Boschis</text:p>
          </table:table-cell>
          <table:table-cell office:value-type="float" office:value="39.51617" calcext:value-type="float">
            <text:p>39.516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iserva Lazzarito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7680" calcext:value-type="float">
            <text:p>76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c2qy7wpkfn0qye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rito Riserva</text:p>
          </table:table-cell>
          <table:table-cell office:value-type="string" calcext:value-type="string">
            <text:p>Ettore Germano</text:p>
          </table:table-cell>
          <table:table-cell office:value-type="float" office:value="67.96221" calcext:value-type="float">
            <text:p>67.9622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ussia 90 Dí</text:p>
          </table:table-cell>
          <table:table-cell office:value-type="string" calcext:value-type="string">
            <text:p>Giacomo Fenocch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6200" calcext:value-type="float">
            <text:p>16200</text:p>
          </table:table-cell>
          <table:table-cell office:value-type="float" office:value="7820" calcext:value-type="float">
            <text:p>78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a5grjq7ybytxh4kv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Riserva 90 dì</text:p>
          </table:table-cell>
          <table:table-cell office:value-type="string" calcext:value-type="string">
            <text:p>Giacomo Fenocchio</text:p>
          </table:table-cell>
          <table:table-cell office:value-type="float" office:value="59.753487" calcext:value-type="float">
            <text:p>59.7534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leste Sibi et Paucis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7200" calcext:value-type="float">
            <text:p>17200</text:p>
          </table:table-cell>
          <table:table-cell office:value-type="float" office:value="8350" calcext:value-type="float">
            <text:p>83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dhypk5sqaxzv4njg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 Sibi et Paucis</text:p>
          </table:table-cell>
          <table:table-cell office:value-type="string" calcext:value-type="string">
            <text:p>Sandrone Luciano</text:p>
          </table:table-cell>
          <table:table-cell office:value-type="float" office:value="67.354164" calcext:value-type="float">
            <text:p>67.3541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annubi Sibi et Paucis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d9k5c7gnchh79svj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nnubi Boschis sibi et paucis</text:p>
          </table:table-cell>
          <table:table-cell office:value-type="string" calcext:value-type="string">
            <text:p>Sandrone Luciano</text:p>
          </table:table-cell>
          <table:table-cell office:value-type="float" office:value="74.54943" calcext:value-type="float">
            <text:p>74.54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rborina</text:p>
          </table:table-cell>
          <table:table-cell office:value-type="string" calcext:value-type="string">
            <text:p>Elio Alt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1800" calcext:value-type="float">
            <text:p>21800</text:p>
          </table:table-cell>
          <table:table-cell office:value-type="float" office:value="9200" calcext:value-type="float">
            <text:p>9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0f3j2420tthfr22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rborina</text:p>
          </table:table-cell>
          <table:table-cell office:value-type="string" calcext:value-type="string">
            <text:p>Elio Altare</text:p>
          </table:table-cell>
          <table:table-cell office:value-type="float" office:value="67.56298" calcext:value-type="float">
            <text:p>67.562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icala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0000" calcext:value-type="float">
            <text:p>20000</text:p>
          </table:table-cell>
          <table:table-cell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jdegjmef69h6ets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Cicala</text:p>
          </table:table-cell>
          <table:table-cell office:value-type="string" calcext:value-type="string">
            <text:p>Aldo Conterno</text:p>
          </table:table-cell>
          <table:table-cell office:value-type="float" office:value="57.382195" calcext:value-type="float">
            <text:p>57.3821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olonnello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0000" calcext:value-type="float">
            <text:p>20000</text:p>
          </table:table-cell>
          <table:table-cell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h811n9e30392yn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Colonnello</text:p>
          </table:table-cell>
          <table:table-cell office:value-type="string" calcext:value-type="string">
            <text:p>Aldo Conterno</text:p>
          </table:table-cell>
          <table:table-cell office:value-type="float" office:value="58.462128" calcext:value-type="float">
            <text:p>58.46212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Vigna Rionda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3100" calcext:value-type="float">
            <text:p>23100</text:p>
          </table:table-cell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1d9p9wspfm7cy9nw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Vigna Rionda</text:p>
          </table:table-cell>
          <table:table-cell office:value-type="string" calcext:value-type="string">
            <text:p>Massolino</text:p>
          </table:table-cell>
          <table:table-cell office:value-type="float" office:value="55.13902" calcext:value-type="float">
            <text:p>55.1390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co Cerretta</text:p>
          </table:table-cell>
          <table:table-cell office:value-type="string" calcext:value-type="string">
            <text:p>Elio Alt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6200" calcext:value-type="float">
            <text:p>26200</text:p>
          </table:table-cell>
          <table:table-cell office:value-type="float" office:value="12200" calcext:value-type="float">
            <text:p>12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tt5rmc9pfbf6xknk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rretta Barolo Riserva (Vigna Bricco)</text:p>
          </table:table-cell>
          <table:table-cell office:value-type="string" calcext:value-type="string">
            <text:p>Elio Altare</text:p>
          </table:table-cell>
          <table:table-cell office:value-type="float" office:value="62.28653" calcext:value-type="float">
            <text:p>62.286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Perno Santo Stefano</text:p>
          </table:table-cell>
          <table:table-cell office:value-type="string" calcext:value-type="string">
            <text:p>Giuseppe Mascar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1700" calcext:value-type="float">
            <text:p>3170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r0n3hj12wxzj7xv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anto Stefano di Perno</text:p>
          </table:table-cell>
          <table:table-cell office:value-type="string" calcext:value-type="string">
            <text:p>Mascarello Giuseppe e Figlio</text:p>
          </table:table-cell>
          <table:table-cell office:value-type="float" office:value="51.397373" calcext:value-type="float">
            <text:p>51.3973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a Pira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5zqvt4at8zjhb0m6g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ira</text:p>
          </table:table-cell>
          <table:table-cell office:value-type="string" calcext:value-type="string">
            <text:p>Roagna</text:p>
          </table:table-cell>
          <table:table-cell office:value-type="float" office:value="51.079933" calcext:value-type="float">
            <text:p>51.0799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ocche Castiglione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8500" calcext:value-type="float">
            <text:p>28500</text:p>
          </table:table-cell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z39x98axzyzf1w95s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he di Castiglione Barolo</text:p>
          </table:table-cell>
          <table:table-cell office:value-type="string" calcext:value-type="string">
            <text:p>Roagna</text:p>
          </table:table-cell>
          <table:table-cell office:value-type="float" office:value="52.677975" calcext:value-type="float">
            <text:p>52.6779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x6vzm9te2hadxvrq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omm. G.B. Burlotto</text:p>
          </table:table-cell>
          <table:table-cell office:value-type="float" office:value="33.034195" calcext:value-type="float">
            <text:p>33.0341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Acclivi 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000" calcext:value-type="float">
            <text:p>19000</text:p>
          </table:table-cell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xk3rrt05n2ka437p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cclivi</text:p>
          </table:table-cell>
          <table:table-cell office:value-type="string" calcext:value-type="string">
            <text:p>Comm. G.B. Burlotto</text:p>
          </table:table-cell>
          <table:table-cell office:value-type="float" office:value="38.145176" calcext:value-type="float">
            <text:p>38.1451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annubi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0" calcext:value-type="float">
            <text:p>40000</text:p>
          </table:table-cell>
          <table:table-cell office:value-type="float" office:value="5300" calcext:value-type="float">
            <text:p>5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yr6bw18hp3q6925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eto Cannubi</text:p>
          </table:table-cell>
          <table:table-cell office:value-type="string" calcext:value-type="string">
            <text:p>Comm. G.B. Burlotto</text:p>
          </table:table-cell>
          <table:table-cell office:value-type="float" office:value="32.548084" calcext:value-type="float">
            <text:p>32.5480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annubi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4700" calcext:value-type="float">
            <text:p>14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qyr6bw18hp3q6925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eto Cannubi</text:p>
          </table:table-cell>
          <table:table-cell office:value-type="string" calcext:value-type="string">
            <text:p>Comm. G.B. Burlotto</text:p>
          </table:table-cell>
          <table:table-cell office:value-type="float" office:value="32.548084" calcext:value-type="float">
            <text:p>32.54808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astellett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2000" calcext:value-type="float">
            <text:p>22000</text:p>
          </table:table-cell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24sajckpydzc2xm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erduno Castelletto</text:p>
          </table:table-cell>
          <table:table-cell office:value-type="string" calcext:value-type="string">
            <text:p>Comm. G.B. Burlotto</text:p>
          </table:table-cell>
          <table:table-cell office:value-type="float" office:value="31.334375" calcext:value-type="float">
            <text:p>31.3343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xe7vze0wrfqndc2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Comm. G.B. Burlotto</text:p>
          </table:table-cell>
          <table:table-cell office:value-type="float" office:value="35.86993" calcext:value-type="float">
            <text:p>35.869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pers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6100" calcext:value-type="float">
            <text:p>2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7qb0nmb3p3cs0z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 office:value-type="float" office:value="48.933666" calcext:value-type="float">
            <text:p>48.9336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icala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25500" calcext:value-type="float">
            <text:p>2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jdegjmef69h6ets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Cicala</text:p>
          </table:table-cell>
          <table:table-cell office:value-type="string" calcext:value-type="string">
            <text:p>Aldo Conterno</text:p>
          </table:table-cell>
          <table:table-cell office:value-type="float" office:value="57.382195" calcext:value-type="float">
            <text:p>57.3821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Falletto le Rocche Et. Rossa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9900" calcext:value-type="float">
            <text:p>49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t3t6h3wdxhfs6e580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Le Rocche del Falletto</text:p>
          </table:table-cell>
          <table:table-cell office:value-type="string" calcext:value-type="string">
            <text:p>Bruno Giacosa</text:p>
          </table:table-cell>
          <table:table-cell office:value-type="float" office:value="54.855003" calcext:value-type="float">
            <text:p>54.8550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43000" calcext:value-type="float">
            <text:p>43000</text:p>
          </table:table-cell>
          <table:table-cell office:value-type="float" office:value="24800" calcext:value-type="float">
            <text:p>24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mh9qqa6wb2vpzv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Francia</text:p>
          </table:table-cell>
          <table:table-cell office:value-type="string" calcext:value-type="string">
            <text:p>Giacomo Conterno</text:p>
          </table:table-cell>
          <table:table-cell office:value-type="float" office:value="59.76748" calcext:value-type="float">
            <text:p>59.767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23900" calcext:value-type="float">
            <text:p>23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6xmh9qqa6wb2vpzv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Francia</text:p>
          </table:table-cell>
          <table:table-cell office:value-type="string" calcext:value-type="string">
            <text:p>Giacomo Conterno</text:p>
          </table:table-cell>
          <table:table-cell office:value-type="float" office:value="59.76748" calcext:value-type="float">
            <text:p>59.767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Falletto le Rocche 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t3t6h3wdxhfs6e580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Le Rocche del Falletto</text:p>
          </table:table-cell>
          <table:table-cell office:value-type="string" calcext:value-type="string">
            <text:p>Bruno Giacosa</text:p>
          </table:table-cell>
          <table:table-cell office:value-type="float" office:value="54.855003" calcext:value-type="float">
            <text:p>54.85500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Rocche Annunziata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2000" calcext:value-type="float">
            <text:p>32000</text:p>
          </table:table-cell>
          <table:table-cell office:value-type="float" office:value="15200" calcext:value-type="float">
            <text:p>15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56xb2vtgp73a0q4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Rocche dell'Annunziata</text:p>
          </table:table-cell>
          <table:table-cell office:value-type="string" calcext:value-type="string">
            <text:p>Paolo Scavino</text:p>
          </table:table-cell>
          <table:table-cell office:value-type="float" office:value="55.398617" calcext:value-type="float">
            <text:p>55.3986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attinara</text:p>
          </table:table-cell>
          <table:table-cell office:value-type="string" calcext:value-type="string">
            <text:p>Antoni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479" calcext:value-type="float">
            <text:p>34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536tnjaz3wz51azf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ttinara</text:p>
          </table:table-cell>
          <table:table-cell office:value-type="string" calcext:value-type="string">
            <text:p>Antoniolo</text:p>
          </table:table-cell>
          <table:table-cell office:value-type="float" office:value="42.977158" calcext:value-type="float">
            <text:p>42.97715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rema</text:p>
          </table:table-cell>
          <table:table-cell office:value-type="string" calcext:value-type="string">
            <text:p>Ferran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38167570p7ns5zp7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 Label Carema</text:p>
          </table:table-cell>
          <table:table-cell office:value-type="string" calcext:value-type="string">
            <text:p>Ferrando</text:p>
          </table:table-cell>
          <table:table-cell office:value-type="float" office:value="33.383224" calcext:value-type="float">
            <text:p>33.38322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attinara</text:p>
          </table:table-cell>
          <table:table-cell office:value-type="string" calcext:value-type="string">
            <text:p>Nervi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690" calcext:value-type="float">
            <text:p>46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e5v0yqw6m7wxs5y3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attinara</text:p>
          </table:table-cell>
          <table:table-cell office:value-type="string" calcext:value-type="string">
            <text:p>Giacomo Conterno - Cantine Nervi</text:p>
          </table:table-cell>
          <table:table-cell office:value-type="float" office:value="38.41769" calcext:value-type="float">
            <text:p>38.4176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gna Molsino</text:p>
          </table:table-cell>
          <table:table-cell office:value-type="string" calcext:value-type="string">
            <text:p>Nervi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9400" calcext:value-type="float">
            <text:p>94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c6nrat12qasd3pvz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Vigna Molsino</text:p>
          </table:table-cell>
          <table:table-cell office:value-type="string" calcext:value-type="string">
            <text:p>Giacomo Conterno - Cantine Nervi</text:p>
          </table:table-cell>
          <table:table-cell office:value-type="float" office:value="43.846207" calcext:value-type="float">
            <text:p>43.8462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gna Valferana</text:p>
          </table:table-cell>
          <table:table-cell office:value-type="string" calcext:value-type="string">
            <text:p>Nervi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7500" calcext:value-type="float">
            <text:p>17500</text:p>
          </table:table-cell>
          <table:table-cell office:value-type="float" office:value="9400" calcext:value-type="float">
            <text:p>9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cs8ejbzrg36vr57d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Vigna Valferana</text:p>
          </table:table-cell>
          <table:table-cell office:value-type="string" calcext:value-type="string">
            <text:p>Giacomo Conterno - Cantine Nervi</text:p>
          </table:table-cell>
          <table:table-cell office:value-type="float" office:value="45.25663" calcext:value-type="float">
            <text:p>45.256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Inferno</text:p>
          </table:table-cell>
          <table:table-cell office:value-type="string" calcext:value-type="string">
            <text:p>Raino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wqawq58esgf07f7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ferno Valtellina Superiore</text:p>
          </table:table-cell>
          <table:table-cell office:value-type="string" calcext:value-type="string">
            <text:p>Aldo Rainoldi</text:p>
          </table:table-cell>
          <table:table-cell office:value-type="float" office:value="40.29909" calcext:value-type="float">
            <text:p>40.2990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Rocce Rosse</text:p>
          </table:table-cell>
          <table:table-cell office:value-type="string" calcext:value-type="string">
            <text:p>Ar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600" calcext:value-type="float">
            <text:p>5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pc1sp18mxdk11b05p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Valtellina</text:p>
          </table:table-cell>
          <table:table-cell office:value-type="string" calcext:value-type="string">
            <text:p>ARPEPE</text:p>
          </table:table-cell>
          <table:table-cell office:value-type="float" office:value="39.23174" calcext:value-type="float">
            <text:p>39.231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Sfursat 5 Stelle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1s7wrcryy88b5gc8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orzato di Valtellina Sfursat 5 Stelle</text:p>
          </table:table-cell>
          <table:table-cell office:value-type="string" calcext:value-type="string">
            <text:p>Nino Negri</text:p>
          </table:table-cell>
          <table:table-cell office:value-type="float" office:value="55.6456" calcext:value-type="float">
            <text:p>55.64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Pian del Ciampolo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v6zdef7agyymtn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 Ciampolo</text:p>
          </table:table-cell>
          <table:table-cell office:value-type="string" calcext:value-type="string">
            <text:p>Montevertine</text:p>
          </table:table-cell>
          <table:table-cell office:value-type="float" office:value="55.598328" calcext:value-type="float">
            <text:p>55.5983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hianti Classico</text:p>
          </table:table-cell>
          <table:table-cell office:value-type="string" calcext:value-type="string">
            <text:p>Monterap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200" calcext:value-type="float">
            <text:p>22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c2kr6g47yz43kzd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Monteraponi</text:p>
          </table:table-cell>
          <table:table-cell office:value-type="float" office:value="42.311573" calcext:value-type="float">
            <text:p>42.3115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Bugialla Riserva</text:p>
          </table:table-cell>
          <table:table-cell office:value-type="string" calcext:value-type="string">
            <text:p>Pogg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q3h28wz23htsfj73c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gialla Chianti Classico Riserva</text:p>
          </table:table-cell>
          <table:table-cell office:value-type="string" calcext:value-type="string">
            <text:p>Poggerino</text:p>
          </table:table-cell>
          <table:table-cell office:value-type="float" office:value="40.878963" calcext:value-type="float">
            <text:p>40.8789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Il Carbonaione</text:p>
          </table:table-cell>
          <table:table-cell office:value-type="string" calcext:value-type="string">
            <text:p>Poggio Scale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d9gp8s0k5zy7k7qt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arbonaione Alta Valle della Greve</text:p>
          </table:table-cell>
          <table:table-cell office:value-type="string" calcext:value-type="string">
            <text:p>Poggio Scalette</text:p>
          </table:table-cell>
          <table:table-cell office:value-type="float" office:value="49.757008" calcext:value-type="float">
            <text:p>49.7570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Montevertine IGT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549767" calcext:value-type="float">
            <text:p>47.5497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Montevertine IGT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549767" calcext:value-type="float">
            <text:p>47.5497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Montevertine IGT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549767" calcext:value-type="float">
            <text:p>47.5497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Montevertine IGT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549767" calcext:value-type="float">
            <text:p>47.54976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Nobile di Montepulciano Riserva Asinone</text:p>
          </table:table-cell>
          <table:table-cell office:value-type="string" calcext:value-type="string">
            <text:p>Poliz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925" calcext:value-type="float">
            <text:p>39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7b05dgyw9ry5ap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Asinone</text:p>
          </table:table-cell>
          <table:table-cell office:value-type="string" calcext:value-type="string">
            <text:p>Poliziano</text:p>
          </table:table-cell>
          <table:table-cell office:value-type="float" office:value="48.668953" calcext:value-type="float">
            <text:p>48.6689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Baron Ugo</text:p>
          </table:table-cell>
          <table:table-cell office:value-type="string" calcext:value-type="string">
            <text:p>Monterap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200" calcext:value-type="float">
            <text:p>112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acnmr08cdb0c0sfz4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n' Ugo Toscana Rosso</text:p>
          </table:table-cell>
          <table:table-cell office:value-type="string" calcext:value-type="string">
            <text:p>Monteraponi</text:p>
          </table:table-cell>
          <table:table-cell office:value-type="float" office:value="44.53826" calcext:value-type="float">
            <text:p>44.538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epparello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52.429214" calcext:value-type="float">
            <text:p>52.4292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arla 6 </text:p>
          </table:table-cell>
          <table:table-cell office:value-type="string" calcext:value-type="string">
            <text:p>La Ma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6650" calcext:value-type="float">
            <text:p>66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0zz1jp8pr533nr1n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la (6) Toscana</text:p>
          </table:table-cell>
          <table:table-cell office:value-type="string" calcext:value-type="string">
            <text:p>La Massa</text:p>
          </table:table-cell>
          <table:table-cell office:value-type="float" office:value="42.86043" calcext:value-type="float">
            <text:p>42.860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Flaccianello della Pieve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200" calcext:value-type="float">
            <text:p>18200</text:p>
          </table:table-cell>
          <table:table-cell office:value-type="float" office:value="7390" calcext:value-type="float">
            <text:p>739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4355" calcext:value-type="float">
            <text:p>58.6043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Flaccianello della Pieve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4355" calcext:value-type="float">
            <text:p>58.6043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ase Basse</text:p>
          </table:table-cell>
          <table:table-cell office:value-type="string" calcext:value-type="string">
            <text:p>Sol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9000" calcext:value-type="float">
            <text:p>99000</text:p>
          </table:table-cell>
          <table:table-cell office:value-type="float" office:value="39900" calcext:value-type="float">
            <text:p>3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7najdy5sv2jzphnb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e Basse Sangiovese Toscana</text:p>
          </table:table-cell>
          <table:table-cell office:value-type="string" calcext:value-type="string">
            <text:p>Soldera</text:p>
          </table:table-cell>
          <table:table-cell office:value-type="float" office:value="48.749382" calcext:value-type="float">
            <text:p>48.7493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ase Basse</text:p>
          </table:table-cell>
          <table:table-cell office:value-type="string" calcext:value-type="string">
            <text:p>Sol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mv7najdy5sv2jzphnb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e Basse Sangiovese Toscana</text:p>
          </table:table-cell>
          <table:table-cell office:value-type="string" calcext:value-type="string">
            <text:p>Soldera</text:p>
          </table:table-cell>
          <table:table-cell office:value-type="float" office:value="48.749382" calcext:value-type="float">
            <text:p>48.7493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80" calcext:value-type="float">
            <text:p>18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cspdyfn9tesrtj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nalicchio di Sopra</text:p>
          </table:table-cell>
          <table:table-cell office:value-type="float" office:value="61.685783" calcext:value-type="float">
            <text:p>61.6857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27vm1hm9391zact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e Ragnaie</text:p>
          </table:table-cell>
          <table:table-cell office:value-type="float" office:value="50.15915" calcext:value-type="float">
            <text:p>50.159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re27vm1hm9391zact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e Ragnaie</text:p>
          </table:table-cell>
          <table:table-cell office:value-type="float" office:value="50.15915" calcext:value-type="float">
            <text:p>50.159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ollosor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53.924213" calcext:value-type="float">
            <text:p>53.9242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Il Poggi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ffz3mxedhcjegcfx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Il Poggione</text:p>
          </table:table-cell>
          <table:table-cell office:value-type="float" office:value="51.097145" calcext:value-type="float">
            <text:p>51.0971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229xpmrxfw5vmnw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51.056255" calcext:value-type="float">
            <text:p>51.056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Pelagrilli</text:p>
          </table:table-cell>
          <table:table-cell office:value-type="string" calcext:value-type="string">
            <text:p>Siro Pac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fbxec4wbns09s0pa7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Pelagrilli</text:p>
          </table:table-cell>
          <table:table-cell office:value-type="string" calcext:value-type="string">
            <text:p>Siro Pacenti</text:p>
          </table:table-cell>
          <table:table-cell office:value-type="float" office:value="66.75351" calcext:value-type="float">
            <text:p>66.753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is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d6j14kdd4qpprnfr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isini</text:p>
          </table:table-cell>
          <table:table-cell office:value-type="float" office:value="53.216408" calcext:value-type="float">
            <text:p>53.2164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a Ma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nryp62ey69ay7b9p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a Magia</text:p>
          </table:table-cell>
          <table:table-cell office:value-type="float" office:value="44.98279" calcext:value-type="float">
            <text:p>44.982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4480" calcext:value-type="float">
            <text:p>44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51.682983" calcext:value-type="float">
            <text:p>51.6829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onti Cost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4900" calcext:value-type="float">
            <text:p>4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62.181435" calcext:value-type="float">
            <text:p>62.1814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100" calcext:value-type="float">
            <text:p>51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zkxrp3gmymgn89m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alicchio di Sopra</text:p>
          </table:table-cell>
          <table:table-cell office:value-type="float" office:value="64.36865" calcext:value-type="float">
            <text:p>64.368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f3cmcrfhf63ybkvxqk53w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e Ragnaie</text:p>
          </table:table-cell>
          <table:table-cell office:value-type="float" office:value="52.84202" calcext:value-type="float">
            <text:p>52.842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f3cmcrfhf63ybkvxqk53w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e Ragnaie</text:p>
          </table:table-cell>
          <table:table-cell office:value-type="float" office:value="52.84202" calcext:value-type="float">
            <text:p>52.842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astello Romitor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200" calcext:value-type="float">
            <text:p>11200</text:p>
          </table:table-cell>
          <table:table-cell office:value-type="float" office:value="5280" calcext:value-type="float">
            <text:p>52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s8q6q25tdkht9c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ello Romitorio</text:p>
          </table:table-cell>
          <table:table-cell office:value-type="float" office:value="60.672054" calcext:value-type="float">
            <text:p>60.6720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e Chiu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f3cmcra7dp09cbd14gz1j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e Chiuse</text:p>
          </table:table-cell>
          <table:table-cell office:value-type="float" office:value="49.772194" calcext:value-type="float">
            <text:p>49.7721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Vecchie Vigne</text:p>
          </table:table-cell>
          <table:table-cell office:value-type="string" calcext:value-type="string">
            <text:p>Siro Pac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3x85cc02zw5cgxf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ecchie Vigne</text:p>
          </table:table-cell>
          <table:table-cell office:value-type="string" calcext:value-type="string">
            <text:p>Siro Pacenti</text:p>
          </table:table-cell>
          <table:table-cell office:value-type="float" office:value="64.37631" calcext:value-type="float">
            <text:p>64.3763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NICCO</text:p>
          </table:table-cell>
          <table:table-cell office:value-type="string" calcext:value-type="string">
            <text:p>Capan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6200" calcext:value-type="float">
            <text:p>6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mcre7tp3k47tw8ck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icco Brunello di Montalcino</text:p>
          </table:table-cell>
          <table:table-cell office:value-type="string" calcext:value-type="string">
            <text:p>Capanna</text:p>
          </table:table-cell>
          <table:table-cell office:value-type="float" office:value="49.142464" calcext:value-type="float">
            <text:p>49.1424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up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6470" calcext:value-type="float">
            <text:p>64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6ps2n0hfhmatte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upano</text:p>
          </table:table-cell>
          <table:table-cell office:value-type="float" office:value="54.623882" calcext:value-type="float">
            <text:p>54.6238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up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f3cmcr6ps2n0hfhmatte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upano</text:p>
          </table:table-cell>
          <table:table-cell office:value-type="float" office:value="54.623882" calcext:value-type="float">
            <text:p>54.6238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Montosoli</text:p>
          </table:table-cell>
          <table:table-cell office:value-type="string" calcext:value-type="string">
            <text:p>Altes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7000" calcext:value-type="float">
            <text:p>17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bb3wf9bpm2gmr811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Montosoli</text:p>
          </table:table-cell>
          <table:table-cell office:value-type="string" calcext:value-type="string">
            <text:p>Altesino</text:p>
          </table:table-cell>
          <table:table-cell office:value-type="float" office:value="51.406036" calcext:value-type="float">
            <text:p>51.4060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Le Lucere</text:p>
          </table:table-cell>
          <table:table-cell office:value-type="string" calcext:value-type="string">
            <text:p>San Filipp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vwpx5ab7n38za54g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Lucére Brunello di Montalcino Riserva</text:p>
          </table:table-cell>
          <table:table-cell office:value-type="string" calcext:value-type="string">
            <text:p>San Filippo</text:p>
          </table:table-cell>
          <table:table-cell office:value-type="float" office:value="58.2934" calcext:value-type="float">
            <text:p>58.29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Vigneti Versante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000" calcext:value-type="float">
            <text:p>15000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0r5zjvjkqdgv8cg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i del Versante Brunello di Montalcino</text:p>
          </table:table-cell>
          <table:table-cell office:value-type="string" calcext:value-type="string">
            <text:p>Pian dell'Orino</text:p>
          </table:table-cell>
          <table:table-cell office:value-type="float" office:value="60.40215" calcext:value-type="float">
            <text:p>60.402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Pier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Piero</text:p>
          </table:table-cell>
          <table:table-cell office:value-type="string" calcext:value-type="string">
            <text:p>Talenti</text:p>
          </table:table-cell>
          <table:table-cell office:value-type="float" office:value="46.97172" calcext:value-type="float">
            <text:p>46.971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Pier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Piero</text:p>
          </table:table-cell>
          <table:table-cell office:value-type="string" calcext:value-type="string">
            <text:p>Talenti</text:p>
          </table:table-cell>
          <table:table-cell office:value-type="float" office:value="46.97172" calcext:value-type="float">
            <text:p>46.971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Tenuta Nuova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700" calcext:value-type="float">
            <text:p>8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Tenuta Nuova</text:p>
          </table:table-cell>
          <table:table-cell office:value-type="string" calcext:value-type="string">
            <text:p>Casanova di Neri</text:p>
          </table:table-cell>
          <table:table-cell office:value-type="float" office:value="59.841125" calcext:value-type="float">
            <text:p>59.8411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Tenuta Nuova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500" calcext:value-type="float">
            <text:p>19500</text:p>
          </table:table-cell>
          <table:table-cell office:value-type="float" office:value="7900" calcext:value-type="float">
            <text:p>7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Tenuta Nuova</text:p>
          </table:table-cell>
          <table:table-cell office:value-type="string" calcext:value-type="string">
            <text:p>Casanova di Neri</text:p>
          </table:table-cell>
          <table:table-cell office:value-type="float" office:value="59.841125" calcext:value-type="float">
            <text:p>59.8411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Vigna Loreto</text:p>
          </table:table-cell>
          <table:table-cell office:value-type="string" calcext:value-type="string">
            <text:p>Mastroj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8000" calcext:value-type="float">
            <text:p>18000</text:p>
          </table:table-cell>
          <table:table-cell office:value-type="float" office:value="7800" calcext:value-type="float">
            <text:p>7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2dvjcvwvkvt0kc15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Loreto</text:p>
          </table:table-cell>
          <table:table-cell office:value-type="string" calcext:value-type="string">
            <text:p>Mastrojanni</text:p>
          </table:table-cell>
          <table:table-cell office:value-type="float" office:value="52.86465" calcext:value-type="float">
            <text:p>52.86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Riserva</text:p>
          </table:table-cell>
          <table:table-cell office:value-type="string" calcext:value-type="string">
            <text:p>Il Poggi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gk39j1y11h318jtmzk46fp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Tenuta Il Poggione</text:p>
          </table:table-cell>
          <table:table-cell office:value-type="float" office:value="51.406593" calcext:value-type="float">
            <text:p>51.4065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Riserva</text:p>
          </table:table-cell>
          <table:table-cell office:value-type="string" calcext:value-type="string">
            <text:p>Tenuta Uccell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500" calcext:value-type="float">
            <text:p>19500</text:p>
          </table:table-cell>
          <table:table-cell office:value-type="float" office:value="9690" calcext:value-type="float">
            <text:p>96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t3nkw4tz87hhmwve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Uccelliera</text:p>
          </table:table-cell>
          <table:table-cell office:value-type="float" office:value="51.79763" calcext:value-type="float">
            <text:p>51.797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Filo di Seta</text:p>
          </table:table-cell>
          <table:table-cell office:value-type="string" calcext:value-type="string">
            <text:p>Castello Romitor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200" calcext:value-type="float">
            <text:p>19200</text:p>
          </table:table-cell>
          <table:table-cell office:value-type="float" office:value="9429" calcext:value-type="float">
            <text:p>94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5sc8yfp56wsw5apc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lo di Seta Brunello di Montalcino</text:p>
          </table:table-cell>
          <table:table-cell office:value-type="string" calcext:value-type="string">
            <text:p>Castello Romitorio</text:p>
          </table:table-cell>
          <table:table-cell office:value-type="float" office:value="63.58024" calcext:value-type="float">
            <text:p>63.580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Riserva</text:p>
          </table:table-cell>
          <table:table-cell office:value-type="string" calcext:value-type="string">
            <text:p>Il Poggi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gk39j1y11h318jtmzk46fp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Tenuta Il Poggione</text:p>
          </table:table-cell>
          <table:table-cell office:value-type="float" office:value="42.24607" calcext:value-type="float">
            <text:p>42.246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Pietros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1100" calcext:value-type="float">
            <text:p>11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f3cmcrfhf63ybkvxqk53w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e Ragnaie</text:p>
          </table:table-cell>
          <table:table-cell office:value-type="float" office:value="52.84202" calcext:value-type="float">
            <text:p>52.842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Casaccia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f3cmcw92bxmam65rkytez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saccia Brunello di Montalcino</text:p>
          </table:table-cell>
          <table:table-cell office:value-type="string" calcext:value-type="string">
            <text:p>Canalicchio di Sopra</text:p>
          </table:table-cell>
          <table:table-cell office:value-type="float" office:value="69.045204" calcext:value-type="float">
            <text:p>69.0452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Montosoli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t951wgvxyhjdfv9t52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Montosoli</text:p>
          </table:table-cell>
          <table:table-cell office:value-type="string" calcext:value-type="string">
            <text:p>Canalicchio di Sopra</text:p>
          </table:table-cell>
          <table:table-cell office:value-type="float" office:value="68.94521" calcext:value-type="float">
            <text:p>68.9452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Vigna Vecchia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2200" calcext:value-type="float">
            <text:p>32200</text:p>
          </table:table-cell>
          <table:table-cell office:value-type="float" office:value="11600" calcext:value-type="float">
            <text:p>11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fhf63ybkvxqk53w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e Ragnaie</text:p>
          </table:table-cell>
          <table:table-cell office:value-type="float" office:value="52.84202" calcext:value-type="float">
            <text:p>52.842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8000" calcext:value-type="float">
            <text:p>28000</text:p>
          </table:table-cell>
          <table:table-cell office:value-type="float" office:value="11900" calcext:value-type="float">
            <text:p>11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56.57493" calcext:value-type="float">
            <text:p>56.574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Poggio di Sott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41.146935" calcext:value-type="float">
            <text:p>41.1469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Riserva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26500" calcext:value-type="float">
            <text:p>2650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40csxs4z291g92fm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Pian dell'Orino</text:p>
          </table:table-cell>
          <table:table-cell office:value-type="float" office:value="63.80575" calcext:value-type="float">
            <text:p>63.805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Poggio di Sott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2500" calcext:value-type="float">
            <text:p>22500</text:p>
          </table:table-cell>
          <table:table-cell office:value-type="float" office:value="12500" calcext:value-type="float">
            <text:p>12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41.146935" calcext:value-type="float">
            <text:p>41.1469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Cerretalto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0000" calcext:value-type="float">
            <text:p>60000</text:p>
          </table:table-cell>
          <table:table-cell office:value-type="float" office:value="32900" calcext:value-type="float">
            <text:p>32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w0zs009rtydt0mm7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Cerretalto</text:p>
          </table:table-cell>
          <table:table-cell office:value-type="string" calcext:value-type="string">
            <text:p>Casanova di Neri</text:p>
          </table:table-cell>
          <table:table-cell office:value-type="float" office:value="68.36155" calcext:value-type="float">
            <text:p>68.361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rimitivo</text:p>
          </table:table-cell>
          <table:table-cell office:value-type="string" calcext:value-type="string">
            <text:p>Rosa del Golf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880" calcext:value-type="float">
            <text:p>8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70zmhfxccmj2r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</text:p>
          </table:table-cell>
          <table:table-cell office:value-type="string" calcext:value-type="string">
            <text:p>Cantina Rosa del Golfo</text:p>
          </table:table-cell>
          <table:table-cell office:value-type="float" office:value="37.51535" calcext:value-type="float">
            <text:p>37.515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chioppettino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911" calcext:value-type="float">
            <text:p>9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23phc38kff47cwh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I Clivi</text:p>
          </table:table-cell>
          <table:table-cell office:value-type="float" office:value="42.42901" calcext:value-type="float">
            <text:p>42.429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errazas Malbec</text:p>
          </table:table-cell>
          <table:table-cell office:value-type="string" calcext:value-type="string">
            <text:p>Terrazas de los And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ewwb3m56wjpck78cy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lbec</text:p>
          </table:table-cell>
          <table:table-cell office:value-type="string" calcext:value-type="string">
            <text:p>Terrazas de los Andes</text:p>
          </table:table-cell>
          <table:table-cell office:value-type="float" office:value="43.86945" calcext:value-type="float">
            <text:p>43.869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nnonau Manca</text:p>
          </table:table-cell>
          <table:table-cell office:value-type="string" calcext:value-type="string">
            <text:p>Garagisti Sorgo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x8v69bb5pj6tyzx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ca</text:p>
          </table:table-cell>
          <table:table-cell office:value-type="string" calcext:value-type="string">
            <text:p>I Garagisti di Sorgono</text:p>
          </table:table-cell>
          <table:table-cell office:value-type="float" office:value="46.99456" calcext:value-type="float">
            <text:p>46.994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gnolo</text:p>
          </table:table-cell>
          <table:table-cell office:value-type="string" calcext:value-type="string">
            <text:p>Ronchi di Cia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fvzewgqd9eyv10gqtv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Ronchi di Cialla</text:p>
          </table:table-cell>
          <table:table-cell office:value-type="float" office:value="50.055508" calcext:value-type="float">
            <text:p>50.0555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eroldego Morei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195" calcext:value-type="float">
            <text:p>21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z52p49tm11n5n3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Morei</text:p>
          </table:table-cell>
          <table:table-cell office:value-type="string" calcext:value-type="string">
            <text:p>Foradori</text:p>
          </table:table-cell>
          <table:table-cell office:value-type="float" office:value="45.75104" calcext:value-type="float">
            <text:p>45.75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ntepulciano d'Abruzzo Riserva</text:p>
          </table:table-cell>
          <table:table-cell office:value-type="string" calcext:value-type="string">
            <text:p>Praesidi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axmmf6d2yqz7ybyr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 Riserva</text:p>
          </table:table-cell>
          <table:table-cell office:value-type="string" calcext:value-type="string">
            <text:p>Praesidium</text:p>
          </table:table-cell>
          <table:table-cell office:value-type="float" office:value="46.389553" calcext:value-type="float">
            <text:p>46.3895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urvedre Monkey gone to Heaven</text:p>
          </table:table-cell>
          <table:table-cell office:value-type="string" calcext:value-type="string">
            <text:p>Testalon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d5k698j0et8zqzee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l Bandito Monkey Gone to Heaven</text:p>
          </table:table-cell>
          <table:table-cell office:value-type="string" calcext:value-type="string">
            <text:p>Testalonga</text:p>
          </table:table-cell>
          <table:table-cell office:value-type="float" office:value="52.399227" calcext:value-type="float">
            <text:p>52.3992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ntepulciano d'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000" calcext:value-type="float">
            <text:p>12000</text:p>
          </table:table-cell>
          <table:table-cell office:value-type="float" office:value="4160" calcext:value-type="float">
            <text:p>416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tm16eae9c8tj0t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 office:value-type="float" office:value="44.968285" calcext:value-type="float">
            <text:p>44.9682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efosco</text:p>
          </table:table-cell>
          <table:table-cell office:value-type="string" calcext:value-type="string">
            <text:p>Ronchi di Cia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00" calcext:value-type="float">
            <text:p>7500</text:p>
          </table:table-cell>
          <table:table-cell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vx4pz07xjz4xadjm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Ronchi di Cialla</text:p>
          </table:table-cell>
          <table:table-cell office:value-type="float" office:value="47.31389" calcext:value-type="float">
            <text:p>47.3138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chioppettino</text:p>
          </table:table-cell>
          <table:table-cell office:value-type="string" calcext:value-type="string">
            <text:p>Ronchi di Cia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bexancy9k9ptxdnwv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 di Cialla</text:p>
          </table:table-cell>
          <table:table-cell office:value-type="string" calcext:value-type="string">
            <text:p>Ronchi di Cialla</text:p>
          </table:table-cell>
          <table:table-cell office:value-type="float" office:value="46.08368" calcext:value-type="float">
            <text:p>46.083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Joschuari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fwvxyjgp3d9ws9eps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oschuari Rot</text:p>
          </table:table-cell>
          <table:table-cell office:value-type="string" calcext:value-type="string">
            <text:p>Gut Oggau</text:p>
          </table:table-cell>
          <table:table-cell office:value-type="float" office:value="54.115067" calcext:value-type="float">
            <text:p>54.1150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Zinfandel Lytton Spring</text:p>
          </table:table-cell>
          <table:table-cell office:value-type="string" calcext:value-type="string">
            <text:p>Ridg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1geqn2crshesw6ge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ytton Springs</text:p>
          </table:table-cell>
          <table:table-cell office:value-type="string" calcext:value-type="string">
            <text:p>Ridge Vineyards</text:p>
          </table:table-cell>
          <table:table-cell office:value-type="float" office:value="31.823856" calcext:value-type="float">
            <text:p>31.8238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rnasciale </text:p>
          </table:table-cell>
          <table:table-cell office:value-type="string" calcext:value-type="string">
            <text:p>Podere il Carnascia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74w0ap82xg6dsn1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nasciale</text:p>
          </table:table-cell>
          <table:table-cell office:value-type="string" calcext:value-type="string">
            <text:p>Podere Il Carnasciale</text:p>
          </table:table-cell>
          <table:table-cell office:value-type="float" office:value="61.32418" calcext:value-type="float">
            <text:p>61.324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JO Negroamaro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3.017666" calcext:value-type="float">
            <text:p>53.0176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ES Primitivo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5110" calcext:value-type="float">
            <text:p>51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1.250816" calcext:value-type="float">
            <text:p>51.2508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ulin a Vent La Roche</text:p>
          </table:table-cell>
          <table:table-cell office:value-type="string" calcext:value-type="string">
            <text:p>Thibault Liger Bela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4860" calcext:value-type="float">
            <text:p>48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pavwesjv82p399kr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ulin-à-Vent ''''La Roche''''</text:p>
          </table:table-cell>
          <table:table-cell office:value-type="string" calcext:value-type="string">
            <text:p>Thibault Liger-Belair</text:p>
          </table:table-cell>
          <table:table-cell office:value-type="float" office:value="72.24632" calcext:value-type="float">
            <text:p>72.246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Oratorio San Lorenzo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800" calcext:value-type="float">
            <text:p>138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23ffbkh5qny4h0e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enere Riserva Oratorio Di San Lorenzo</text:p>
          </table:table-cell>
          <table:table-cell office:value-type="string" calcext:value-type="string">
            <text:p>Inama Azienda Agricola</text:p>
          </table:table-cell>
          <table:table-cell office:value-type="float" office:value="37.429123" calcext:value-type="float">
            <text:p>37.4291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Hillside Grenache</text:p>
          </table:table-cell>
          <table:table-cell office:value-type="string" calcext:value-type="string">
            <text:p>Torbr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arvcmmqkdeta839q894j11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illside Vineyard Grenache</text:p>
          </table:table-cell>
          <table:table-cell office:value-type="string" calcext:value-type="string">
            <text:p>Torbreck</text:p>
          </table:table-cell>
          <table:table-cell office:value-type="float" office:value="41.084206" calcext:value-type="float">
            <text:p>41.0842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0500" calcext:value-type="float">
            <text:p>20500</text:p>
          </table:table-cell>
          <table:table-cell office:value-type="float" office:value="9100" calcext:value-type="float">
            <text:p>91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 Marche Rosso</text:p>
          </table:table-cell>
          <table:table-cell office:value-type="string" calcext:value-type="string">
            <text:p>Oasi degli Angeli</text:p>
          </table:table-cell>
          <table:table-cell office:value-type="float" office:value="54.263786" calcext:value-type="float">
            <text:p>54.2637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upra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2000" calcext:value-type="float">
            <text:p>32000</text:p>
          </table:table-cell>
          <table:table-cell office:value-type="float" office:value="19800" calcext:value-type="float">
            <text:p>19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v15zm7bs05f9aj741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pra Marche</text:p>
          </table:table-cell>
          <table:table-cell office:value-type="string" calcext:value-type="string">
            <text:p>Oasi degli Angeli</text:p>
          </table:table-cell>
          <table:table-cell office:value-type="float" office:value="57.325485" calcext:value-type="float">
            <text:p>57.3254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berlot</text:p>
          </table:table-cell>
          <table:table-cell office:value-type="string" calcext:value-type="string">
            <text:p>Podere il Carnascia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8b7b4szwrftyatsq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aberlot</text:p>
          </table:table-cell>
          <table:table-cell office:value-type="string" calcext:value-type="string">
            <text:p>Podere Il Carnasciale</text:p>
          </table:table-cell>
          <table:table-cell office:value-type="float" office:value="45.755974" calcext:value-type="float">
            <text:p>45.7559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osso di Mezz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9schq8qrf33d7png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ezzo</text:p>
          </table:table-cell>
          <table:table-cell office:value-type="string" calcext:value-type="string">
            <text:p>Federico Graziani</text:p>
          </table:table-cell>
          <table:table-cell office:value-type="float" office:value="57.1203" calcext:value-type="float">
            <text:p>57.12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Etna Ross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9pmcxtdd1jg7azhda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</text:p>
          </table:table-cell>
          <table:table-cell office:value-type="string" calcext:value-type="string">
            <text:p>Federico Graziani</text:p>
          </table:table-cell>
          <table:table-cell office:value-type="float" office:value="50.02304" calcext:value-type="float">
            <text:p>50.023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Etna Rosso</text:p>
          </table:table-cell>
          <table:table-cell office:value-type="string" calcext:value-type="string">
            <text:p>Terre Ner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2q7td0mm5zztndjp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</text:p>
          </table:table-cell>
          <table:table-cell office:value-type="string" calcext:value-type="string">
            <text:p>Tenuta delle Terre Nere</text:p>
          </table:table-cell>
          <table:table-cell office:value-type="float" office:value="31.28895" calcext:value-type="float">
            <text:p>31.288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Idda Ross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200" calcext:value-type="float">
            <text:p>9200</text:p>
          </table:table-cell>
          <table:table-cell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pvzw9srwxn11ap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Idda Rosso</text:p>
          </table:table-cell>
          <table:table-cell office:value-type="string" calcext:value-type="string">
            <text:p>Gaja</text:p>
          </table:table-cell>
          <table:table-cell office:value-type="float" office:value="39.498047" calcext:value-type="float">
            <text:p>39.4980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ntrada Chiappemacine Etna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nyg0cq26r15ngrkwz3kam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Contrada C Chiappemacine</text:p>
          </table:table-cell>
          <table:table-cell office:value-type="string" calcext:value-type="string">
            <text:p>Franchetti - Passopisciaro</text:p>
          </table:table-cell>
          <table:table-cell office:value-type="float" office:value="42.87785" calcext:value-type="float">
            <text:p>42.877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rofumo di Vulcan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9rbngfa7fjdr5t8eg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fumo di Vulcano Rosso</text:p>
          </table:table-cell>
          <table:table-cell office:value-type="string" calcext:value-type="string">
            <text:p>Federico Graziani</text:p>
          </table:table-cell>
          <table:table-cell office:value-type="float" office:value="61.64046" calcext:value-type="float">
            <text:p>61.640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lderara Sottana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5278" calcext:value-type="float">
            <text:p>527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3dr3v621k57p18r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 Calderara Sottana</text:p>
          </table:table-cell>
          <table:table-cell office:value-type="string" calcext:value-type="string">
            <text:p>Tenuta delle Terre Nere</text:p>
          </table:table-cell>
          <table:table-cell office:value-type="float" office:value="43.584167" calcext:value-type="float">
            <text:p>43.5841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ntrada San Lorenzo</text:p>
          </table:table-cell>
          <table:table-cell office:value-type="string" calcext:value-type="string">
            <text:p>Terre Ner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6500" calcext:value-type="float">
            <text:p>6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m91f0pmyhy0ftptj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 San Lorenzo</text:p>
          </table:table-cell>
          <table:table-cell office:value-type="string" calcext:value-type="string">
            <text:p>Tenuta delle Terre Nere</text:p>
          </table:table-cell>
          <table:table-cell office:value-type="float" office:value="30.75739" calcext:value-type="float">
            <text:p>30.7573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ntrada San Lorenzo</text:p>
          </table:table-cell>
          <table:table-cell office:value-type="string" calcext:value-type="string">
            <text:p>Terre Ner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qm91f0pmyhy0ftptj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 San Lorenzo</text:p>
          </table:table-cell>
          <table:table-cell office:value-type="string" calcext:value-type="string">
            <text:p>Tenuta delle Terre Nere</text:p>
          </table:table-cell>
          <table:table-cell office:value-type="float" office:value="30.75739" calcext:value-type="float">
            <text:p>30.7573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abecchi</text:p>
          </table:table-cell>
          <table:table-cell office:value-type="string" calcext:value-type="string">
            <text:p>Gr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9000" calcext:value-type="float">
            <text:p>190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gs4hbxb70xz70sz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ota 1000 Barbabecchi</text:p>
          </table:table-cell>
          <table:table-cell office:value-type="string" calcext:value-type="string">
            <text:p>Graci</text:p>
          </table:table-cell>
          <table:table-cell office:value-type="float" office:value="33.936325" calcext:value-type="float">
            <text:p>33.9363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863" calcext:value-type="float">
            <text:p>86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d6c7qfd7yzb7rnp8j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Trediberri</text:p>
          </table:table-cell>
          <table:table-cell office:value-type="float" office:value="45.320457" calcext:value-type="float">
            <text:p>45.3204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qx64n8ab70jgnv5p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Comm. G.B. Burlotto</text:p>
          </table:table-cell>
          <table:table-cell office:value-type="float" office:value="30.65949" calcext:value-type="float">
            <text:p>30.659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GD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wb8d4n7sy21d6tx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G.D. Vajra</text:p>
          </table:table-cell>
          <table:table-cell office:value-type="float" office:value="32.584003" calcext:value-type="float">
            <text:p>32.5840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Giulia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2ndfbvk5ceg8gwejr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’Alba</text:p>
          </table:table-cell>
          <table:table-cell office:value-type="string" calcext:value-type="string">
            <text:p>Giulia Negri</text:p>
          </table:table-cell>
          <table:table-cell office:value-type="float" office:value="50.525326" calcext:value-type="float">
            <text:p>50.5253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elaverga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xsvrg1yjng5yxj5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duno Pelaverga</text:p>
          </table:table-cell>
          <table:table-cell office:value-type="string" calcext:value-type="string">
            <text:p>Comm. G.B. Burlotto</text:p>
          </table:table-cell>
          <table:table-cell office:value-type="float" office:value="28.390148" calcext:value-type="float">
            <text:p>28.3901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reisa Langhe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1290" calcext:value-type="float">
            <text:p>12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z35ck8ajzjaja0s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Freisa</text:p>
          </table:table-cell>
          <table:table-cell office:value-type="string" calcext:value-type="string">
            <text:p>Comm. G.B. Burlotto</text:p>
          </table:table-cell>
          <table:table-cell office:value-type="float" office:value="32.883133" calcext:value-type="float">
            <text:p>32.8831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Dolcetto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vh44xvtm9c07ztmkw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ferrato Dolcetto</text:p>
          </table:table-cell>
          <table:table-cell office:value-type="string" calcext:value-type="string">
            <text:p>Roagna</text:p>
          </table:table-cell>
          <table:table-cell office:value-type="float" office:value="32.96574" calcext:value-type="float">
            <text:p>32.965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reisa KYE</text:p>
          </table:table-cell>
          <table:table-cell office:value-type="string" calcext:value-type="string">
            <text:p>GD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xvxzby488c1aqty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Freisa Kyè</text:p>
          </table:table-cell>
          <table:table-cell office:value-type="string" calcext:value-type="string">
            <text:p>G.D. Vajra</text:p>
          </table:table-cell>
          <table:table-cell office:value-type="float" office:value="35.820538" calcext:value-type="float">
            <text:p>35.8205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ignolino Bricco Bosco</text:p>
          </table:table-cell>
          <table:table-cell office:value-type="string" calcext:value-type="string">
            <text:p>Accorne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jxjze9fwxba22fp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icco del Bosco</text:p>
          </table:table-cell>
          <table:table-cell office:value-type="string" calcext:value-type="string">
            <text:p>Azienda Agricola Accornero</text:p>
          </table:table-cell>
          <table:table-cell office:value-type="float" office:value="33.90695" calcext:value-type="float">
            <text:p>33.90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ricco dell´uccellone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4600" calcext:value-type="float">
            <text:p>4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43.8219" calcext:value-type="float">
            <text:p>43.821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500" calcext:value-type="float">
            <text:p>16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y3nxaeqw8s7vas5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Giacomo Conterno</text:p>
          </table:table-cell>
          <table:table-cell office:value-type="float" office:value="49.554882" calcext:value-type="float">
            <text:p>49.5548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Negre Historic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x68kpkgh3fqhh94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istoric Tinto</text:p>
          </table:table-cell>
          <table:table-cell office:value-type="string" calcext:value-type="string">
            <text:p>Terroir Al Límit Soc. Lda</text:p>
          </table:table-cell>
          <table:table-cell office:value-type="float" office:value="38.79805" calcext:value-type="float">
            <text:p>38.798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ertebra Grenache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4q6xgw9hdga9y3tw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èrtebra Montsant</text:p>
          </table:table-cell>
          <table:table-cell office:value-type="string" calcext:value-type="string">
            <text:p>Terroir Sense Fronteres</text:p>
          </table:table-cell>
          <table:table-cell office:value-type="float" office:value="28.71829" calcext:value-type="float">
            <text:p>28.7182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Eres Priorat Vinyes Viellies</text:p>
          </table:table-cell>
          <table:table-cell office:value-type="string" calcext:value-type="string">
            <text:p>Joan Sim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3325" calcext:value-type="float">
            <text:p>33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94t4604nnbkfw7ppn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Eres Vinyes Velles</text:p>
          </table:table-cell>
          <table:table-cell office:value-type="string" calcext:value-type="string">
            <text:p>Joan Simó</text:p>
          </table:table-cell>
          <table:table-cell office:value-type="float" office:value="43.014603" calcext:value-type="float">
            <text:p>43.0146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na Tondonia Reserva</text:p>
          </table:table-cell>
          <table:table-cell office:value-type="string" calcext:value-type="string">
            <text:p>Lo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000" calcext:value-type="float">
            <text:p>8000</text:p>
          </table:table-cell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1wx2n5j628xeer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Reserva Viña Tondonia</text:p>
          </table:table-cell>
          <table:table-cell office:value-type="string" calcext:value-type="string">
            <text:p>R. López de Heredia</text:p>
          </table:table-cell>
          <table:table-cell office:value-type="float" office:value="51.320267" calcext:value-type="float">
            <text:p>51.3202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Dits del Terra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500" calcext:value-type="float">
            <text:p>11500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jf5p2146z11kr0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orat Dits del Terra</text:p>
          </table:table-cell>
          <table:table-cell office:value-type="string" calcext:value-type="string">
            <text:p>Terroir Al Límit Soc. Lda</text:p>
          </table:table-cell>
          <table:table-cell office:value-type="float" office:value="44.49889" calcext:value-type="float">
            <text:p>44.498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acima</text:p>
          </table:table-cell>
          <table:table-cell office:value-type="string" calcext:value-type="string">
            <text:p>Dominio do Bib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x3t4x2amw7z86mc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ima</text:p>
          </table:table-cell>
          <table:table-cell office:value-type="string" calcext:value-type="string">
            <text:p>Dominio do Bibei</text:p>
          </table:table-cell>
          <table:table-cell office:value-type="float" office:value="43.07086" calcext:value-type="float">
            <text:p>43.070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rbossar (Carignan)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6178" calcext:value-type="float">
            <text:p>6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xmer9bg6pjv7xe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orat Arbossar</text:p>
          </table:table-cell>
          <table:table-cell office:value-type="string" calcext:value-type="string">
            <text:p>Terroir Al Límit Soc. Lda</text:p>
          </table:table-cell>
          <table:table-cell office:value-type="float" office:value="43.11709" calcext:value-type="float">
            <text:p>43.1170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arcenca Negre (Grenache)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6178" calcext:value-type="float">
            <text:p>617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drh3vv0p81jnx4e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e Cuques Negre</text:p>
          </table:table-cell>
          <table:table-cell office:value-type="string" calcext:value-type="string">
            <text:p>Terroir Al Límit Soc. Lda</text:p>
          </table:table-cell>
          <table:table-cell office:value-type="float" office:value="34.365807" calcext:value-type="float">
            <text:p>34.3658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oro Pintia</text:p>
          </table:table-cell>
          <table:table-cell office:value-type="string" calcext:value-type="string">
            <text:p>Vega Sici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6959" calcext:value-type="float">
            <text:p>69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z84c0xnrzb0ykqw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o Tempranillo</text:p>
          </table:table-cell>
          <table:table-cell office:value-type="string" calcext:value-type="string">
            <text:p>Vega Murillo</text:p>
          </table:table-cell>
          <table:table-cell office:value-type="float" office:value="25.396988" calcext:value-type="float">
            <text:p>25.39698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ion (Ribera)</text:p>
          </table:table-cell>
          <table:table-cell office:value-type="string" calcext:value-type="string">
            <text:p>Vega Sici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8700" calcext:value-type="float">
            <text:p>8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dkjzk41y8z4zfs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bera del Duero Unico</text:p>
          </table:table-cell>
          <table:table-cell office:value-type="string" calcext:value-type="string">
            <text:p>Vega Sicilia</text:p>
          </table:table-cell>
          <table:table-cell office:value-type="float" office:value="43.430065" calcext:value-type="float">
            <text:p>43.4300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lor de Pingus</text:p>
          </table:table-cell>
          <table:table-cell office:value-type="string" calcext:value-type="string">
            <text:p>Dominio de Ping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500" calcext:value-type="float">
            <text:p>1850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n8fp74pgt9qqewb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or de Pingus</text:p>
          </table:table-cell>
          <table:table-cell office:value-type="string" calcext:value-type="string">
            <text:p>Dominio de Pingus</text:p>
          </table:table-cell>
          <table:table-cell office:value-type="float" office:value="60.644768" calcext:value-type="float">
            <text:p>60.6447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Manyes Vi d'Altura Garnacha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000" calcext:value-type="float">
            <text:p>28000</text:p>
          </table:table-cell>
          <table:table-cell office:value-type="float" office:value="16200" calcext:value-type="float">
            <text:p>16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42qm3h1c3mpv2k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Manyes</text:p>
          </table:table-cell>
          <table:table-cell office:value-type="string" calcext:value-type="string">
            <text:p>Terroir Al Límit Soc. Lda</text:p>
          </table:table-cell>
          <table:table-cell office:value-type="float" office:value="43.72681" calcext:value-type="float">
            <text:p>43.726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stillo Ygay</text:p>
          </table:table-cell>
          <table:table-cell office:value-type="string" calcext:value-type="string">
            <text:p>Marques de Murri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5000" calcext:value-type="float">
            <text:p>35000</text:p>
          </table:table-cell>
          <table:table-cell office:value-type="float" office:value="18900" calcext:value-type="float">
            <text:p>18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tazhand1y55efyq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Gran Reserva Especial Castillo Ygay</text:p>
          </table:table-cell>
          <table:table-cell office:value-type="string" calcext:value-type="string">
            <text:p>Marqués de Murrieta</text:p>
          </table:table-cell>
          <table:table-cell office:value-type="float" office:value="46.759117" calcext:value-type="float">
            <text:p>46.7591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URAS</text:p>
          </table:table-cell>
          <table:table-cell office:value-type="string" calcext:value-type="string">
            <text:p>Garagisti Sorgo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wm42r5wdw0qkzrpj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ras</text:p>
          </table:table-cell>
          <table:table-cell office:value-type="string" calcext:value-type="string">
            <text:p>I Garagisti di Sorgono</text:p>
          </table:table-cell>
          <table:table-cell office:value-type="float" office:value="45.04501" calcext:value-type="float">
            <text:p>45.045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il Cont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1.5742" calcext:value-type="float">
            <text:p>41.57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alestina CS/ME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1789" calcext:value-type="float">
            <text:p>178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qfyyqrkgaxp1wg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 Riserva</text:p>
          </table:table-cell>
          <table:table-cell office:value-type="string" calcext:value-type="string">
            <text:p>Weingut H.Lentsch</text:p>
          </table:table-cell>
          <table:table-cell office:value-type="float" office:value="33.51044" calcext:value-type="float">
            <text:p>33.510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crisassi</text:p>
          </table:table-cell>
          <table:table-cell office:value-type="string" calcext:value-type="string">
            <text:p>Le due T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g28s33djrb429hzzp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crisassi Rosso</text:p>
          </table:table-cell>
          <table:table-cell office:value-type="string" calcext:value-type="string">
            <text:p>Le Due Terre</text:p>
          </table:table-cell>
          <table:table-cell office:value-type="float" office:value="35.629425" calcext:value-type="float">
            <text:p>35.6294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lla Gresti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0d809kmmr9m7c52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Gresti</text:p>
          </table:table-cell>
          <table:table-cell office:value-type="string" calcext:value-type="string">
            <text:p>San Leonardo</text:p>
          </table:table-cell>
          <table:table-cell office:value-type="float" office:value="50.016155" calcext:value-type="float">
            <text:p>50.0161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inticlarus Cuvee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2900" calcext:value-type="float">
            <text:p>29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jex7ec5r6bex9n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Linticlarus</text:p>
          </table:table-cell>
          <table:table-cell office:value-type="string" calcext:value-type="string">
            <text:p>Tiefenbrunner</text:p>
          </table:table-cell>
          <table:table-cell office:value-type="float" office:value="43.89306" calcext:value-type="float">
            <text:p>43.893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mola </text:p>
          </table:table-cell>
          <table:table-cell office:value-type="string" calcext:value-type="string">
            <text:p>Vignal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k1dnbbs9vp8nddfg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mola</text:p>
          </table:table-cell>
          <table:table-cell office:value-type="string" calcext:value-type="string">
            <text:p>Vignalta</text:p>
          </table:table-cell>
          <table:table-cell office:value-type="float" office:value="41.722404" calcext:value-type="float">
            <text:p>41.7224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mposition Reif CS/ME/LA/PV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260" calcext:value-type="float">
            <text:p>3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6.033436" calcext:value-type="float">
            <text:p>46.0334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alestina Limited 2011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3700" calcext:value-type="float">
            <text:p>37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qfyyqrkgaxp1wg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 Riserva</text:p>
          </table:table-cell>
          <table:table-cell office:value-type="string" calcext:value-type="string">
            <text:p>Weingut H.Lentsch</text:p>
          </table:table-cell>
          <table:table-cell office:value-type="float" office:value="33.51044" calcext:value-type="float">
            <text:p>33.510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osso Riserv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3800" calcext:value-type="float">
            <text:p>3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drmck82qfy3gwnss13q7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Borgo del Tiglio</text:p>
          </table:table-cell>
          <table:table-cell office:value-type="float" office:value="41.71453" calcext:value-type="float">
            <text:p>41.71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renntal (ME/CF)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4150" calcext:value-type="float">
            <text:p>41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4b5mpn7h59v5xaxm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Franc Brenntal</text:p>
          </table:table-cell>
          <table:table-cell office:value-type="string" calcext:value-type="string">
            <text:p>Peter Dipoli</text:p>
          </table:table-cell>
          <table:table-cell office:value-type="float" office:value="48.174763" calcext:value-type="float">
            <text:p>48.1747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4275" calcext:value-type="float">
            <text:p>42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0.493866" calcext:value-type="float">
            <text:p>50.4938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yserville</text:p>
          </table:table-cell>
          <table:table-cell office:value-type="string" calcext:value-type="string">
            <text:p>Rid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01g87n9jk8hgtdyvdh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yserville</text:p>
          </table:table-cell>
          <table:table-cell office:value-type="string" calcext:value-type="string">
            <text:p>Ridge Vineyards</text:p>
          </table:table-cell>
          <table:table-cell office:value-type="float" office:value="29.539589" calcext:value-type="float">
            <text:p>29.53958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ndol Rouge</text:p>
          </table:table-cell>
          <table:table-cell office:value-type="string" calcext:value-type="string">
            <text:p>Chateau Pibar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200" calcext:value-type="float">
            <text:p>102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gzdgxgk7d0gtavs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ndol</text:p>
          </table:table-cell>
          <table:table-cell office:value-type="string" calcext:value-type="string">
            <text:p>Château de Pibarnon</text:p>
          </table:table-cell>
          <table:table-cell office:value-type="float" office:value="37.90126" calcext:value-type="float">
            <text:p>37.901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uri Bellaria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4990" calcext:value-type="float">
            <text:p>49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hqe10bfjterqnxtb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ri Bellaria Rosso</text:p>
          </table:table-cell>
          <table:table-cell office:value-type="string" calcext:value-type="string">
            <text:p>Ronco del Gnemiz</text:p>
          </table:table-cell>
          <table:table-cell office:value-type="float" office:value="57.071964" calcext:value-type="float">
            <text:p>57.0719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uri Bellaria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990" calcext:value-type="float">
            <text:p>49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hhqe10bfjterqnxtb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ri Bellaria Rosso</text:p>
          </table:table-cell>
          <table:table-cell office:value-type="string" calcext:value-type="string">
            <text:p>Ronco del Gnemiz</text:p>
          </table:table-cell>
          <table:table-cell office:value-type="float" office:value="57.071964" calcext:value-type="float">
            <text:p>57.0719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ribus Unitis</text:p>
          </table:table-cell>
          <table:table-cell office:value-type="string" calcext:value-type="string">
            <text:p>Kofler &amp; Soe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" calcext:value-type="float">
            <text:p>9800</text:p>
          </table:table-cell>
          <table:table-cell office:value-type="float" office:value="5080" calcext:value-type="float">
            <text:p>50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Rot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43.086838" calcext:value-type="float">
            <text:p>43.0868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po di Stato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800" calcext:value-type="float">
            <text:p>10800</text:p>
          </table:table-cell>
          <table:table-cell office:value-type="float" office:value="5200" calcext:value-type="float">
            <text:p>5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2adfgha7rj4d20qx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po di Stato</text:p>
          </table:table-cell>
          <table:table-cell office:value-type="string" calcext:value-type="string">
            <text:p>Loredan Gasparini</text:p>
          </table:table-cell>
          <table:table-cell office:value-type="float" office:value="63.660133" calcext:value-type="float">
            <text:p>63.66013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Dry Red N1</text:p>
          </table:table-cell>
          <table:table-cell office:value-type="string" calcext:value-type="string">
            <text:p>Yarra Yer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ey3t9txbkqywbsfjjd6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ght Dry Red</text:p>
          </table:table-cell>
          <table:table-cell office:value-type="string" calcext:value-type="string">
            <text:p>Yarra Yering</text:p>
          </table:table-cell>
          <table:table-cell office:value-type="float" office:value="49.608677" calcext:value-type="float">
            <text:p>49.6086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6440" calcext:value-type="float">
            <text:p>64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acarlo</text:p>
          </table:table-cell>
          <table:table-cell office:value-type="string" calcext:value-type="string">
            <text:p>Lino Ma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hxdwvyntvfp3np8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carlo</text:p>
          </table:table-cell>
          <table:table-cell office:value-type="string" calcext:value-type="string">
            <text:p>Lino Maga</text:p>
          </table:table-cell>
          <table:table-cell office:value-type="float" office:value="50.272465" calcext:value-type="float">
            <text:p>50.2724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AL ROT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3.085274" calcext:value-type="float">
            <text:p>23.0852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osso Gravner</text:p>
          </table:table-cell>
          <table:table-cell office:value-type="string" calcext:value-type="string">
            <text:p>Josko 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sfmakms9qjdkamcm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Gravner</text:p>
          </table:table-cell>
          <table:table-cell office:value-type="string" calcext:value-type="string">
            <text:p>Gravner</text:p>
          </table:table-cell>
          <table:table-cell office:value-type="float" office:value="40.040062" calcext:value-type="float">
            <text:p>40.0400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RES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2300" calcext:value-type="float">
            <text:p>123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924984" calcext:value-type="float">
            <text:p>27.9249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zero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0" calcext:value-type="float">
            <text:p>45000</text:p>
          </table:table-cell>
          <table:table-cell office:value-type="float" office:value="24100" calcext:value-type="float">
            <text:p>24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6xhkmtjx7mheggxe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Alzero</text:p>
          </table:table-cell>
          <table:table-cell office:value-type="string" calcext:value-type="string">
            <text:p>Quintarelli Giuseppe</text:p>
          </table:table-cell>
          <table:table-cell office:value-type="float" office:value="34.430027" calcext:value-type="float">
            <text:p>34.4300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Lucente</text:p>
          </table:table-cell>
          <table:table-cell office:value-type="string" calcext:value-type="string">
            <text:p>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6.57579" calcext:value-type="float">
            <text:p>36.575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Piastraia</text:p>
          </table:table-cell>
          <table:table-cell office:value-type="string" calcext:value-type="string">
            <text:p>Michele S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950" calcext:value-type="float">
            <text:p>29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nvs5pbdtekyjydc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straia Bolgheri Superiore</text:p>
          </table:table-cell>
          <table:table-cell office:value-type="string" calcext:value-type="string">
            <text:p>Michele Satta</text:p>
          </table:table-cell>
          <table:table-cell office:value-type="float" office:value="36.339024" calcext:value-type="float">
            <text:p>36.3390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Turpino 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900" calcext:value-type="float">
            <text:p>790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ra6807z07q4sshy6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Turpino</text:p>
          </table:table-cell>
          <table:table-cell office:value-type="string" calcext:value-type="string">
            <text:p>Querciabella</text:p>
          </table:table-cell>
          <table:table-cell office:value-type="float" office:value="46.322372" calcext:value-type="float">
            <text:p>46.3223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MAGAR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5600" calcext:value-type="float">
            <text:p>5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8p767re0qdjjj1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ari</text:p>
          </table:table-cell>
          <table:table-cell office:value-type="string" calcext:value-type="string">
            <text:p>Gaja - Ca' Marcanda</text:p>
          </table:table-cell>
          <table:table-cell office:value-type="float" office:value="32.478443" calcext:value-type="float">
            <text:p>32.4784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Il Blu ME/SA/CS</text:p>
          </table:table-cell>
          <table:table-cell office:value-type="string" calcext:value-type="string">
            <text:p>Branc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office:value-type="float" office:value="5900" calcext:value-type="float">
            <text:p>5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4.42063" calcext:value-type="float">
            <text:p>44.420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Oreno</text:p>
          </table:table-cell>
          <table:table-cell office:value-type="string" calcext:value-type="string">
            <text:p>Tenuta Sette Po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jnt7wwgrg62tkr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eno Toscana</text:p>
          </table:table-cell>
          <table:table-cell office:value-type="string" calcext:value-type="string">
            <text:p>Tenuta Sette Ponti</text:p>
          </table:table-cell>
          <table:table-cell office:value-type="float" office:value="55.395557" calcext:value-type="float">
            <text:p>55.3955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Tinata SY/GR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62159" calcext:value-type="float">
            <text:p>40.6215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500" calcext:value-type="float">
            <text:p>18500</text:p>
          </table:table-cell>
          <table:table-cell office:value-type="float" office:value="9500" calcext:value-type="float">
            <text:p>95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362434" calcext:value-type="float">
            <text:p>33.3624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Camartina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7362" calcext:value-type="float">
            <text:p>73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bdcmkskes5qrt5b1h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tina</text:p>
          </table:table-cell>
          <table:table-cell office:value-type="string" calcext:value-type="string">
            <text:p>Querciabella</text:p>
          </table:table-cell>
          <table:table-cell office:value-type="float" office:value="43.640327" calcext:value-type="float">
            <text:p>43.6403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Saffredi</text:p>
          </table:table-cell>
          <table:table-cell office:value-type="string" calcext:value-type="string">
            <text:p>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500" calcext:value-type="float">
            <text:p>15500</text:p>
          </table:table-cell>
          <table:table-cell office:value-type="float" office:value="7600" calcext:value-type="float">
            <text:p>7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am42pa1eg1aqtbc73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Edizione Limitata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21.71081" calcext:value-type="float">
            <text:p>21.7108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Vigna d'Alce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000" calcext:value-type="float">
            <text:p>1800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321wmpyfhspgj7f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'Alceo</text:p>
          </table:table-cell>
          <table:table-cell office:value-type="string" calcext:value-type="string">
            <text:p>Castello dei Rampolla</text:p>
          </table:table-cell>
          <table:table-cell office:value-type="float" office:value="55.237076" calcext:value-type="float">
            <text:p>55.2370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Siep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0000" calcext:value-type="float">
            <text:p>200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jr0my25wahkb6pcb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lofino Toscana Rosso</text:p>
          </table:table-cell>
          <table:table-cell office:value-type="string" calcext:value-type="string">
            <text:p>Fattoria le Pupille</text:p>
          </table:table-cell>
          <table:table-cell office:value-type="float" office:value="38.92655" calcext:value-type="float">
            <text:p>38.926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Monteverro CS/CF/ME/PV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000" calcext:value-type="float">
            <text:p>19000</text:p>
          </table:table-cell>
          <table:table-cell office:value-type="float" office:value="9500" calcext:value-type="float">
            <text:p>9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881157" calcext:value-type="float">
            <text:p>47.8811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Guado al Tasso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0000" calcext:value-type="float">
            <text:p>20000</text:p>
          </table:table-cell>
          <table:table-cell office:value-type="float" office:value="9680" calcext:value-type="float">
            <text:p>96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4.95239" calcext:value-type="float">
            <text:p>54.9523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3500" calcext:value-type="float">
            <text:p>23500</text:p>
          </table:table-cell>
          <table:table-cell office:value-type="float" office:value="11900" calcext:value-type="float">
            <text:p>11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39.138927" calcext:value-type="float">
            <text:p>39.1389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39.138927" calcext:value-type="float">
            <text:p>39.1389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39.138927" calcext:value-type="float">
            <text:p>39.1389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Ca' Marcand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500" calcext:value-type="float">
            <text:p>25500</text:p>
          </table:table-cell>
          <table:table-cell office:value-type="float" office:value="12500" calcext:value-type="float">
            <text:p>12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27.272615" calcext:value-type="float">
            <text:p>27.2726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Ca Marcand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1000" calcext:value-type="float">
            <text:p>31000</text:p>
          </table:table-cell>
          <table:table-cell office:value-type="float" office:value="17800" calcext:value-type="float">
            <text:p>17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27.272615" calcext:value-type="float">
            <text:p>27.272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Trinoro CF/ME/CS</text:p>
          </table:table-cell>
          <table:table-cell office:value-type="string" calcext:value-type="string">
            <text:p>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0" calcext:value-type="float">
            <text:p>3900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47.26038" calcext:value-type="float">
            <text:p>47.260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0" calcext:value-type="float">
            <text:p>43000</text:p>
          </table:table-cell>
          <table:table-cell office:value-type="float" office:value="22900" calcext:value-type="float">
            <text:p>2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4.016983" calcext:value-type="float">
            <text:p>44.0169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Solaia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0" calcext:value-type="float">
            <text:p>6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68926" calcext:value-type="float">
            <text:p>31.689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Quinalt L'Enclos Grand Cru</text:p>
          </table:table-cell>
          <table:table-cell office:value-type="string" calcext:value-type="string">
            <text:p>Quinault L'Encl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3890" calcext:value-type="float">
            <text:p>38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09gk6zd76rc5p7q29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''''Absolu de Quinault Saint-Émilion Grand Cru</text:p>
          </table:table-cell>
          <table:table-cell office:value-type="string" calcext:value-type="string">
            <text:p>Château Quinault l'Enclos</text:p>
          </table:table-cell>
          <table:table-cell office:value-type="float" office:value="51.00238" calcext:value-type="float">
            <text:p>51.002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Kirwan 3 Gran Cru Classè</text:p>
          </table:table-cell>
          <table:table-cell office:value-type="string" calcext:value-type="string">
            <text:p>KIRW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680" calcext:value-type="float">
            <text:p>56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7ywt1xvfeb212q32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(Grand Cru Classé)</text:p>
          </table:table-cell>
          <table:table-cell office:value-type="string" calcext:value-type="string">
            <text:p>Château Kirwan</text:p>
          </table:table-cell>
          <table:table-cell office:value-type="float" office:value="38.514767" calcext:value-type="float">
            <text:p>38.5147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Pagode de Cos</text:p>
          </table:table-cell>
          <table:table-cell office:value-type="string" calcext:value-type="string">
            <text:p>Cos d´Estourn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000" calcext:value-type="float">
            <text:p>11000</text:p>
          </table:table-cell>
          <table:table-cell office:value-type="float" office:value="5820" calcext:value-type="float">
            <text:p>58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tc7s1rb7c6k9h6k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godes de Cos</text:p>
          </table:table-cell>
          <table:table-cell office:value-type="string" calcext:value-type="string">
            <text:p>Cos d'Estournel</text:p>
          </table:table-cell>
          <table:table-cell office:value-type="float" office:value="49.94394" calcext:value-type="float">
            <text:p>49.943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4eme Saint Julien</text:p>
          </table:table-cell>
          <table:table-cell office:value-type="string" calcext:value-type="string">
            <text:p>Chateau Talb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a55mk7ps5yfve12av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nétable Talbot Saint-Julien</text:p>
          </table:table-cell>
          <table:table-cell office:value-type="string" calcext:value-type="string">
            <text:p>Château Talbot</text:p>
          </table:table-cell>
          <table:table-cell office:value-type="float" office:value="39.804897" calcext:value-type="float">
            <text:p>39.8048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Margaux</text:p>
          </table:table-cell>
          <table:table-cell office:value-type="string" calcext:value-type="string">
            <text:p>Rauzan Seg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500" calcext:value-type="float">
            <text:p>16500</text:p>
          </table:table-cell>
          <table:table-cell office:value-type="float" office:value="8600" calcext:value-type="float">
            <text:p>86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gpt2rajyffdqs6e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(Grand Cru Classé)</text:p>
          </table:table-cell>
          <table:table-cell office:value-type="string" calcext:value-type="string">
            <text:p>Château Rauzan-Ségla</text:p>
          </table:table-cell>
          <table:table-cell office:value-type="float" office:value="43.1474" calcext:value-type="float">
            <text:p>43.14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4eme Saint Julien</text:p>
          </table:table-cell>
          <table:table-cell office:value-type="string" calcext:value-type="string">
            <text:p>Chateau Talb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000" calcext:value-type="float">
            <text:p>19000</text:p>
          </table:table-cell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55mk7ps5yfve12av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nétable Talbot Saint-Julien</text:p>
          </table:table-cell>
          <table:table-cell office:value-type="string" calcext:value-type="string">
            <text:p>Château Talbot</text:p>
          </table:table-cell>
          <table:table-cell office:value-type="float" office:value="39.804897" calcext:value-type="float">
            <text:p>39.8048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Pauillac</text:p>
          </table:table-cell>
          <table:table-cell office:value-type="string" calcext:value-type="string">
            <text:p>Pontet Ca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10900" calcext:value-type="float">
            <text:p>10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fghmpgth14apkp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et-Canet Pauillac Grand Cru Classé</text:p>
          </table:table-cell>
          <table:table-cell office:value-type="string" calcext:value-type="string">
            <text:p>Château Pontet-Canet</text:p>
          </table:table-cell>
          <table:table-cell office:value-type="float" office:value="36.57811" calcext:value-type="float">
            <text:p>36.5781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Pauillac</text:p>
          </table:table-cell>
          <table:table-cell office:value-type="string" calcext:value-type="string">
            <text:p>Pontet Ca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5000" calcext:value-type="float">
            <text:p>2500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fghmpgth14apkp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et-Canet Pauillac Grand Cru Classé</text:p>
          </table:table-cell>
          <table:table-cell office:value-type="string" calcext:value-type="string">
            <text:p>Château Pontet-Canet</text:p>
          </table:table-cell>
          <table:table-cell office:value-type="float" office:value="36.57811" calcext:value-type="float">
            <text:p>36.5781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ynch Bages 5eme</text:p>
          </table:table-cell>
          <table:table-cell office:value-type="string" calcext:value-type="string">
            <text:p>Lynch 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6vq3tsbxbgf7cxqh7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o de Lynch-Bages Pauillac</text:p>
          </table:table-cell>
          <table:table-cell office:value-type="string" calcext:value-type="string">
            <text:p>Château Lynch-Bages</text:p>
          </table:table-cell>
          <table:table-cell office:value-type="float" office:value="50.30484" calcext:value-type="float">
            <text:p>50.3048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4eme Saint Julien</text:p>
          </table:table-cell>
          <table:table-cell office:value-type="string" calcext:value-type="string">
            <text:p>Chateau Beychev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2500" calcext:value-type="float">
            <text:p>32500</text:p>
          </table:table-cell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8fv68k6nahjmqgc2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spirant de Beychevelle Saint-Julien</text:p>
          </table:table-cell>
          <table:table-cell office:value-type="string" calcext:value-type="string">
            <text:p>Château Beychevelle</text:p>
          </table:table-cell>
          <table:table-cell office:value-type="float" office:value="40.299625" calcext:value-type="float">
            <text:p>40.2996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t Emilion GC</text:p>
          </table:table-cell>
          <table:table-cell office:value-type="string" calcext:value-type="string">
            <text:p>Tertre Rotebeou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7700" calcext:value-type="float">
            <text:p>37700</text:p>
          </table:table-cell>
          <table:table-cell office:value-type="float" office:value="14900" calcext:value-type="float">
            <text:p>14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s9kw876tn0dtqhm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</text:p>
          </table:table-cell>
          <table:table-cell office:value-type="string" calcext:value-type="string">
            <text:p>Château Tertre Roteboeuf</text:p>
          </table:table-cell>
          <table:table-cell office:value-type="float" office:value="36.281967" calcext:value-type="float">
            <text:p>36.28196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Cru, St. Emilion</text:p>
          </table:table-cell>
          <table:table-cell office:value-type="string" calcext:value-type="string">
            <text:p>Troplong Mond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7500" calcext:value-type="float">
            <text:p>27500</text:p>
          </table:table-cell>
          <table:table-cell office:value-type="float" office:value="14800" calcext:value-type="float">
            <text:p>14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z7gd45kbwmcyzsf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Premier Grand Cru Classé</text:p>
          </table:table-cell>
          <table:table-cell office:value-type="string" calcext:value-type="string">
            <text:p>Château Troplong Mondot</text:p>
          </table:table-cell>
          <table:table-cell office:value-type="float" office:value="47.619137" calcext:value-type="float">
            <text:p>47.6191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helan Segur</text:p>
          </table:table-cell>
          <table:table-cell office:value-type="string" calcext:value-type="string">
            <text:p>Phelan Seg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4200" calcext:value-type="float">
            <text:p>1420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yt0hqf89w2c209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hélan Ségur Saint-Estèphe</text:p>
          </table:table-cell>
          <table:table-cell office:value-type="string" calcext:value-type="string">
            <text:p>Château Phélan Ségur</text:p>
          </table:table-cell>
          <table:table-cell office:value-type="float" office:value="49.071835" calcext:value-type="float">
            <text:p>49.0718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St. Julien</text:p>
          </table:table-cell>
          <table:table-cell office:value-type="string" calcext:value-type="string">
            <text:p>Leoville Poyf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1880a066egxpa9p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Julien (Grand Cru Classé)</text:p>
          </table:table-cell>
          <table:table-cell office:value-type="string" calcext:value-type="string">
            <text:p>Château Léoville Poyferré</text:p>
          </table:table-cell>
          <table:table-cell office:value-type="float" office:value="50.915123" calcext:value-type="float">
            <text:p>50.9151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Pape Clement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8200" calcext:value-type="float">
            <text:p>38200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cahwew843jyw047z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émentin de Pape Clément Pessac-Léognan</text:p>
          </table:table-cell>
          <table:table-cell office:value-type="string" calcext:value-type="string">
            <text:p>Château Pape Clément</text:p>
          </table:table-cell>
          <table:table-cell office:value-type="float" office:value="42.4916" calcext:value-type="float">
            <text:p>42.491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Pessac Leognan</text:p>
          </table:table-cell>
          <table:table-cell office:value-type="string" calcext:value-type="string">
            <text:p>Smith Haut Lafi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2000" calcext:value-type="float">
            <text:p>32000</text:p>
          </table:table-cell>
          <table:table-cell office:value-type="float" office:value="19900" calcext:value-type="float">
            <text:p>1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5ehyd8y4rgs4de6f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Lievre Pessac-Leognan</text:p>
          </table:table-cell>
          <table:table-cell office:value-type="string" calcext:value-type="string">
            <text:p>Château Smith Haut-Lafitte</text:p>
          </table:table-cell>
          <table:table-cell office:value-type="float" office:value="49.03924" calcext:value-type="float">
            <text:p>49.039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omerol</text:p>
          </table:table-cell>
          <table:table-cell office:value-type="string" calcext:value-type="string">
            <text:p>La Conseill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0" calcext:value-type="float">
            <text:p>42000</text:p>
          </table:table-cell>
          <table:table-cell office:value-type="float" office:value="20500" calcext:value-type="float">
            <text:p>2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jerydyaw5598135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La Conseillante</text:p>
          </table:table-cell>
          <table:table-cell office:value-type="float" office:value="38.695732" calcext:value-type="float">
            <text:p>38.69573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chon Longuevill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5000" calcext:value-type="float">
            <text:p>35000</text:p>
          </table:table-cell>
          <table:table-cell office:value-type="float" office:value="21200" calcext:value-type="float">
            <text:p>21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13zqk3wrr752hks26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Julien de Pichon Lalande</text:p>
          </table:table-cell>
          <table:table-cell office:value-type="string" calcext:value-type="string">
            <text:p>Château Pichon Longueville Comtesse de Lalande</text:p>
          </table:table-cell>
          <table:table-cell office:value-type="float" office:value="31.730541" calcext:value-type="float">
            <text:p>31.73054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Montros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0" calcext:value-type="float">
            <text:p>39000</text:p>
          </table:table-cell>
          <table:table-cell office:value-type="float" office:value="21500" calcext:value-type="float">
            <text:p>2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16cban67940ymvty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ntrose Saint-Estephe Grand Cru Classé</text:p>
          </table:table-cell>
          <table:table-cell office:value-type="string" calcext:value-type="string">
            <text:p>Château Montrose</text:p>
          </table:table-cell>
          <table:table-cell office:value-type="float" office:value="39.13059" calcext:value-type="float">
            <text:p>39.1305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2eme Saint Julien</text:p>
          </table:table-cell>
          <table:table-cell office:value-type="string" calcext:value-type="string">
            <text:p>Leoville las Cas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t405tgmwekwdbq5rz3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Lion Saint-Julien</text:p>
          </table:table-cell>
          <table:table-cell office:value-type="string" calcext:value-type="string">
            <text:p>Château Léoville Las Cases</text:p>
          </table:table-cell>
          <table:table-cell office:value-type="float" office:value="40.865993" calcext:value-type="float">
            <text:p>40.8659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s d'Estournel</text:p>
          </table:table-cell>
          <table:table-cell office:value-type="string" calcext:value-type="string">
            <text:p>Cos d´Estourn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0" calcext:value-type="float">
            <text:p>50000</text:p>
          </table:table-cell>
          <table:table-cell office:value-type="float" office:value="26100" calcext:value-type="float">
            <text:p>26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9qnhkzggqjet1mca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os d'Estournel</text:p>
          </table:table-cell>
          <table:table-cell office:value-type="float" office:value="54.941566" calcext:value-type="float">
            <text:p>54.9415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omerol</text:p>
          </table:table-cell>
          <table:table-cell office:value-type="string" calcext:value-type="string">
            <text:p>Lafleur Petr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6000" calcext:value-type="float">
            <text:p>46000</text:p>
          </table:table-cell>
          <table:table-cell office:value-type="float" office:value="25500" calcext:value-type="float">
            <text:p>25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qbxsgxgpr0f1y1c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Pétrus</text:p>
          </table:table-cell>
          <table:table-cell office:value-type="float" office:value="38.17527" calcext:value-type="float">
            <text:p>38.175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almer</text:p>
          </table:table-cell>
          <table:table-cell office:value-type="string" calcext:value-type="string">
            <text:p>Chateau 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9000" calcext:value-type="float">
            <text:p>39000</text:p>
          </table:table-cell>
          <table:table-cell office:value-type="float" office:value="26300" calcext:value-type="float">
            <text:p>26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j4sth04g4ym04ve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almer Margaux</text:p>
          </table:table-cell>
          <table:table-cell office:value-type="string" calcext:value-type="string">
            <text:p>Chateau Palmer</text:p>
          </table:table-cell>
          <table:table-cell office:value-type="float" office:value="34.65396" calcext:value-type="float">
            <text:p>34.653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igeac</text:p>
          </table:table-cell>
          <table:table-cell office:value-type="string" calcext:value-type="string">
            <text:p>Chateau Fige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0" calcext:value-type="float">
            <text:p>45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r0wsps41e5sa1aw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it-Figeac Saint-Émilion</text:p>
          </table:table-cell>
          <table:table-cell office:value-type="string" calcext:value-type="string">
            <text:p>Château Figeac</text:p>
          </table:table-cell>
          <table:table-cell office:value-type="float" office:value="37.62833" calcext:value-type="float">
            <text:p>37.6283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HAUT BRION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f442xq49cezwj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larence de Haut Brion Pessac-Léognan (Château Bahans Haut-Brion)</text:p>
          </table:table-cell>
          <table:table-cell office:value-type="string" calcext:value-type="string">
            <text:p>Château Haut-Brion</text:p>
          </table:table-cell>
          <table:table-cell office:value-type="float" office:value="36.11902" calcext:value-type="float">
            <text:p>36.1190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Margaux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fnz8b12t8541304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du Château Margaux</text:p>
          </table:table-cell>
          <table:table-cell office:value-type="string" calcext:value-type="string">
            <text:p>Château Margaux</text:p>
          </table:table-cell>
          <table:table-cell office:value-type="float" office:value="38.857235" calcext:value-type="float">
            <text:p>38.85723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larence de Haut Brion</text:p>
          </table:table-cell>
          <table:table-cell office:value-type="string" calcext:value-type="string">
            <text:p>Haut Bri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5500" calcext:value-type="float">
            <text:p>25500</text:p>
          </table:table-cell>
          <table:table-cell office:value-type="float" office:value="15900" calcext:value-type="float">
            <text:p>15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f442xq49cezwj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larence de Haut Brion Pessac-Léognan (Château Bahans Haut-Brion)</text:p>
          </table:table-cell>
          <table:table-cell office:value-type="string" calcext:value-type="string">
            <text:p>Château Haut-Brion</text:p>
          </table:table-cell>
          <table:table-cell office:value-type="float" office:value="42.85707" calcext:value-type="float">
            <text:p>42.857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omerol</text:p>
          </table:table-cell>
          <table:table-cell office:value-type="string" calcext:value-type="string">
            <text:p>Vieux Chateau Cert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0" calcext:value-type="float">
            <text:p>68000</text:p>
          </table:table-cell>
          <table:table-cell office:value-type="float" office:value="38500" calcext:value-type="float">
            <text:p>38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q1a846az4eyckwg8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Vieux Château Certan</text:p>
          </table:table-cell>
          <table:table-cell office:value-type="float" office:value="46.400383" calcext:value-type="float">
            <text:p>46.4003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1eme Margaux</text:p>
          </table:table-cell>
          <table:table-cell office:value-type="string" calcext:value-type="string">
            <text:p>Chateau Marg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0000" calcext:value-type="float">
            <text:p>110000</text:p>
          </table:table-cell>
          <table:table-cell office:value-type="float" office:value="77500" calcext:value-type="float">
            <text:p>77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7y0q4pyemstq3xcf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let Margaux Heath</text:p>
          </table:table-cell>
          <table:table-cell office:value-type="string" calcext:value-type="string">
            <text:p>Château Margaux</text:p>
          </table:table-cell>
          <table:table-cell office:value-type="float" office:value="33.809208" calcext:value-type="float">
            <text:p>33.80920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1eme Pauillac</text:p>
          </table:table-cell>
          <table:table-cell office:value-type="string" calcext:value-type="string">
            <text:p>Chateau Mou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72500" calcext:value-type="float">
            <text:p>72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n1qz1mzsq3eg75yeb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éserve Pauillac</text:p>
          </table:table-cell>
          <table:table-cell office:value-type="string" calcext:value-type="string">
            <text:p>Mouton Cadet</text:p>
          </table:table-cell>
          <table:table-cell office:value-type="float" office:value="27.561785" calcext:value-type="float">
            <text:p>27.5617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1eme Pauillac</text:p>
          </table:table-cell>
          <table:table-cell office:value-type="string" calcext:value-type="string">
            <text:p>Chateau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10000" calcext:value-type="float">
            <text:p>110000</text:p>
          </table:table-cell>
          <table:table-cell office:value-type="float" office:value="75500" calcext:value-type="float">
            <text:p>75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5dpgyybcekf6gdgd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uillac de Latour</text:p>
          </table:table-cell>
          <table:table-cell office:value-type="string" calcext:value-type="string">
            <text:p>Château Latour</text:p>
          </table:table-cell>
          <table:table-cell office:value-type="float" office:value="30.839455" calcext:value-type="float">
            <text:p>30.8394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AX</text:p>
          </table:table-cell>
          <table:table-cell office:value-type="string" calcext:value-type="string">
            <text:p>Miles Mossop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cjtv2hw9b2exzvnfn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les Mossop Wines</text:p>
          </table:table-cell>
          <table:table-cell office:value-type="float" office:value="46.1122" calcext:value-type="float">
            <text:p>46.112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 Petit Clos</text:p>
          </table:table-cell>
          <table:table-cell office:value-type="string" calcext:value-type="string">
            <text:p>Casa Laposto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3290" calcext:value-type="float">
            <text:p>32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dxb0wadqpw888xhse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a Petit Verdot</text:p>
          </table:table-cell>
          <table:table-cell office:value-type="string" calcext:value-type="string">
            <text:p>Lapostolle</text:p>
          </table:table-cell>
          <table:table-cell office:value-type="float" office:value="31.245932" calcext:value-type="float">
            <text:p>31.2459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etauneuf du Pape Telegramme</text:p>
          </table:table-cell>
          <table:table-cell office:value-type="string" calcext:value-type="string">
            <text:p>Le Vieux Telegrap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3900" calcext:value-type="float">
            <text:p>3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q1aa5bdctyh01yfa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 Télégramme Rouge</text:p>
          </table:table-cell>
          <table:table-cell office:value-type="string" calcext:value-type="string">
            <text:p>Domaine du Vieux Télégraphe</text:p>
          </table:table-cell>
          <table:table-cell office:value-type="float" office:value="46.611137" calcext:value-type="float">
            <text:p>46.6111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neuf Clos de l'Oratoire</text:p>
          </table:table-cell>
          <table:table-cell office:value-type="string" calcext:value-type="string">
            <text:p>Og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4650" calcext:value-type="float">
            <text:p>46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hnqhxrgsjrafqvv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'Oratoire des Papes Châteauneuf-du-Pape</text:p>
          </table:table-cell>
          <table:table-cell office:value-type="string" calcext:value-type="string">
            <text:p>Ogier</text:p>
          </table:table-cell>
          <table:table-cell office:value-type="float" office:value="39.465946" calcext:value-type="float">
            <text:p>39.4659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uvée X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4372" calcext:value-type="float">
            <text:p>437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4pmmfdrcnxf4x57tcr0se3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X</text:p>
          </table:table-cell>
          <table:table-cell office:value-type="string" calcext:value-type="string">
            <text:p>Knipser</text:p>
          </table:table-cell>
          <table:table-cell office:value-type="float" office:value="37.782345" calcext:value-type="float">
            <text:p>37.7823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neuf du Pape</text:p>
          </table:table-cell>
          <table:table-cell office:value-type="string" calcext:value-type="string">
            <text:p>La Nert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200" calcext:value-type="float">
            <text:p>15200</text:p>
          </table:table-cell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jnjytqmfwr4p28xg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 Bio</text:p>
          </table:table-cell>
          <table:table-cell office:value-type="string" calcext:value-type="string">
            <text:p>Château La Nerthe</text:p>
          </table:table-cell>
          <table:table-cell office:value-type="float" office:value="40.714104" calcext:value-type="float">
            <text:p>40.7141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lzberg</text:p>
          </table:table-cell>
          <table:table-cell office:value-type="string" calcext:value-type="string">
            <text:p>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cahpk5pbgvvjgch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lzberg</text:p>
          </table:table-cell>
          <table:table-cell office:value-type="string" calcext:value-type="string">
            <text:p>Heinrich</text:p>
          </table:table-cell>
          <table:table-cell office:value-type="float" office:value="32.84017" calcext:value-type="float">
            <text:p>32.840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etauneuf du Pape </text:p>
          </table:table-cell>
          <table:table-cell office:value-type="string" calcext:value-type="string">
            <text:p>Clos de P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gzr4ksd4q5pab8tg4m5fdx7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los des Papes (Paul Avril)</text:p>
          </table:table-cell>
          <table:table-cell office:value-type="float" office:value="36.61672" calcext:value-type="float">
            <text:p>36.616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Nicolas Zapata</text:p>
          </table:table-cell>
          <table:table-cell office:value-type="string" calcext:value-type="string">
            <text:p>Catena Zap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0" calcext:value-type="float">
            <text:p>25000</text:p>
          </table:table-cell>
          <table:table-cell office:value-type="float" office:value="10100" calcext:value-type="float">
            <text:p>10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f199ve4b84d2k8m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albec Nicolás Catena Zapata</text:p>
          </table:table-cell>
          <table:table-cell office:value-type="string" calcext:value-type="string">
            <text:p>Catena Zapata</text:p>
          </table:table-cell>
          <table:table-cell office:value-type="float" office:value="54.41923" calcext:value-type="float">
            <text:p>54.419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neuf du Pape</text:p>
          </table:table-cell>
          <table:table-cell office:value-type="string" calcext:value-type="string">
            <text:p>Beaucast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10900" calcext:value-type="float">
            <text:p>10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k0gzdp015n05mjf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âteau de Beaucastel</text:p>
          </table:table-cell>
          <table:table-cell office:value-type="float" office:value="37.497665" calcext:value-type="float">
            <text:p>37.4976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elle Leone</text:p>
          </table:table-cell>
          <table:table-cell office:value-type="string" calcext:value-type="string">
            <text:p>La Peyre Ro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ycw5d3bx21pnd5z3wyv5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lle Léone</text:p>
          </table:table-cell>
          <table:table-cell office:value-type="string" calcext:value-type="string">
            <text:p>Peyre Rose</text:p>
          </table:table-cell>
          <table:table-cell office:value-type="float" office:value="43.639656" calcext:value-type="float">
            <text:p>43.63965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maviva</text:p>
          </table:table-cell>
          <table:table-cell office:value-type="string" calcext:value-type="string">
            <text:p>Concha y Toro + Rotschi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0" calcext:value-type="float">
            <text:p>30000</text:p>
          </table:table-cell>
          <table:table-cell office:value-type="float" office:value="17500" calcext:value-type="float">
            <text:p>17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02he7atd5s9e2yy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o Centenario Red Blend</text:p>
          </table:table-cell>
          <table:table-cell office:value-type="string" calcext:value-type="string">
            <text:p>Toro</text:p>
          </table:table-cell>
          <table:table-cell office:value-type="float" office:value="23.087524" calcext:value-type="float">
            <text:p>23.0875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nte Bello</text:p>
          </table:table-cell>
          <table:table-cell office:value-type="string" calcext:value-type="string">
            <text:p>Rid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0" calcext:value-type="float">
            <text:p>4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9z4e1n3fw0y1mfr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 Bello</text:p>
          </table:table-cell>
          <table:table-cell office:value-type="string" calcext:value-type="string">
            <text:p>Ridge Vineyards</text:p>
          </table:table-cell>
          <table:table-cell office:value-type="float" office:value="29.767212" calcext:value-type="float">
            <text:p>29.7672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Beerenauslese Kirschgarten 2015</text:p>
          </table:table-cell>
          <table:table-cell office:value-type="string" calcext:value-type="string">
            <text:p>Ku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W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g2kmqa3gy1aagjb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rschgarten Pinot Noir</text:p>
          </table:table-cell>
          <table:table-cell office:value-type="string" calcext:value-type="string">
            <text:p>Philipp Kuhn</text:p>
          </table:table-cell>
          <table:table-cell office:value-type="float" office:value="28.549696" calcext:value-type="float">
            <text:p>28.5496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Picolit </text:p>
          </table:table-cell>
          <table:table-cell office:value-type="string" calcext:value-type="string">
            <text:p>Ronchi di Ci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rj0j8yw91e6vzc3k8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sser Angelo</text:p>
          </table:table-cell>
          <table:table-cell office:value-type="string" calcext:value-type="string">
            <text:p>Tenute di Fraternita</text:p>
          </table:table-cell>
          <table:table-cell office:value-type="float" office:value="11.283417" calcext:value-type="float">
            <text:p>11.28341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Recioto Tordare</text:p>
          </table:table-cell>
          <table:table-cell office:value-type="string" calcext:value-type="string">
            <text:p>Cá la Bio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00" calcext:value-type="float">
            <text:p>9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vdhpc8j3bbqr3kr8r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sperta Sabores Tinto</text:p>
          </table:table-cell>
          <table:table-cell office:value-type="string" calcext:value-type="string">
            <text:p>Casal da Eira</text:p>
          </table:table-cell>
          <table:table-cell office:value-type="float" office:value="15.6633835" calcext:value-type="float">
            <text:p>15.66338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ugana MGM </text:p>
          </table:table-cell>
          <table:table-cell office:value-type="string" calcext:value-type="string">
            <text:p>Ca die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cwvb47qg0vemym0s0ybjx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Cà Montini</text:p>
          </table:table-cell>
          <table:table-cell office:value-type="float" office:value="22.704704" calcext:value-type="float">
            <text:p>22.70470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s2xfwanhryz73xj8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pas Viejas</text:p>
          </table:table-cell>
          <table:table-cell office:value-type="string" calcext:value-type="string">
            <text:p>Román</text:p>
          </table:table-cell>
          <table:table-cell office:value-type="float" office:value="24.443531" calcext:value-type="float">
            <text:p>24.44353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s2xfwanhryz73xj8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pas Viejas</text:p>
          </table:table-cell>
          <table:table-cell office:value-type="string" calcext:value-type="string">
            <text:p>Román</text:p>
          </table:table-cell>
          <table:table-cell office:value-type="float" office:value="24.443531" calcext:value-type="float">
            <text:p>24.44353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s2xfwanhryz73xj8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pas Viejas</text:p>
          </table:table-cell>
          <table:table-cell office:value-type="string" calcext:value-type="string">
            <text:p>Román</text:p>
          </table:table-cell>
          <table:table-cell office:value-type="float" office:value="24.443531" calcext:value-type="float">
            <text:p>24.44353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yxdstnskn6e3w8q1k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num de Margaux</text:p>
          </table:table-cell>
          <table:table-cell office:value-type="string" calcext:value-type="string">
            <text:p>La Vie de Star</text:p>
          </table:table-cell>
          <table:table-cell office:value-type="float" office:value="21.203087" calcext:value-type="float">
            <text:p>21.2030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yxdstnskn6e3w8q1k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num de Margaux</text:p>
          </table:table-cell>
          <table:table-cell office:value-type="string" calcext:value-type="string">
            <text:p>La Vie de Star</text:p>
          </table:table-cell>
          <table:table-cell office:value-type="float" office:value="21.203087" calcext:value-type="float">
            <text:p>21.2030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yxdstnskn6e3w8q1k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num de Margaux</text:p>
          </table:table-cell>
          <table:table-cell office:value-type="string" calcext:value-type="string">
            <text:p>La Vie de Star</text:p>
          </table:table-cell>
          <table:table-cell office:value-type="float" office:value="21.203087" calcext:value-type="float">
            <text:p>21.2030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asfmsev5mm4t4spk7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pa Romano Red</text:p>
          </table:table-cell>
          <table:table-cell office:value-type="string" calcext:value-type="string">
            <text:p>Via Romano Vineyards</text:p>
          </table:table-cell>
          <table:table-cell office:value-type="float" office:value="28.283796" calcext:value-type="float">
            <text:p>28.2837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zm1asfmsev5mm4t4spk7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pa Romano Red</text:p>
          </table:table-cell>
          <table:table-cell office:value-type="string" calcext:value-type="string">
            <text:p>Via Romano Vineyards</text:p>
          </table:table-cell>
          <table:table-cell office:value-type="float" office:value="28.283796" calcext:value-type="float">
            <text:p>28.2837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asfmsev5mm4t4spk7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pa Romano Red</text:p>
          </table:table-cell>
          <table:table-cell office:value-type="string" calcext:value-type="string">
            <text:p>Via Romano Vineyards</text:p>
          </table:table-cell>
          <table:table-cell office:value-type="float" office:value="28.283796" calcext:value-type="float">
            <text:p>28.2837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asfmsev5mm4t4spk7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pa Romano Red</text:p>
          </table:table-cell>
          <table:table-cell office:value-type="string" calcext:value-type="string">
            <text:p>Via Romano Vineyards</text:p>
          </table:table-cell>
          <table:table-cell office:value-type="float" office:value="28.283796" calcext:value-type="float">
            <text:p>28.2837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askia</text:p>
          </table:table-cell>
          <table:table-cell office:value-type="string" calcext:value-type="string">
            <text:p>Max Mil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z95z104ygydwp17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ia Verda Negre</text:p>
          </table:table-cell>
          <table:table-cell office:value-type="string" calcext:value-type="string">
            <text:p>Mas Sersal</text:p>
          </table:table-cell>
          <table:table-cell office:value-type="float" office:value="14.528092" calcext:value-type="float">
            <text:p>14.5280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auvignon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774143" calcext:value-type="float">
            <text:p>33.7741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GWZ Kolbenhof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ceags53z4gxcsek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olbenhofer</text:p>
          </table:table-cell>
          <table:table-cell office:value-type="string" calcext:value-type="string">
            <text:p>J. Hofstätter</text:p>
          </table:table-cell>
          <table:table-cell office:value-type="float" office:value="33.70247" calcext:value-type="float">
            <text:p>33.70247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Riesling Kirschgarten GG</text:p>
          </table:table-cell>
          <table:table-cell office:value-type="string" calcext:value-type="string">
            <text:p>Philipp Kuh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j84j7q3k7yf51dch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irschgarten Mergelweg GG</text:p>
          </table:table-cell>
          <table:table-cell office:value-type="string" calcext:value-type="string">
            <text:p>Philipp Kuhn</text:p>
          </table:table-cell>
          <table:table-cell office:value-type="float" office:value="48.219418" calcext:value-type="float">
            <text:p>48.219418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DOM PERIGNON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j52tf6mn7w9aghrejy75g9p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m Ici Carignan</text:p>
          </table:table-cell>
          <table:table-cell office:value-type="string" calcext:value-type="string">
            <text:p>Dom Brial</text:p>
          </table:table-cell>
          <table:table-cell office:value-type="float" office:value="18.883852" calcext:value-type="float">
            <text:p>18.8838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Max Miles</text:p>
          </table:table-cell>
          <table:table-cell office:value-type="string" calcext:value-type="string">
            <text:p>Mossop</text:p>
          </table:table-cell>
          <table:table-cell/>
          <table:table-cell office:value-type="string" calcext:value-type="string">
            <text:p>MAG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cjtv2hw9b2exzvnfn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les Mossop Wines</text:p>
          </table:table-cell>
          <table:table-cell office:value-type="float" office:value="30.43275" calcext:value-type="float">
            <text:p>30.432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arbaresco 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8.92551" calcext:value-type="float">
            <text:p>48.925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arbaresco Rocche 7 Fratelli</text:p>
          </table:table-cell>
          <table:table-cell office:value-type="string" calcext:value-type="string">
            <text:p>Lodali Wal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bk89gr4k22q5n0r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he dei 7 Fratelli Barbaresco</text:p>
          </table:table-cell>
          <table:table-cell office:value-type="string" calcext:value-type="string">
            <text:p>Lodali</text:p>
          </table:table-cell>
          <table:table-cell office:value-type="float" office:value="53.301723" calcext:value-type="float">
            <text:p>53.3017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arolo</text:p>
          </table:table-cell>
          <table:table-cell office:value-type="string" calcext:value-type="string">
            <text:p>San Biag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s3eqce1bf1pppqdw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San Biagio</text:p>
          </table:table-cell>
          <table:table-cell office:value-type="float" office:value="39.558018" calcext:value-type="float">
            <text:p>39.5580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MORUS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29.54805" calcext:value-type="float">
            <text:p>29.548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Palestina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hqfyyqrkgaxp1wg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 Riserva</text:p>
          </table:table-cell>
          <table:table-cell office:value-type="string" calcext:value-type="string">
            <text:p>Weingut H.Lentsch</text:p>
          </table:table-cell>
          <table:table-cell office:value-type="float" office:value="25.463118" calcext:value-type="float">
            <text:p>25.4631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Trattman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6.91158" calcext:value-type="float">
            <text:p>36.911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agrein Mirell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65.54969" calcext:value-type="float">
            <text:p>65.549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arbaresco Riserva Ovell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c897f2edej1m3dgm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Ovello</text:p>
          </table:table-cell>
          <table:table-cell office:value-type="string" calcext:value-type="string">
            <text:p>Produttori del Barbaresco</text:p>
          </table:table-cell>
          <table:table-cell office:value-type="float" office:value="57.475258" calcext:value-type="float">
            <text:p>57.4752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Casasilia Gr. Selezone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 Bio</text:p>
          </table:table-cell>
          <table:table-cell office:value-type="string" calcext:value-type="string">
            <text:p>Poggio Al Sole</text:p>
          </table:table-cell>
          <table:table-cell office:value-type="float" office:value="44.094803" calcext:value-type="float">
            <text:p>44.0948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REIF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4.3529" calcext:value-type="float">
            <text:p>34.352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REIF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4.3529" calcext:value-type="float">
            <text:p>34.352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Etna Ross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9pmcxtdd1jg7azhda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</text:p>
          </table:table-cell>
          <table:table-cell office:value-type="string" calcext:value-type="string">
            <text:p>Federico Graziani</text:p>
          </table:table-cell>
          <table:table-cell office:value-type="float" office:value="50.02304" calcext:value-type="float">
            <text:p>50.023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Profumo di Vulcan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1100" calcext:value-type="float">
            <text:p>11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my5s9rbngfa7fjdr5t8eg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fumo di Vulcano Rosso</text:p>
          </table:table-cell>
          <table:table-cell office:value-type="string" calcext:value-type="string">
            <text:p>Federico Graziani</text:p>
          </table:table-cell>
          <table:table-cell office:value-type="float" office:value="61.64046" calcext:value-type="float">
            <text:p>61.640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runello di Montalcino</text:p>
          </table:table-cell>
          <table:table-cell office:value-type="string" calcext:value-type="string">
            <text:p>Mastrojan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xxn6av2sket6k35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Mastrojanni</text:p>
          </table:table-cell>
          <table:table-cell office:value-type="float" office:value="46.701355" calcext:value-type="float">
            <text:p>46.7013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chioppettino</text:p>
          </table:table-cell>
          <table:table-cell office:value-type="string" calcext:value-type="string">
            <text:p>Ronchi di Ciall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wine_01h0qsxnbexancy9k9ptxdnwv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 di Cialla</text:p>
          </table:table-cell>
          <table:table-cell office:value-type="string" calcext:value-type="string">
            <text:p>Ronchi di Cialla</text:p>
          </table:table-cell>
          <table:table-cell office:value-type="float" office:value="46.08368" calcext:value-type="float">
            <text:p>46.083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85887" calcext:value-type="float">
            <text:p>37.858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1171" calcext:value-type="float">
            <text:p>47.011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Curlan MGM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Girlan</text:p>
          </table:table-cell>
          <table:table-cell office:value-type="float" office:value="35.690712" calcext:value-type="float">
            <text:p>35.6907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Ganger MGM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2.799892" calcext:value-type="float">
            <text:p>32.7998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Costabate</text:p>
          </table:table-cell>
          <table:table-cell office:value-type="string" calcext:value-type="string">
            <text:p>Uccelli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z9zefykv87dcfvgam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stabate</text:p>
          </table:table-cell>
          <table:table-cell office:value-type="string" calcext:value-type="string">
            <text:p>Uccelliera</text:p>
          </table:table-cell>
          <table:table-cell office:value-type="float" office:value="45.314583" calcext:value-type="float">
            <text:p>45.3145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e Vigne 5L</text:p>
          </table:table-cell>
          <table:table-cell office:value-type="string" calcext:value-type="string">
            <text:p>Sandrone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32.24516" calcext:value-type="float">
            <text:p>32.24516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KE Hatsumago Honjoz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f1ga7mmee2ww5y5h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ke Mariner</text:p>
          </table:table-cell>
          <table:table-cell office:value-type="string" calcext:value-type="string">
            <text:p>A Gust Of Sun</text:p>
          </table:table-cell>
          <table:table-cell office:value-type="float" office:value="8.24295" calcext:value-type="float">
            <text:p>8.24295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KE Ichiban Shizuku Junmai Ginj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2b6ckkbnayy7d88cq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ínjol Rosso</text:p>
          </table:table-cell>
          <table:table-cell office:value-type="string" calcext:value-type="string">
            <text:p>Antonella Ledà d'Ittiri</text:p>
          </table:table-cell>
          <table:table-cell office:value-type="float" office:value="10.595121" calcext:value-type="float">
            <text:p>10.595121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7">
          <table:table-cell table:formula="of:=IF(ISBLANK([.B2]); &quot;&quot;; 1)">
            <text:p/>
          </table:table-cell>
          <table:table-cell table:number-columns-repeated="3"/>
          <table:table-cell office:value-type="string" calcext:value-type="string">
            <text:p>Metodo Classico Dassie Favrel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]); &quot;&quot;; 1)">
            <text:p/>
          </table:table-cell>
          <table:table-cell table:number-columns-repeated="3"/>
          <table:table-cell office:value-type="string" calcext:value-type="string">
            <text:p>PINOT BIANCO Private Reserve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4]); &quot;&quot;; 1)">
            <text:p/>
          </table:table-cell>
          <table:table-cell table:number-columns-repeated="3"/>
          <table:table-cell office:value-type="string" calcext:value-type="string">
            <text:p>PINOT BIANCO REINASSANCE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5]); &quot;&quot;; 1)">
            <text:p/>
          </table:table-cell>
          <table:table-cell table:number-columns-repeated="3"/>
          <table:table-cell office:value-type="string" calcext:value-type="string">
            <text:p>SAUVIGNON <text:s/>Vassal</text:p>
          </table:table-cell>
          <table:table-cell office:value-type="string" calcext:value-type="string">
            <text:p>Elfen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6]); &quot;&quot;; 1)">
            <text:p/>
          </table:table-cell>
          <table:table-cell table:number-columns-repeated="3"/>
          <table:table-cell office:value-type="string" calcext:value-type="string">
            <text:p>White Moscato </text:p>
          </table:table-cell>
          <table:table-cell office:value-type="string" calcext:value-type="string">
            <text:p>Pfeff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VERNATSCH St. Magdalener Classico</text:p>
          </table:table-cell>
          <table:table-cell office:value-type="string" calcext:value-type="string">
            <text:p>Hubert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50" calcext:value-type="float">
            <text:p>9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8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PINOT NOIR Vassal</text:p>
          </table:table-cell>
          <table:table-cell office:value-type="string" calcext:value-type="string">
            <text:p>Elfen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9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ed Chacra 55</text:p>
          </table:table-cell>
          <table:table-cell office:value-type="string" calcext:value-type="string">
            <text:p>Chac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7">
          <table:table-cell table:formula="of:=IF(ISBLANK([.B10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ed RDP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6000" calcext:value-type="float">
            <text:p>16000</text:p>
          </table:table-cell>
          <table:table-cell office:value-type="float" office:value="9400" calcext:value-type="float">
            <text:p>9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1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Hofacker</text:p>
          </table:table-cell>
          <table:table-cell office:value-type="string" calcext:value-type="string">
            <text:p>Georg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2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Perflabilis</text:p>
          </table:table-cell>
          <table:table-cell office:value-type="string" calcext:value-type="string">
            <text:p>Gries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800" calcext:value-type="float">
            <text:p>12800</text:p>
          </table:table-cell>
          <table:table-cell office:value-type="float" office:value="5850" calcext:value-type="float">
            <text:p>58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3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Masseto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5000" calcext:value-type="float">
            <text:p>13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4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YRAH Gestad 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5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YRAH 10 Hoch4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2500" calcext:value-type="float">
            <text:p>2250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6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ed Teatrale Incrocio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ed Nerobuffalj</text:p>
          </table:table-cell>
          <table:table-cell office:value-type="string" calcext:value-type="string">
            <text:p>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3700" calcext:value-type="float">
            <text:p>3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8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ed Storlong ME/CS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7">
          <table:table-cell table:formula="of:=IF(ISBLANK([.B19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Dessert Vintage</text:p>
          </table:table-cell>
          <table:table-cell office:value-type="string" calcext:value-type="string">
            <text:p>No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0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Manna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3540" calcext:value-type="float">
            <text:p>35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1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Anaduron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6600" calcext:value-type="float">
            <text:p>6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2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3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9300" calcext:value-type="float">
            <text:p>9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4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4000" calcext:value-type="float">
            <text:p>2400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5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6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6000" calcext:value-type="float">
            <text:p>16000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6000" calcext:value-type="float">
            <text:p>2600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8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24000" calcext:value-type="float">
            <text:p>24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9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2000" calcext:value-type="float">
            <text:p>22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0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7">
          <table:table-cell table:formula="of:=IF(ISBLANK([.B31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Hermannshöhle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7">
          <table:table-cell table:formula="of:=IF(ISBLANK([.B32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Hermannshöhle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7">
          <table:table-cell table:formula="of:=IF(ISBLANK([.B33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Dellchen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7">
          <table:table-cell table:formula="of:=IF(ISBLANK([.B34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Spätlese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7">
          <table:table-cell table:formula="of:=IF(ISBLANK([.B35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Honivogl</text:p>
          </table:table-cell>
          <table:table-cell office:value-type="string" calcext:value-type="string">
            <text:p>Hirtber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8400" calcext:value-type="float">
            <text:p>18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7">
          <table:table-cell table:formula="of:=IF(ISBLANK([.B36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Rose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AGNUMS Perl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1T11:40:18.719692250</dc:date>
    <meta:editing-duration>PT26S</meta:editing-duration>
    <meta:editing-cycles>1</meta:editing-cycles>
    <meta:document-statistic meta:table-count="2" meta:cell-count="14425" meta:object-count="0"/>
    <meta:generator>LibreOffice/7.3.7.2$Linux_X86_64 LibreOffice_project/30$Build-2</meta:generator>
  </office:meta>
</office:document-meta>
</file>